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4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7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71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0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3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429375cm" style:use-optimal-column-width="true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4.1pt" style:use-optimal-row-height="false" fo:break-before="auto"/>
    </style:style>
    <style:style style:name="ro10" style:family="table-row">
      <style:table-row-properties style:row-height="3pt" style:use-optimal-row-height="false" fo:break-before="auto"/>
    </style:style>
    <style:style style:name="ro11" style:family="table-row">
      <style:table-row-properties style:row-height="34.9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2 - Usos de bens e serviços - 2010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3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48">
            <text:p>Consumo intermediário das atividades <text:s/>(valores correntes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78" table:style-name="ce46">
            <text:p><text:s text:c="2"/>9 878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52" table:style-name="ce46">
            <text:p><text:s text:c="2"/>11 15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2228" table:style-name="ce46">
            <text:p><text:s text:c="2"/>2 22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4" table:style-name="ce46">
            <text:p><text:s text:c="3"/>3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42" table:style-name="ce46">
            <text:p><text:s text:c="2"/>6 7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8" table:style-name="ce46">
            <text:p><text:s text:c="3"/>3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95" table:style-name="ce46">
            <text:p><text:s text:c="2"/>10 59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6" table:style-name="ce46">
            <text:p><text:s text:c="3"/>5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96" table:style-name="ce46">
            <text:p><text:s text:c="2"/>3 5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91" table:style-name="ce46">
            <text:p><text:s text:c="2"/>4 49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589" table:style-name="ce46">
            <text:p><text:s text:c="3"/>589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66" table:style-name="ce46">
            <text:p><text:s text:c="2"/>21 9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3" table:style-name="ce46">
            <text:p><text:s text:c="2"/>1 3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53" table:style-name="ce46">
            <text:p><text:s text:c="2"/>10 0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5" table:style-name="ce46">
            <text:p><text:s text:c="3"/>5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589" table:style-name="ce46">
            <text:p><text:s text:c="2"/>34 589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970" table:style-name="ce46">
            <text:p><text:s text:c="3"/>97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57" table:style-name="ce46">
            <text:p><text:s text:c="2"/>17 3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1" table:style-name="ce46">
            <text:p><text:s text:c="3"/>6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38" table:style-name="ce46">
            <text:p><text:s text:c="2"/>4 2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517" table:style-name="ce46">
            <text:p><text:s text:c="2"/>23 51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2840" table:style-name="ce47">
            <text:p><text:s text:c="2"/>2 840</text:p>
          </table:table-cell>
          <table:table-cell office:value-type="float" office:value="803" table:style-name="ce47">
            <text:p><text:s text:c="3"/>803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96" table:style-name="ce47">
            <text:p><text:s text:c="2"/>2 5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55" table:style-name="ce47">
            <text:p><text:s text:c="2"/>4 6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8" table:style-name="ce47">
            <text:p><text:s text:c="3"/>4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285" table:style-name="ce47">
            <text:p><text:s text:c="2"/>1 2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8" table:style-name="ce47">
            <text:p><text:s text:c="3"/>458</text:p>
          </table:table-cell>
          <table:table-cell office:value-type="float" office:value="284" table:style-name="ce47">
            <text:p><text:s text:c="3"/>28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203" table:style-name="ce47">
            <text:p><text:s text:c="2"/>14 20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02" table:style-name="ce47">
            <text:p><text:s text:c="2"/>5 5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54" table:style-name="ce47">
            <text:p><text:s text:c="2"/>5 95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25" table:style-name="ce47">
            <text:p><text:s text:c="2"/>3 8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49" table:style-name="ce47">
            <text:p><text:s text:c="2"/>4 14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36" table:style-name="ce47">
            <text:p><text:s text:c="2"/>2 53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11" table:style-name="ce47">
            <text:p><text:s text:c="2"/>3 411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1124" table:style-name="ce47">
            <text:p><text:s text:c="2"/>1 12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384" table:style-name="ce47">
            <text:p><text:s text:c="2"/>32 3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986" table:style-name="ce47">
            <text:p><text:s text:c="2"/>33 9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864" table:style-name="ce46">
            <text:p><text:s text:c="3"/>86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57" table:style-name="ce46">
            <text:p><text:s text:c="2"/>10 3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55" table:style-name="ce46">
            <text:p><text:s text:c="2"/>11 35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43" table:style-name="ce46">
            <text:p><text:s text:c="2"/>5 9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37" table:style-name="ce46">
            <text:p><text:s text:c="2"/>6 13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187" table:style-name="ce46">
            <text:p><text:s text:c="2"/>1 18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98" table:style-name="ce46">
            <text:p><text:s text:c="2"/>8 1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2" table:style-name="ce46">
            <text:p><text:s text:c="3"/>9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35" table:style-name="ce46">
            <text:p><text:s text:c="2"/>11 23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015" table:style-name="ce46">
            <text:p><text:s text:c="2"/>1 015</text:p>
          </table:table-cell>
          <table:table-cell office:value-type="float" office:value="1217" table:style-name="ce46">
            <text:p><text:s text:c="2"/>1 217</text:p>
          </table:table-cell>
          <table:table-cell office:value-type="float" office:value="1849" table:style-name="ce46">
            <text:p><text:s text:c="2"/>1 84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313" table:style-name="ce46">
            <text:p><text:s text:c="2"/>3 313</text:p>
          </table:table-cell>
          <table:table-cell office:value-type="float" office:value="2979" table:style-name="ce46">
            <text:p><text:s text:c="2"/>2 9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22" table:style-name="ce46">
            <text:p><text:s text:c="2"/>1 422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632" table:style-name="ce46">
            <text:p><text:s text:c="3"/>6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8" table:style-name="ce46">
            <text:p><text:s text:c="3"/>4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70" table:style-name="ce46">
            <text:p><text:s text:c="2"/>14 07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7" table:style-name="ce46">
            <text:p><text:s text:c="3"/>8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1" table:style-name="ce46">
            <text:p><text:s text:c="2"/>1 88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949" table:style-name="ce47">
            <text:p><text:s text:c="2"/>5 949</text:p>
          </table:table-cell>
          <table:table-cell office:value-type="float" office:value="408" table:style-name="ce47">
            <text:p><text:s text:c="3"/>4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2" table:style-name="ce47">
            <text:p><text:s text:c="3"/>8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44" table:style-name="ce47">
            <text:p><text:s text:c="2"/>7 34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04" table:style-name="ce47">
            <text:p><text:s text:c="3"/>404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3451" table:style-name="ce47">
            <text:p><text:s text:c="2"/>3 451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88" table:style-name="ce47">
            <text:p><text:s text:c="2"/>5 588</text:p>
          </table:table-cell>
          <table:table-cell office:value-type="float" office:value="547" table:style-name="ce47">
            <text:p><text:s text:c="3"/>547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2" table:style-name="ce47">
            <text:p><text:s text:c="3"/>362</text:p>
          </table:table-cell>
          <table:table-cell office:value-type="float" office:value="7377" table:style-name="ce47">
            <text:p><text:s text:c="2"/>7 3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983" table:style-name="ce47">
            <text:p><text:s text:c="2"/>19 98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586" table:style-name="ce47">
            <text:p><text:s text:c="2"/>6 586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498" table:style-name="ce47">
            <text:p><text:s text:c="2"/>81 4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32" table:style-name="ce47">
            <text:p><text:s text:c="2"/>1 032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044" table:style-name="ce47">
            <text:p><text:s text:c="2"/>7 0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993" table:style-name="ce47">
            <text:p><text:s text:c="2"/>98 99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7" table:style-name="ce47">
            <text:p><text:s text:c="3"/>837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12426" table:style-name="ce47">
            <text:p><text:s text:c="2"/>12 4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11" table:style-name="ce47">
            <text:p><text:s text:c="2"/>13 411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826" table:style-name="ce47">
            <text:p><text:s text:c="3"/>8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673" table:style-name="ce47">
            <text:p><text:s text:c="2"/>1 673</text:p>
          </table:table-cell>
          <table:table-cell office:value-type="float" office:value="8364" table:style-name="ce47">
            <text:p><text:s text:c="2"/>8 3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60" table:style-name="ce47">
            <text:p><text:s text:c="2"/>10 96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187" table:style-name="ce46">
            <text:p><text:s text:c="2"/>1 1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6" table:style-name="ce46">
            <text:p><text:s text:c="2"/>1 5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74" table:style-name="ce46">
            <text:p><text:s text:c="2"/>2 2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0" table:style-name="ce46">
            <text:p><text:s text:c="3"/>4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5" table:style-name="ce46">
            <text:p><text:s text:c="3"/>8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5541" table:style-name="ce46">
            <text:p><text:s text:c="2"/>5 5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0" table:style-name="ce46">
            <text:p><text:s text:c="3"/>980</text:p>
          </table:table-cell>
          <table:table-cell office:value-type="float" office:value="776" table:style-name="ce46">
            <text:p><text:s text:c="3"/>776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42" table:style-name="ce46">
            <text:p><text:s text:c="2"/>14 74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6" table:style-name="ce46">
            <text:p><text:s text:c="2"/>2 7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57" table:style-name="ce46">
            <text:p><text:s text:c="2"/>3 25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3" table:style-name="ce46">
            <text:p><text:s text:c="2"/>1 2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432" table:style-name="ce46">
            <text:p><text:s text:c="2"/>1 4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13" table:style-name="ce46">
            <text:p><text:s text:c="2"/>3 51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22" table:style-name="ce46">
            <text:p><text:s text:c="3"/>5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2" table:style-name="ce46">
            <text:p><text:s text:c="3"/>68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97" table:style-name="ce46">
            <text:p><text:s text:c="2"/>5 2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9" table:style-name="ce46">
            <text:p><text:s text:c="3"/>519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12" table:style-name="ce46">
            <text:p><text:s text:c="2"/>6 71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59" table:style-name="ce47">
            <text:p><text:s text:c="2"/>2 9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8" table:style-name="ce47">
            <text:p><text:s text:c="2"/>1 0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96" table:style-name="ce47">
            <text:p><text:s text:c="2"/>5 19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7" table:style-name="ce23">
            <text:p><text:s text:c="3"/>377</text:p>
          </table:table-cell>
          <table:table-cell office:value-type="float" office:value="2239" table:style-name="ce23">
            <text:p><text:s text:c="2"/>2 239</text:p>
          </table:table-cell>
          <table:table-cell office:value-type="float" office:value="4416" table:style-name="ce23">
            <text:p><text:s text:c="2"/>4 416</text:p>
          </table:table-cell>
          <table:table-cell office:value-type="float" office:value="1160" table:style-name="ce23">
            <text:p><text:s text:c="2"/>1 1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86" table:style-name="ce23">
            <text:p><text:s text:c="3"/>68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91" table:style-name="ce23">
            <text:p><text:s text:c="3"/>5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46" table:style-name="ce23">
            <text:p><text:s text:c="3"/>74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585" table:style-name="ce23">
            <text:p><text:s text:c="2"/>10 58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79" table:style-name="ce47">
            <text:p><text:s text:c="2"/>1 879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80" table:style-name="ce47">
            <text:p><text:s text:c="3"/>5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6" table:style-name="ce47">
            <text:p><text:s text:c="3"/>346</text:p>
          </table:table-cell>
          <table:table-cell office:value-type="float" office:value="272" table:style-name="ce47">
            <text:p><text:s text:c="3"/>272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45" table:style-name="ce47">
            <text:p><text:s text:c="2"/>3 84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035" table:style-name="ce47">
            <text:p><text:s text:c="2"/>1 03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62" table:style-name="ce47">
            <text:p><text:s text:c="2"/>3 8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93" table:style-name="ce47">
            <text:p><text:s text:c="2"/>10 9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29" table:style-name="ce47">
            <text:p><text:s text:c="2"/>1 62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574" table:style-name="ce47">
            <text:p><text:s text:c="3"/>5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5" table:style-name="ce47">
            <text:p><text:s text:c="3"/>2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475" table:style-name="ce47">
            <text:p><text:s text:c="2"/>1 4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456" table:style-name="ce47">
            <text:p><text:s text:c="2"/>20 45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030" table:style-name="ce47">
            <text:p><text:s text:c="2"/>1 0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28" table:style-name="ce47">
            <text:p><text:s text:c="2"/>1 72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2" table:style-name="ce46">
            <text:p><text:s text:c="3"/>2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992" table:style-name="ce46">
            <text:p><text:s text:c="3"/>9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0" table:style-name="ce46">
            <text:p><text:s text:c="2"/>1 99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36" table:style-name="ce46">
            <text:p><text:s text:c="2"/>2 3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53" table:style-name="ce46">
            <text:p><text:s text:c="2"/>5 253</text:p>
          </table:table-cell>
          <table:table-cell office:value-type="float" office:value="1318" table:style-name="ce46">
            <text:p><text:s text:c="2"/>1 3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5" table:style-name="ce46">
            <text:p><text:s text:c="2"/>1 7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112" table:style-name="ce46">
            <text:p><text:s text:c="2"/>1 1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133" table:style-name="ce46">
            <text:p><text:s text:c="2"/>13 13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743" table:style-name="ce46">
            <text:p><text:s text:c="3"/>743</text:p>
          </table:table-cell>
          <table:table-cell office:value-type="float" office:value="7002" table:style-name="ce46">
            <text:p><text:s text:c="2"/>7 002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30" table:style-name="ce46">
            <text:p><text:s text:c="2"/>4 6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85" table:style-name="ce46">
            <text:p><text:s text:c="3"/>4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11" table:style-name="ce46">
            <text:p><text:s text:c="2"/>13 81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1" table:style-name="ce46">
            <text:p><text:s text:c="2"/>1 6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12" table:style-name="ce46">
            <text:p><text:s text:c="2"/>3 412</text:p>
          </table:table-cell>
          <table:table-cell office:value-type="float" office:value="558" table:style-name="ce46">
            <text:p><text:s text:c="3"/>5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66" table:style-name="ce46">
            <text:p><text:s text:c="3"/>166</text:p>
          </table:table-cell>
          <table:table-cell office:value-type="float" office:value="2582" table:style-name="ce46">
            <text:p><text:s text:c="2"/>2 5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9" table:style-name="ce46">
            <text:p><text:s text:c="3"/>629</text:p>
          </table:table-cell>
          <table:table-cell office:value-type="float" office:value="747" table:style-name="ce46">
            <text:p><text:s text:c="3"/>747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1085" table:style-name="ce46">
            <text:p><text:s text:c="2"/>1 085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84" table:style-name="ce46">
            <text:p><text:s text:c="2"/>11 684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0" table:style-name="ce46">
            <text:p><text:s text:c="3"/>3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705" table:style-name="ce46">
            <text:p><text:s text:c="2"/>8 7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9" table:style-name="ce46">
            <text:p><text:s text:c="3"/>499</text:p>
          </table:table-cell>
          <table:table-cell office:value-type="float" office:value="26902" table:style-name="ce46">
            <text:p><text:s text:c="2"/>26 9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106" table:style-name="ce46">
            <text:p><text:s text:c="2"/>37 10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1" table:style-name="ce47">
            <text:p><text:s text:c="2"/>1 7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1" table:style-name="ce47">
            <text:p><text:s text:c="2"/>1 74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37" table:style-name="ce47">
            <text:p><text:s text:c="2"/>6 437</text:p>
          </table:table-cell>
          <table:table-cell office:value-type="float" office:value="4093" table:style-name="ce47">
            <text:p><text:s text:c="2"/>4 093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53" table:style-name="ce47">
            <text:p><text:s text:c="2"/>10 853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36" table:style-name="ce47">
            <text:p><text:s text:c="2"/>2 036</text:p>
          </table:table-cell>
          <table:table-cell office:value-type="float" office:value="11603" table:style-name="ce47">
            <text:p><text:s text:c="2"/>11 603</text:p>
          </table:table-cell>
          <table:table-cell office:value-type="float" office:value="1934" table:style-name="ce47">
            <text:p><text:s text:c="2"/>1 9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11" table:style-name="ce47">
            <text:p><text:s text:c="2"/>1 71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973" table:style-name="ce47">
            <text:p><text:s text:c="3"/>9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814" table:style-name="ce47">
            <text:p><text:s text:c="2"/>18 81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39" table:style-name="ce47">
            <text:p><text:s text:c="2"/>3 739</text:p>
          </table:table-cell>
          <table:table-cell office:value-type="float" office:value="536" table:style-name="ce47">
            <text:p><text:s text:c="3"/>536</text:p>
          </table:table-cell>
          <table:table-cell office:value-type="float" office:value="837" table:style-name="ce47">
            <text:p><text:s text:c="3"/>8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23" table:style-name="ce47">
            <text:p><text:s text:c="3"/>62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5" table:style-name="ce47">
            <text:p><text:s text:c="3"/>5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56" table:style-name="ce47">
            <text:p><text:s text:c="2"/>8 65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540" table:style-name="ce23">
            <text:p><text:s text:c="2"/>2 5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32" table:style-name="ce23">
            <text:p><text:s text:c="3"/>332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53" table:style-name="ce23">
            <text:p><text:s text:c="3"/>253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5" table:style-name="ce23">
            <text:p><text:s text:c="3"/>135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74" table:style-name="ce23">
            <text:p><text:s text:c="3"/>874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756" table:style-name="ce23">
            <text:p><text:s text:c="3"/>756</text:p>
          </table:table-cell>
          <table:table-cell office:value-type="float" office:value="754" table:style-name="ce23">
            <text:p><text:s text:c="3"/>7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1176" table:style-name="ce23">
            <text:p><text:s text:c="2"/>1 1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830" table:style-name="ce23">
            <text:p><text:s text:c="2"/>8 83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65" table:style-name="ce46">
            <text:p><text:s text:c="2"/>5 7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88" table:style-name="ce46">
            <text:p><text:s text:c="2"/>6 18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413" table:style-name="ce46">
            <text:p><text:s text:c="3"/>413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19" table:style-name="ce46">
            <text:p><text:s text:c="2"/>3 619</text:p>
          </table:table-cell>
          <table:table-cell office:value-type="float" office:value="458" table:style-name="ce46">
            <text:p><text:s text:c="3"/>4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6313" table:style-name="ce46">
            <text:p><text:s text:c="2"/>6 3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5" table:style-name="ce46">
            <text:p><text:s text:c="3"/>37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987" table:style-name="ce46">
            <text:p><text:s text:c="2"/>5 9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2" table:style-name="ce46">
            <text:p><text:s text:c="2"/>1 7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000" table:style-name="ce46">
            <text:p><text:s text:c="2"/>22 00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49" table:style-name="ce46">
            <text:p><text:s text:c="2"/>5 0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71" table:style-name="ce46">
            <text:p><text:s text:c="2"/>5 07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283" table:style-name="ce46">
            <text:p><text:s text:c="2"/>2 283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856" table:style-name="ce46">
            <text:p><text:s text:c="2"/>2 856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970" table:style-name="ce46">
            <text:p><text:s text:c="3"/>970</text:p>
          </table:table-cell>
          <table:table-cell office:value-type="float" office:value="793" table:style-name="ce46">
            <text:p><text:s text:c="3"/>793</text:p>
          </table:table-cell>
          <table:table-cell office:value-type="float" office:value="621" table:style-name="ce46">
            <text:p><text:s text:c="3"/>621</text:p>
          </table:table-cell>
          <table:table-cell office:value-type="float" office:value="655" table:style-name="ce46">
            <text:p><text:s text:c="3"/>655</text:p>
          </table:table-cell>
          <table:table-cell office:value-type="float" office:value="556" table:style-name="ce46">
            <text:p><text:s text:c="3"/>556</text:p>
          </table:table-cell>
          <table:table-cell office:value-type="float" office:value="8079" table:style-name="ce46">
            <text:p><text:s text:c="2"/>8 079</text:p>
          </table:table-cell>
          <table:table-cell office:value-type="float" office:value="1522" table:style-name="ce46">
            <text:p><text:s text:c="2"/>1 522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1447" table:style-name="ce46">
            <text:p><text:s text:c="2"/>1 447</text:p>
          </table:table-cell>
          <table:table-cell office:value-type="float" office:value="826" table:style-name="ce46">
            <text:p><text:s text:c="3"/>826</text:p>
          </table:table-cell>
          <table:table-cell office:value-type="float" office:value="1772" table:style-name="ce46">
            <text:p><text:s text:c="2"/>1 772</text:p>
          </table:table-cell>
          <table:table-cell office:value-type="float" office:value="1724" table:style-name="ce46">
            <text:p><text:s text:c="2"/>1 72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112" table:style-name="ce46">
            <text:p><text:s text:c="2"/>1 112</text:p>
          </table:table-cell>
          <table:table-cell office:value-type="float" office:value="1423" table:style-name="ce46">
            <text:p><text:s text:c="2"/>1 423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419" table:style-name="ce46">
            <text:p><text:s text:c="3"/>419</text:p>
          </table:table-cell>
          <table:table-cell office:value-type="float" office:value="845" table:style-name="ce46">
            <text:p><text:s text:c="3"/>845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799" table:style-name="ce46">
            <text:p><text:s text:c="3"/>799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656" table:style-name="ce46">
            <text:p><text:s text:c="3"/>656</text:p>
          </table:table-cell>
          <table:table-cell office:value-type="float" office:value="4077" table:style-name="ce46">
            <text:p><text:s text:c="2"/>4 077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923" table:style-name="ce46">
            <text:p><text:s text:c="3"/>923</text:p>
          </table:table-cell>
          <table:table-cell office:value-type="float" office:value="1894" table:style-name="ce46">
            <text:p><text:s text:c="2"/>1 894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1663" table:style-name="ce46">
            <text:p><text:s text:c="2"/>1 663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1283" table:style-name="ce46">
            <text:p><text:s text:c="2"/>1 283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359" table:style-name="ce46">
            <text:p><text:s text:c="3"/>359</text:p>
          </table:table-cell>
          <table:table-cell office:value-type="float" office:value="1673" table:style-name="ce46">
            <text:p><text:s text:c="2"/>1 673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932" table:style-name="ce46">
            <text:p><text:s text:c="3"/>932</text:p>
          </table:table-cell>
          <table:table-cell office:value-type="float" office:value="701" table:style-name="ce46">
            <text:p><text:s text:c="3"/>701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126" table:style-name="ce46">
            <text:p><text:s text:c="3"/>126</text:p>
          </table:table-cell>
          <table:table-cell office:value-type="float" office:value="734" table:style-name="ce46">
            <text:p><text:s text:c="3"/>734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382" table:style-name="ce46">
            <text:p><text:s text:c="2"/>49 38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765" table:style-name="ce46">
            <text:p><text:s text:c="2"/>1 765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5777" table:style-name="ce46">
            <text:p><text:s text:c="2"/>5 77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3106" table:style-name="ce46">
            <text:p><text:s text:c="2"/>3 106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882" table:style-name="ce46">
            <text:p><text:s text:c="3"/>882</text:p>
          </table:table-cell>
          <table:table-cell office:value-type="float" office:value="1102" table:style-name="ce46">
            <text:p><text:s text:c="2"/>1 102</text:p>
          </table:table-cell>
          <table:table-cell office:value-type="float" office:value="2211" table:style-name="ce46">
            <text:p><text:s text:c="2"/>2 211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3515" table:style-name="ce46">
            <text:p><text:s text:c="2"/>3 515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1554" table:style-name="ce46">
            <text:p><text:s text:c="2"/>1 55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255" table:style-name="ce46">
            <text:p><text:s text:c="2"/>1 255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83" table:style-name="ce46">
            <text:p><text:s text:c="3"/>383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440" table:style-name="ce46">
            <text:p><text:s text:c="2"/>25 44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9" table:style-name="ce47">
            <text:p><text:s text:c="3"/>9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36" table:style-name="ce47">
            <text:p><text:s text:c="2"/>7 23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4" table:style-name="ce47">
            <text:p><text:s text:c="3"/>5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89" table:style-name="ce47">
            <text:p><text:s text:c="2"/>8 78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524" table:style-name="ce47">
            <text:p><text:s text:c="3"/>524</text:p>
          </table:table-cell>
          <table:table-cell office:value-type="float" office:value="570" table:style-name="ce47">
            <text:p><text:s text:c="3"/>57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1063" table:style-name="ce47">
            <text:p><text:s text:c="2"/>1 063</text:p>
          </table:table-cell>
          <table:table-cell office:value-type="float" office:value="832" table:style-name="ce47">
            <text:p><text:s text:c="3"/>832</text:p>
          </table:table-cell>
          <table:table-cell office:value-type="float" office:value="1308" table:style-name="ce47">
            <text:p><text:s text:c="2"/>1 308</text:p>
          </table:table-cell>
          <table:table-cell office:value-type="float" office:value="1344" table:style-name="ce47">
            <text:p><text:s text:c="2"/>1 344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797" table:style-name="ce47">
            <text:p><text:s text:c="3"/>797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438" table:style-name="ce47">
            <text:p><text:s text:c="3"/>438</text:p>
          </table:table-cell>
          <table:table-cell office:value-type="float" office:value="559" table:style-name="ce47">
            <text:p><text:s text:c="3"/>559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426" table:style-name="ce47">
            <text:p><text:s text:c="2"/>1 426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635" table:style-name="ce47">
            <text:p><text:s text:c="2"/>12 63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61" table:style-name="ce47">
            <text:p><text:s text:c="2"/>1 2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691" table:style-name="ce47">
            <text:p><text:s text:c="2"/>10 6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52" table:style-name="ce47">
            <text:p><text:s text:c="2"/>11 95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61" table:style-name="ce47">
            <text:p><text:s text:c="3"/>36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91" table:style-name="ce47">
            <text:p><text:s text:c="3"/>5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9" table:style-name="ce47">
            <text:p><text:s text:c="3"/>1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2" table:style-name="ce47">
            <text:p><text:s text:c="3"/>492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1309" table:style-name="ce47">
            <text:p><text:s text:c="2"/>1 30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093" table:style-name="ce47">
            <text:p><text:s text:c="2"/>1 093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654" table:style-name="ce47">
            <text:p><text:s text:c="3"/>65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888" table:style-name="ce47">
            <text:p><text:s text:c="3"/>8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123" table:style-name="ce47">
            <text:p><text:s text:c="2"/>8 123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6017" table:style-name="ce23">
            <text:p><text:s text:c="2"/>6 017</text:p>
          </table:table-cell>
          <table:table-cell office:value-type="float" office:value="2050" table:style-name="ce23">
            <text:p><text:s text:c="2"/>2 050</text:p>
          </table:table-cell>
          <table:table-cell office:value-type="float" office:value="376" table:style-name="ce23">
            <text:p><text:s text:c="3"/>376</text:p>
          </table:table-cell>
          <table:table-cell office:value-type="float" office:value="445" table:style-name="ce23">
            <text:p><text:s text:c="3"/>445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1514" table:style-name="ce23">
            <text:p><text:s text:c="2"/>1 514</text:p>
          </table:table-cell>
          <table:table-cell office:value-type="float" office:value="631" table:style-name="ce23">
            <text:p><text:s text:c="3"/>631</text:p>
          </table:table-cell>
          <table:table-cell office:value-type="float" office:value="1010" table:style-name="ce23">
            <text:p><text:s text:c="2"/>1 010</text:p>
          </table:table-cell>
          <table:table-cell office:value-type="float" office:value="1154" table:style-name="ce23">
            <text:p><text:s text:c="2"/>1 154</text:p>
          </table:table-cell>
          <table:table-cell office:value-type="float" office:value="1716" table:style-name="ce23">
            <text:p><text:s text:c="2"/>1 716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22" table:style-name="ce23">
            <text:p><text:s text:c="3"/>522</text:p>
          </table:table-cell>
          <table:table-cell office:value-type="float" office:value="568" table:style-name="ce23">
            <text:p><text:s text:c="3"/>568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427" table:style-name="ce23">
            <text:p><text:s text:c="3"/>427</text:p>
          </table:table-cell>
          <table:table-cell office:value-type="float" office:value="707" table:style-name="ce23">
            <text:p><text:s text:c="3"/>707</text:p>
          </table:table-cell>
          <table:table-cell office:value-type="float" office:value="618" table:style-name="ce23">
            <text:p><text:s text:c="3"/>618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778" table:style-name="ce23">
            <text:p><text:s text:c="3"/>778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2319" table:style-name="ce23">
            <text:p><text:s text:c="2"/>2 319</text:p>
          </table:table-cell>
          <table:table-cell office:value-type="float" office:value="502" table:style-name="ce23">
            <text:p><text:s text:c="3"/>502</text:p>
          </table:table-cell>
          <table:table-cell office:value-type="float" office:value="4373" table:style-name="ce23">
            <text:p><text:s text:c="2"/>4 373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4827" table:style-name="ce23">
            <text:p><text:s text:c="2"/>4 827</text:p>
          </table:table-cell>
          <table:table-cell office:value-type="float" office:value="44299" table:style-name="ce23">
            <text:p><text:s text:c="2"/>44 299</text:p>
          </table:table-cell>
          <table:table-cell office:value-type="float" office:value="302" table:style-name="ce23">
            <text:p><text:s text:c="3"/>302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745" table:style-name="ce23">
            <text:p><text:s text:c="3"/>745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334" table:style-name="ce23">
            <text:p><text:s text:c="3"/>334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0096" table:style-name="ce23">
            <text:p><text:s text:c="2"/>80 09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915" table:style-name="ce46">
            <text:p><text:s text:c="3"/>915</text:p>
          </table:table-cell>
          <table:table-cell office:value-type="float" office:value="784" table:style-name="ce46">
            <text:p><text:s text:c="3"/>784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77" table:style-name="ce46">
            <text:p><text:s text:c="3"/>677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2" table:style-name="ce46">
            <text:p><text:s text:c="3"/>3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639" table:style-name="ce46">
            <text:p><text:s text:c="2"/>103 6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32" table:style-name="ce46">
            <text:p><text:s text:c="2"/>1 332</text:p>
          </table:table-cell>
          <table:table-cell office:value-type="float" office:value="902" table:style-name="ce46">
            <text:p><text:s text:c="3"/>902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358" table:style-name="ce46">
            <text:p><text:s text:c="2"/>1 358</text:p>
          </table:table-cell>
          <table:table-cell office:value-type="float" office:value="2590" table:style-name="ce46">
            <text:p><text:s text:c="2"/>2 590</text:p>
          </table:table-cell>
          <table:table-cell office:value-type="float" office:value="2321" table:style-name="ce46">
            <text:p><text:s text:c="2"/>2 321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30" table:style-name="ce46">
            <text:p><text:s text:c="3"/>630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2580" table:style-name="ce46">
            <text:p><text:s text:c="2"/>2 58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817" table:style-name="ce46">
            <text:p><text:s text:c="2"/>3 817</text:p>
          </table:table-cell>
          <table:table-cell office:value-type="float" office:value="3416" table:style-name="ce46">
            <text:p><text:s text:c="2"/>3 416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1284" table:style-name="ce46">
            <text:p><text:s text:c="2"/>1 2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3" table:style-name="ce46">
            <text:p><text:s text:c="3"/>513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1134" table:style-name="ce46">
            <text:p><text:s text:c="2"/>131 13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17" table:style-name="ce46">
            <text:p><text:s text:c="2"/>14 017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211" table:style-name="ce46">
            <text:p><text:s text:c="3"/>211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845" table:style-name="ce46">
            <text:p><text:s text:c="3"/>845</text:p>
          </table:table-cell>
          <table:table-cell office:value-type="float" office:value="507" table:style-name="ce46">
            <text:p><text:s text:c="3"/>5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834" table:style-name="ce46">
            <text:p><text:s text:c="3"/>834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46" table:style-name="ce46">
            <text:p><text:s text:c="2"/>18 846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3383" table:style-name="ce46">
            <text:p><text:s text:c="2"/>3 383</text:p>
          </table:table-cell>
          <table:table-cell office:value-type="float" office:value="1085" table:style-name="ce46">
            <text:p><text:s text:c="2"/>1 085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029" table:style-name="ce46">
            <text:p><text:s text:c="2"/>1 02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507" table:style-name="ce46">
            <text:p><text:s text:c="3"/>507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71" table:style-name="ce46">
            <text:p><text:s text:c="2"/>1 97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7154" table:style-name="ce46">
            <text:p><text:s text:c="2"/>17 154</text:p>
          </table:table-cell>
          <table:table-cell office:value-type="float" office:value="3405" table:style-name="ce46">
            <text:p><text:s text:c="2"/>3 405</text:p>
          </table:table-cell>
          <table:table-cell office:value-type="float" office:value="968" table:style-name="ce46">
            <text:p><text:s text:c="3"/>968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469" table:style-name="ce46">
            <text:p><text:s text:c="3"/>469</text:p>
          </table:table-cell>
          <table:table-cell office:value-type="float" office:value="1426" table:style-name="ce46">
            <text:p><text:s text:c="2"/>1 426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801" table:style-name="ce46">
            <text:p><text:s text:c="3"/>801</text:p>
          </table:table-cell>
          <table:table-cell office:value-type="float" office:value="344" table:style-name="ce46">
            <text:p><text:s text:c="3"/>3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964" table:style-name="ce46">
            <text:p><text:s text:c="3"/>96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857" table:style-name="ce46">
            <text:p><text:s text:c="3"/>8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021" table:style-name="ce46">
            <text:p><text:s text:c="2"/>38 02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19609" table:style-name="ce46">
            <text:p><text:s text:c="2"/>19 609</text:p>
          </table:table-cell>
          <table:table-cell office:value-type="float" office:value="1742" table:style-name="ce46">
            <text:p><text:s text:c="2"/>1 742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6" table:style-name="ce46">
            <text:p><text:s text:c="2"/>1 00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774" table:style-name="ce46">
            <text:p><text:s text:c="2"/>22 77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1" table:style-name="ce46">
            <text:p><text:s text:c="2"/>1 101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" table:style-name="ce46">
            <text:p><text:s text:c="3"/>214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5" table:style-name="ce46">
            <text:p><text:s text:c="2"/>1 165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5" table:style-name="ce46">
            <text:p><text:s text:c="2"/>1 0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15973" table:style-name="ce46">
            <text:p><text:s text:c="2"/>15 973</text:p>
          </table:table-cell>
          <table:table-cell office:value-type="float" office:value="9519" table:style-name="ce46">
            <text:p><text:s text:c="2"/>9 519</text:p>
          </table:table-cell>
          <table:table-cell office:value-type="float" office:value="2699" table:style-name="ce46">
            <text:p><text:s text:c="2"/>2 699</text:p>
          </table:table-cell>
          <table:table-cell office:value-type="float" office:value="1353" table:style-name="ce46">
            <text:p><text:s text:c="2"/>1 353</text:p>
          </table:table-cell>
          <table:table-cell office:value-type="float" office:value="1685" table:style-name="ce46">
            <text:p><text:s text:c="2"/>1 6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3" table:style-name="ce46">
            <text:p><text:s text:c="3"/>453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050" table:style-name="ce46">
            <text:p><text:s text:c="2"/>38 05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7" table:style-name="ce47">
            <text:p><text:s text:c="3"/>8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437" table:style-name="ce47">
            <text:p><text:s text:c="2"/>4 4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91" table:style-name="ce47">
            <text:p><text:s text:c="2"/>1 091</text:p>
          </table:table-cell>
          <table:table-cell office:value-type="float" office:value="487" table:style-name="ce47">
            <text:p><text:s text:c="3"/>487</text:p>
          </table:table-cell>
          <table:table-cell office:value-type="float" office:value="1407" table:style-name="ce47">
            <text:p><text:s text:c="2"/>1 407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0" table:style-name="ce47">
            <text:p><text:s text:c="2"/>2 130</text:p>
          </table:table-cell>
          <table:table-cell office:value-type="float" office:value="1970" table:style-name="ce47">
            <text:p><text:s text:c="2"/>1 970</text:p>
          </table:table-cell>
          <table:table-cell office:value-type="float" office:value="925" table:style-name="ce47">
            <text:p><text:s text:c="3"/>925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5273" table:style-name="ce47">
            <text:p><text:s text:c="2"/>15 273</text:p>
          </table:table-cell>
          <table:table-cell office:value-type="float" office:value="1521" table:style-name="ce47">
            <text:p><text:s text:c="2"/>1 52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876" table:style-name="ce47">
            <text:p><text:s text:c="3"/>876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3270" table:style-name="ce47">
            <text:p><text:s text:c="2"/>3 270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705" table:style-name="ce47">
            <text:p><text:s text:c="2"/>1 705</text:p>
          </table:table-cell>
          <table:table-cell office:value-type="float" office:value="333" table:style-name="ce47">
            <text:p><text:s text:c="3"/>333</text:p>
          </table:table-cell>
          <table:table-cell office:value-type="float" office:value="1507" table:style-name="ce47">
            <text:p><text:s text:c="2"/>1 5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726" table:style-name="ce47">
            <text:p><text:s text:c="2"/>38 72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12230" table:style-name="ce23">
            <text:p><text:s text:c="2"/>12 230</text:p>
          </table:table-cell>
          <table:table-cell office:value-type="float" office:value="1055" table:style-name="ce23">
            <text:p><text:s text:c="2"/>1 055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76" table:style-name="ce23">
            <text:p><text:s text:c="2"/>2 976</text:p>
          </table:table-cell>
          <table:table-cell office:value-type="float" office:value="398" table:style-name="ce23">
            <text:p><text:s text:c="3"/>39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7" table:style-name="ce23">
            <text:p><text:s text:c="3"/>6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432" table:style-name="ce23">
            <text:p><text:s text:c="2"/>17 43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54" table:style-name="ce23">
            <text:p><text:s text:c="2"/>2 454</text:p>
          </table:table-cell>
          <table:table-cell office:value-type="float" office:value="257" table:style-name="ce23">
            <text:p><text:s text:c="3"/>257</text:p>
          </table:table-cell>
          <table:table-cell office:value-type="float" office:value="265" table:style-name="ce23">
            <text:p><text:s text:c="3"/>265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762" table:style-name="ce23">
            <text:p><text:s text:c="3"/>762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2663" table:style-name="ce23">
            <text:p><text:s text:c="2"/>2 663</text:p>
          </table:table-cell>
          <table:table-cell office:value-type="float" office:value="132" table:style-name="ce23">
            <text:p><text:s text:c="3"/>132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03" table:style-name="ce23">
            <text:p><text:s text:c="3"/>2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4" table:style-name="ce23">
            <text:p><text:s text:c="3"/>114</text:p>
          </table:table-cell>
          <table:table-cell office:value-type="float" office:value="325" table:style-name="ce23">
            <text:p><text:s text:c="3"/>325</text:p>
          </table:table-cell>
          <table:table-cell office:value-type="float" office:value="531" table:style-name="ce23">
            <text:p><text:s text:c="3"/>531</text:p>
          </table:table-cell>
          <table:table-cell office:value-type="float" office:value="323" table:style-name="ce23">
            <text:p><text:s text:c="3"/>323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127" table:style-name="ce23">
            <text:p><text:s text:c="3"/>127</text:p>
          </table:table-cell>
          <table:table-cell office:value-type="float" office:value="755" table:style-name="ce23">
            <text:p><text:s text:c="3"/>755</text:p>
          </table:table-cell>
          <table:table-cell office:value-type="float" office:value="3263" table:style-name="ce23">
            <text:p><text:s text:c="2"/>3 263</text:p>
          </table:table-cell>
          <table:table-cell office:value-type="float" office:value="1010" table:style-name="ce23">
            <text:p><text:s text:c="2"/>1 010</text:p>
          </table:table-cell>
          <table:table-cell office:value-type="float" office:value="919" table:style-name="ce23">
            <text:p><text:s text:c="3"/>919</text:p>
          </table:table-cell>
          <table:table-cell office:value-type="float" office:value="1207" table:style-name="ce23">
            <text:p><text:s text:c="2"/>1 207</text:p>
          </table:table-cell>
          <table:table-cell office:value-type="float" office:value="439" table:style-name="ce23">
            <text:p><text:s text:c="3"/>439</text:p>
          </table:table-cell>
          <table:table-cell office:value-type="float" office:value="512" table:style-name="ce23">
            <text:p><text:s text:c="3"/>512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332" table:style-name="ce23">
            <text:p><text:s text:c="3"/>332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776" table:style-name="ce23">
            <text:p><text:s text:c="3"/>776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679" table:style-name="ce23">
            <text:p><text:s text:c="2"/>1 679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314" table:style-name="ce23">
            <text:p><text:s text:c="3"/>31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75" table:style-name="ce23">
            <text:p><text:s text:c="3"/>87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255" table:style-name="ce23">
            <text:p><text:s text:c="2"/>22 25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7" table:style-name="ce47">
            <text:p><text:s text:c="3"/>87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281" table:style-name="ce47">
            <text:p><text:s text:c="3"/>281</text:p>
          </table:table-cell>
          <table:table-cell office:value-type="float" office:value="1256" table:style-name="ce47">
            <text:p><text:s text:c="2"/>1 256</text:p>
          </table:table-cell>
          <table:table-cell office:value-type="float" office:value="1066" table:style-name="ce47">
            <text:p><text:s text:c="2"/>1 0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543" table:style-name="ce47">
            <text:p><text:s text:c="2"/>1 543</text:p>
          </table:table-cell>
          <table:table-cell office:value-type="float" office:value="808" table:style-name="ce47">
            <text:p><text:s text:c="3"/>8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3" table:style-name="ce47">
            <text:p><text:s text:c="3"/>563</text:p>
          </table:table-cell>
          <table:table-cell office:value-type="float" office:value="516" table:style-name="ce47">
            <text:p><text:s text:c="3"/>51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759" table:style-name="ce47">
            <text:p><text:s text:c="3"/>759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562" table:style-name="ce47">
            <text:p><text:s text:c="3"/>562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6745" table:style-name="ce47">
            <text:p><text:s text:c="2"/>6 745</text:p>
          </table:table-cell>
          <table:table-cell office:value-type="float" office:value="1207" table:style-name="ce47">
            <text:p><text:s text:c="2"/>1 2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39" table:style-name="ce47">
            <text:p><text:s text:c="3"/>7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935" table:style-name="ce47">
            <text:p><text:s text:c="2"/>18 93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1575" table:style-name="ce23">
            <text:p><text:s text:c="2"/>1 575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518" table:style-name="ce23">
            <text:p><text:s text:c="3"/>518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248" table:style-name="ce23">
            <text:p><text:s text:c="3"/>248</text:p>
          </table:table-cell>
          <table:table-cell office:value-type="float" office:value="2073" table:style-name="ce23">
            <text:p><text:s text:c="2"/>2 073</text:p>
          </table:table-cell>
          <table:table-cell office:value-type="float" office:value="363" table:style-name="ce23">
            <text:p><text:s text:c="3"/>363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2" table:style-name="ce23">
            <text:p><text:s text:c="3"/>292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1792" table:style-name="ce23">
            <text:p><text:s text:c="2"/>1 79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152" table:style-name="ce23">
            <text:p><text:s text:c="3"/>152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650" table:style-name="ce23">
            <text:p><text:s text:c="3"/>650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1217" table:style-name="ce23">
            <text:p><text:s text:c="2"/>1 2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222" table:style-name="ce23">
            <text:p><text:s text:c="2"/>12 22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3670" table:style-name="ce46">
            <text:p><text:s text:c="2"/>3 67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93" table:style-name="ce46">
            <text:p><text:s text:c="3"/>2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30" table:style-name="ce46">
            <text:p><text:s text:c="2"/>4 7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2" table:style-name="ce46">
            <text:p><text:s text:c="3"/>432</text:p>
          </table:table-cell>
          <table:table-cell office:value-type="float" office:value="485" table:style-name="ce46">
            <text:p><text:s text:c="3"/>485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4230" table:style-name="ce46">
            <text:p><text:s text:c="2"/>4 230</text:p>
          </table:table-cell>
          <table:table-cell office:value-type="float" office:value="8398" table:style-name="ce46">
            <text:p><text:s text:c="2"/>8 398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657" table:style-name="ce46">
            <text:p><text:s text:c="3"/>6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306" table:style-name="ce46">
            <text:p><text:s text:c="2"/>24 30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499" table:style-name="ce46">
            <text:p><text:s text:c="3"/>499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25" table:style-name="ce46">
            <text:p><text:s text:c="2"/>1 525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1104" table:style-name="ce46">
            <text:p><text:s text:c="2"/>1 104</text:p>
          </table:table-cell>
          <table:table-cell office:value-type="float" office:value="7169" table:style-name="ce46">
            <text:p><text:s text:c="2"/>7 169</text:p>
          </table:table-cell>
          <table:table-cell office:value-type="float" office:value="1842" table:style-name="ce46">
            <text:p><text:s text:c="2"/>1 842</text:p>
          </table:table-cell>
          <table:table-cell office:value-type="float" office:value="651" table:style-name="ce46">
            <text:p><text:s text:c="3"/>65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455" table:style-name="ce46">
            <text:p><text:s text:c="3"/>4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4852" table:style-name="ce46">
            <text:p><text:s text:c="2"/>4 8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7" table:style-name="ce46">
            <text:p><text:s text:c="3"/>9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1" table:style-name="ce46">
            <text:p><text:s text:c="3"/>2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286" table:style-name="ce46">
            <text:p><text:s text:c="2"/>21 28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6" table:style-name="ce46">
            <text:p><text:s text:c="2"/>1 736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5092" table:style-name="ce46">
            <text:p><text:s text:c="2"/>5 092</text:p>
          </table:table-cell>
          <table:table-cell office:value-type="float" office:value="2565" table:style-name="ce46">
            <text:p><text:s text:c="2"/>2 5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607" table:style-name="ce46">
            <text:p><text:s text:c="3"/>607</text:p>
          </table:table-cell>
          <table:table-cell office:value-type="float" office:value="989" table:style-name="ce46">
            <text:p><text:s text:c="3"/>989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010" table:style-name="ce46">
            <text:p><text:s text:c="2"/>1 010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1387" table:style-name="ce46">
            <text:p><text:s text:c="2"/>1 387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11087" table:style-name="ce46">
            <text:p><text:s text:c="2"/>11 087</text:p>
          </table:table-cell>
          <table:table-cell office:value-type="float" office:value="1715" table:style-name="ce46">
            <text:p><text:s text:c="2"/>1 715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1283" table:style-name="ce46">
            <text:p><text:s text:c="2"/>1 283</text:p>
          </table:table-cell>
          <table:table-cell office:value-type="float" office:value="1923" table:style-name="ce46">
            <text:p><text:s text:c="2"/>1 923</text:p>
          </table:table-cell>
          <table:table-cell office:value-type="float" office:value="989" table:style-name="ce46">
            <text:p><text:s text:c="3"/>989</text:p>
          </table:table-cell>
          <table:table-cell office:value-type="float" office:value="2542" table:style-name="ce46">
            <text:p><text:s text:c="2"/>2 542</text:p>
          </table:table-cell>
          <table:table-cell office:value-type="float" office:value="2449" table:style-name="ce46">
            <text:p><text:s text:c="2"/>2 449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1916" table:style-name="ce46">
            <text:p><text:s text:c="2"/>1 916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10370" table:style-name="ce46">
            <text:p><text:s text:c="2"/>10 370</text:p>
          </table:table-cell>
          <table:table-cell office:value-type="float" office:value="751" table:style-name="ce46">
            <text:p><text:s text:c="3"/>751</text:p>
          </table:table-cell>
          <table:table-cell office:value-type="float" office:value="3461" table:style-name="ce46">
            <text:p><text:s text:c="2"/>3 461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8" table:style-name="ce46">
            <text:p><text:s text:c="3"/>448</text:p>
          </table:table-cell>
          <table:table-cell office:value-type="float" office:value="319" table:style-name="ce46">
            <text:p><text:s text:c="3"/>3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000" table:style-name="ce46">
            <text:p><text:s text:c="2"/>59 000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09" table:style-name="ce46">
            <text:p><text:s text:c="2"/>5 4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9866" table:style-name="ce46">
            <text:p><text:s text:c="2"/>9 8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4" table:style-name="ce46">
            <text:p><text:s text:c="3"/>5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669" table:style-name="ce46">
            <text:p><text:s text:c="2"/>16 66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3" table:style-name="ce46">
            <text:p><text:s text:c="3"/>583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18678" table:style-name="ce46">
            <text:p><text:s text:c="2"/>18 6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596" table:style-name="ce46">
            <text:p><text:s text:c="2"/>20 59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2600" table:style-name="ce23">
            <text:p><text:s text:c="2"/>2 600</text:p>
          </table:table-cell>
          <table:table-cell office:value-type="float" office:value="1723" table:style-name="ce23">
            <text:p><text:s text:c="2"/>1 723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1103" table:style-name="ce23">
            <text:p><text:s text:c="2"/>1 103</text:p>
          </table:table-cell>
          <table:table-cell office:value-type="float" office:value="1554" table:style-name="ce23">
            <text:p><text:s text:c="2"/>1 5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9" table:style-name="ce23">
            <text:p><text:s text:c="3"/>369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433" table:style-name="ce23">
            <text:p><text:s text:c="3"/>433</text:p>
          </table:table-cell>
          <table:table-cell office:value-type="float" office:value="3044" table:style-name="ce23">
            <text:p><text:s text:c="2"/>3 044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329" table:style-name="ce23">
            <text:p><text:s text:c="3"/>329</text:p>
          </table:table-cell>
          <table:table-cell office:value-type="float" office:value="2377" table:style-name="ce23">
            <text:p><text:s text:c="2"/>2 377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23420" table:style-name="ce23">
            <text:p><text:s text:c="2"/>23 420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449" table:style-name="ce23">
            <text:p><text:s text:c="3"/>4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70" table:style-name="ce23">
            <text:p><text:s text:c="3"/>6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6" table:style-name="ce23">
            <text:p><text:s text:c="3"/>306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2" table:style-name="ce23">
            <text:p><text:s text:c="3"/>122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2038" table:style-name="ce23">
            <text:p><text:s text:c="2"/>42 03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568" table:style-name="ce47">
            <text:p><text:s text:c="2"/>4 568</text:p>
          </table:table-cell>
          <table:table-cell office:value-type="float" office:value="872" table:style-name="ce47">
            <text:p><text:s text:c="3"/>8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07" table:style-name="ce47">
            <text:p><text:s text:c="2"/>5 50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153" table:style-name="ce47">
            <text:p><text:s text:c="2"/>2 1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88" table:style-name="ce47">
            <text:p><text:s text:c="3"/>888</text:p>
          </table:table-cell>
          <table:table-cell office:value-type="float" office:value="658" table:style-name="ce47">
            <text:p><text:s text:c="3"/>658</text:p>
          </table:table-cell>
          <table:table-cell office:value-type="float" office:value="10617" table:style-name="ce47">
            <text:p><text:s text:c="2"/>10 617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21669" table:style-name="ce47">
            <text:p><text:s text:c="2"/>21 669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3834" table:style-name="ce47">
            <text:p><text:s text:c="2"/>3 834</text:p>
          </table:table-cell>
          <table:table-cell office:value-type="float" office:value="10363" table:style-name="ce47">
            <text:p><text:s text:c="2"/>10 363</text:p>
          </table:table-cell>
          <table:table-cell office:value-type="float" office:value="9005" table:style-name="ce47">
            <text:p><text:s text:c="2"/>9 005</text:p>
          </table:table-cell>
          <table:table-cell office:value-type="float" office:value="10741" table:style-name="ce47">
            <text:p><text:s text:c="2"/>10 741</text:p>
          </table:table-cell>
          <table:table-cell office:value-type="float" office:value="1136" table:style-name="ce47">
            <text:p><text:s text:c="2"/>1 136</text:p>
          </table:table-cell>
          <table:table-cell office:value-type="float" office:value="1465" table:style-name="ce47">
            <text:p><text:s text:c="2"/>1 465</text:p>
          </table:table-cell>
          <table:table-cell office:value-type="float" office:value="838" table:style-name="ce47">
            <text:p><text:s text:c="3"/>838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18402" table:style-name="ce47">
            <text:p><text:s text:c="2"/>18 4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3" table:style-name="ce47">
            <text:p><text:s text:c="3"/>92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4545" table:style-name="ce47">
            <text:p><text:s text:c="2"/>94 54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8" table:style-name="ce47">
            <text:p><text:s text:c="3"/>3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394" table:style-name="ce47">
            <text:p><text:s text:c="2"/>1 394</text:p>
          </table:table-cell>
          <table:table-cell office:value-type="float" office:value="7137" table:style-name="ce47">
            <text:p><text:s text:c="2"/>7 137</text:p>
          </table:table-cell>
          <table:table-cell office:value-type="float" office:value="1893" table:style-name="ce47">
            <text:p><text:s text:c="2"/>1 893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7225" table:style-name="ce47">
            <text:p><text:s text:c="2"/>7 225</text:p>
          </table:table-cell>
          <table:table-cell office:value-type="float" office:value="1312" table:style-name="ce47">
            <text:p><text:s text:c="2"/>1 312</text:p>
          </table:table-cell>
          <table:table-cell office:value-type="float" office:value="774" table:style-name="ce47">
            <text:p><text:s text:c="3"/>774</text:p>
          </table:table-cell>
          <table:table-cell office:value-type="float" office:value="3708" table:style-name="ce47">
            <text:p><text:s text:c="2"/>3 708</text:p>
          </table:table-cell>
          <table:table-cell office:value-type="float" office:value="917" table:style-name="ce47">
            <text:p><text:s text:c="3"/>917</text:p>
          </table:table-cell>
          <table:table-cell office:value-type="float" office:value="2075" table:style-name="ce47">
            <text:p><text:s text:c="2"/>2 075</text:p>
          </table:table-cell>
          <table:table-cell office:value-type="float" office:value="332" table:style-name="ce47">
            <text:p><text:s text:c="3"/>33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3638" table:style-name="ce47">
            <text:p><text:s text:c="2"/>3 6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488" table:style-name="ce47">
            <text:p><text:s text:c="2"/>32 48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509" table:style-name="ce47">
            <text:p><text:s text:c="3"/>50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6" table:style-name="ce47">
            <text:p><text:s text:c="2"/>1 416</text:p>
          </table:table-cell>
          <table:table-cell office:value-type="float" office:value="955" table:style-name="ce47">
            <text:p><text:s text:c="3"/>9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35" table:style-name="ce47">
            <text:p><text:s text:c="2"/>3 13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39" table:style-name="ce47">
            <text:p><text:s text:c="2"/>1 2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1" table:style-name="ce47">
            <text:p><text:s text:c="3"/>461</text:p>
          </table:table-cell>
          <table:table-cell office:value-type="float" office:value="500" table:style-name="ce47">
            <text:p><text:s text:c="3"/>5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25" table:style-name="ce47">
            <text:p><text:s text:c="2"/>8 52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372" table:style-name="ce46">
            <text:p><text:s text:c="2"/>1 372</text:p>
          </table:table-cell>
          <table:table-cell office:value-type="float" office:value="664" table:style-name="ce46">
            <text:p><text:s text:c="3"/>664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1724" table:style-name="ce46">
            <text:p><text:s text:c="2"/>1 724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1785" table:style-name="ce46">
            <text:p><text:s text:c="2"/>1 785</text:p>
          </table:table-cell>
          <table:table-cell office:value-type="float" office:value="3570" table:style-name="ce46">
            <text:p><text:s text:c="2"/>3 57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417" table:style-name="ce46">
            <text:p><text:s text:c="3"/>417</text:p>
          </table:table-cell>
          <table:table-cell office:value-type="float" office:value="1008" table:style-name="ce46">
            <text:p><text:s text:c="2"/>1 008</text:p>
          </table:table-cell>
          <table:table-cell office:value-type="float" office:value="862" table:style-name="ce46">
            <text:p><text:s text:c="3"/>862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2449" table:style-name="ce46">
            <text:p><text:s text:c="2"/>2 449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7612" table:style-name="ce46">
            <text:p><text:s text:c="2"/>7 612</text:p>
          </table:table-cell>
          <table:table-cell office:value-type="float" office:value="1038" table:style-name="ce46">
            <text:p><text:s text:c="2"/>1 038</text:p>
          </table:table-cell>
          <table:table-cell office:value-type="float" office:value="2394" table:style-name="ce46">
            <text:p><text:s text:c="2"/>2 394</text:p>
          </table:table-cell>
          <table:table-cell office:value-type="float" office:value="5937" table:style-name="ce46">
            <text:p><text:s text:c="2"/>5 937</text:p>
          </table:table-cell>
          <table:table-cell office:value-type="float" office:value="4817" table:style-name="ce46">
            <text:p><text:s text:c="2"/>4 817</text:p>
          </table:table-cell>
          <table:table-cell office:value-type="float" office:value="3125" table:style-name="ce46">
            <text:p><text:s text:c="2"/>3 125</text:p>
          </table:table-cell>
          <table:table-cell office:value-type="float" office:value="2273" table:style-name="ce46">
            <text:p><text:s text:c="2"/>2 273</text:p>
          </table:table-cell>
          <table:table-cell office:value-type="float" office:value="1202" table:style-name="ce46">
            <text:p><text:s text:c="2"/>1 202</text:p>
          </table:table-cell>
          <table:table-cell office:value-type="float" office:value="2722" table:style-name="ce46">
            <text:p><text:s text:c="2"/>2 722</text:p>
          </table:table-cell>
          <table:table-cell office:value-type="float" office:value="1840" table:style-name="ce46">
            <text:p><text:s text:c="2"/>1 840</text:p>
          </table:table-cell>
          <table:table-cell office:value-type="float" office:value="786" table:style-name="ce46">
            <text:p><text:s text:c="3"/>786</text:p>
          </table:table-cell>
          <table:table-cell office:value-type="float" office:value="24639" table:style-name="ce46">
            <text:p><text:s text:c="2"/>24 639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928" table:style-name="ce46">
            <text:p><text:s text:c="3"/>928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581" table:style-name="ce46">
            <text:p><text:s text:c="2"/>1 5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183" table:style-name="ce46">
            <text:p><text:s text:c="2"/>1 183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414" table:style-name="ce46">
            <text:p><text:s text:c="2"/>80 41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46" table:style-name="ce46">
            <text:p><text:s text:c="2"/>13 746</text:p>
          </table:table-cell>
          <table:table-cell office:value-type="float" office:value="601" table:style-name="ce46">
            <text:p><text:s text:c="3"/>601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402" table:style-name="ce46">
            <text:p><text:s text:c="3"/>402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2" table:style-name="ce46">
            <text:p><text:s text:c="3"/>3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351" table:style-name="ce46">
            <text:p><text:s text:c="2"/>16 35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62" table:style-name="ce46">
            <text:p><text:s text:c="2"/>5 3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7" table:style-name="ce46">
            <text:p><text:s text:c="3"/>35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240" table:style-name="ce46">
            <text:p><text:s text:c="2"/>2 240</text:p>
          </table:table-cell>
          <table:table-cell office:value-type="float" office:value="457" table:style-name="ce46">
            <text:p><text:s text:c="3"/>45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535" table:style-name="ce46">
            <text:p><text:s text:c="3"/>535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553" table:style-name="ce46">
            <text:p><text:s text:c="3"/>553</text:p>
          </table:table-cell>
          <table:table-cell office:value-type="float" office:value="1122" table:style-name="ce46">
            <text:p><text:s text:c="2"/>1 122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87" table:style-name="ce46">
            <text:p><text:s text:c="2"/>13 08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23" table:style-name="ce46">
            <text:p><text:s text:c="2"/>10 92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6" table:style-name="ce46">
            <text:p><text:s text:c="2"/>1 126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18" table:style-name="ce46">
            <text:p><text:s text:c="2"/>14 11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7" table:style-name="ce46">
            <text:p><text:s text:c="3"/>3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4" table:style-name="ce46">
            <text:p><text:s text:c="3"/>3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55" table:style-name="ce46">
            <text:p><text:s text:c="2"/>2 655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666" table:style-name="ce46">
            <text:p><text:s text:c="3"/>666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738" table:style-name="ce46">
            <text:p><text:s text:c="3"/>7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0" table:style-name="ce46">
            <text:p><text:s text:c="2"/>1 35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09" table:style-name="ce46">
            <text:p><text:s text:c="2"/>7 70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967" table:style-name="ce47">
            <text:p><text:s text:c="2"/>1 967</text:p>
          </table:table-cell>
          <table:table-cell office:value-type="float" office:value="8655" table:style-name="ce47">
            <text:p><text:s text:c="2"/>8 655</text:p>
          </table:table-cell>
          <table:table-cell office:value-type="float" office:value="3134" table:style-name="ce47">
            <text:p><text:s text:c="2"/>3 134</text:p>
          </table:table-cell>
          <table:table-cell office:value-type="float" office:value="1336" table:style-name="ce47">
            <text:p><text:s text:c="2"/>1 336</text:p>
          </table:table-cell>
          <table:table-cell office:value-type="float" office:value="1405" table:style-name="ce47">
            <text:p><text:s text:c="2"/>1 405</text:p>
          </table:table-cell>
          <table:table-cell office:value-type="float" office:value="324" table:style-name="ce47">
            <text:p><text:s text:c="3"/>324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2179" table:style-name="ce47">
            <text:p><text:s text:c="2"/>2 179</text:p>
          </table:table-cell>
          <table:table-cell office:value-type="float" office:value="5106" table:style-name="ce47">
            <text:p><text:s text:c="2"/>5 106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11639" table:style-name="ce47">
            <text:p><text:s text:c="2"/>11 639</text:p>
          </table:table-cell>
          <table:table-cell office:value-type="float" office:value="421" table:style-name="ce47">
            <text:p><text:s text:c="3"/>421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1204" table:style-name="ce47">
            <text:p><text:s text:c="2"/>1 204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014" table:style-name="ce47">
            <text:p><text:s text:c="2"/>1 014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420" table:style-name="ce47">
            <text:p><text:s text:c="3"/>420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564" table:style-name="ce47">
            <text:p><text:s text:c="3"/>56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861" table:style-name="ce47">
            <text:p><text:s text:c="2"/>43 86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83" table:style-name="ce23">
            <text:p><text:s text:c="2"/>1 383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3" table:style-name="ce23">
            <text:p><text:s text:c="3"/>4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45" table:style-name="ce23">
            <text:p><text:s text:c="2"/>1 84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30" table:style-name="ce23">
            <text:p><text:s text:c="2"/>2 2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45" table:style-name="ce23">
            <text:p><text:s text:c="3"/>8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75" table:style-name="ce23">
            <text:p><text:s text:c="2"/>3 075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2073" table:style-name="ce47">
            <text:p><text:s text:c="2"/>2 073</text:p>
          </table:table-cell>
          <table:table-cell office:value-type="float" office:value="1168" table:style-name="ce47">
            <text:p><text:s text:c="2"/>1 168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49" table:style-name="ce47">
            <text:p><text:s text:c="2"/>2 0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88" table:style-name="ce47">
            <text:p><text:s text:c="3"/>9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815" table:style-name="ce47">
            <text:p><text:s text:c="2"/>6 81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2270" table:style-name="ce23">
            <text:p><text:s text:c="2"/>2 270</text:p>
          </table:table-cell>
          <table:table-cell office:value-type="float" office:value="2443" table:style-name="ce23">
            <text:p><text:s text:c="2"/>2 443</text:p>
          </table:table-cell>
          <table:table-cell office:value-type="float" office:value="492" table:style-name="ce23">
            <text:p><text:s text:c="3"/>49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73" table:style-name="ce23">
            <text:p><text:s text:c="3"/>73</text:p>
          </table:table-cell>
          <table:table-cell office:value-type="float" office:value="785" table:style-name="ce23">
            <text:p><text:s text:c="3"/>785</text:p>
          </table:table-cell>
          <table:table-cell office:value-type="float" office:value="20010" table:style-name="ce23">
            <text:p><text:s text:c="2"/>20 010</text:p>
          </table:table-cell>
          <table:table-cell office:value-type="float" office:value="2348" table:style-name="ce23">
            <text:p><text:s text:c="2"/>2 348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635" table:style-name="ce23">
            <text:p><text:s text:c="3"/>6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580" table:style-name="ce23">
            <text:p><text:s text:c="2"/>8 580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4848" table:style-name="ce23">
            <text:p><text:s text:c="2"/>4 848</text:p>
          </table:table-cell>
          <table:table-cell office:value-type="float" office:value="374" table:style-name="ce23">
            <text:p><text:s text:c="3"/>374</text:p>
          </table:table-cell>
          <table:table-cell office:value-type="float" office:value="611" table:style-name="ce23">
            <text:p><text:s text:c="3"/>611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185" table:style-name="ce23">
            <text:p><text:s text:c="3"/>1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29" table:style-name="ce23">
            <text:p><text:s text:c="2"/>1 1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5" table:style-name="ce23">
            <text:p><text:s text:c="3"/>185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002" table:style-name="ce23">
            <text:p><text:s text:c="2"/>46 00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06" table:style-name="ce46">
            <text:p><text:s text:c="2"/>1 9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75" table:style-name="ce46">
            <text:p><text:s text:c="2"/>2 07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63" table:style-name="ce46">
            <text:p><text:s text:c="2"/>5 163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67" table:style-name="ce46">
            <text:p><text:s text:c="2"/>5 967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452" table:style-name="ce46">
            <text:p><text:s text:c="2"/>50 452</text:p>
          </table:table-cell>
          <table:table-cell office:value-type="float" office:value="13154" table:style-name="ce46">
            <text:p><text:s text:c="2"/>13 154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06" table:style-name="ce46">
            <text:p><text:s text:c="2"/>14 5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01" table:style-name="ce46">
            <text:p><text:s text:c="2"/>10 7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0" table:style-name="ce46">
            <text:p><text:s text:c="2"/>1 180</text:p>
          </table:table-cell>
          <table:table-cell office:value-type="float" office:value="327" table:style-name="ce46">
            <text:p><text:s text:c="3"/>3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682" table:style-name="ce46">
            <text:p><text:s text:c="2"/>90 68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18" table:style-name="ce46">
            <text:p><text:s text:c="2"/>11 5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9" table:style-name="ce46">
            <text:p><text:s text:c="2"/>1 3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9" table:style-name="ce46">
            <text:p><text:s text:c="3"/>9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278" table:style-name="ce46">
            <text:p><text:s text:c="2"/>14 27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5" table:style-name="ce46">
            <text:p><text:s text:c="3"/>6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63" table:style-name="ce46">
            <text:p><text:s text:c="2"/>2 3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45" table:style-name="ce46">
            <text:p><text:s text:c="2"/>3 44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2047" table:style-name="ce47">
            <text:p><text:s text:c="2"/>2 047</text:p>
          </table:table-cell>
          <table:table-cell office:value-type="float" office:value="382" table:style-name="ce47">
            <text:p><text:s text:c="3"/>38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53" table:style-name="ce47">
            <text:p><text:s text:c="3"/>753</text:p>
          </table:table-cell>
          <table:table-cell office:value-type="float" office:value="524" table:style-name="ce47">
            <text:p><text:s text:c="3"/>524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724" table:style-name="ce47">
            <text:p><text:s text:c="3"/>724</text:p>
          </table:table-cell>
          <table:table-cell office:value-type="float" office:value="132" table:style-name="ce47">
            <text:p><text:s text:c="3"/>132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1084" table:style-name="ce47">
            <text:p><text:s text:c="2"/>1 084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298" table:style-name="ce47">
            <text:p><text:s text:c="3"/>298</text:p>
          </table:table-cell>
          <table:table-cell office:value-type="float" office:value="498" table:style-name="ce47">
            <text:p><text:s text:c="3"/>498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619" table:style-name="ce47">
            <text:p><text:s text:c="3"/>619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714" table:style-name="ce47">
            <text:p><text:s text:c="3"/>714</text:p>
          </table:table-cell>
          <table:table-cell office:value-type="float" office:value="1327" table:style-name="ce47">
            <text:p><text:s text:c="2"/>1 327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3319" table:style-name="ce47">
            <text:p><text:s text:c="2"/>3 319</text:p>
          </table:table-cell>
          <table:table-cell office:value-type="float" office:value="11619" table:style-name="ce47">
            <text:p><text:s text:c="2"/>11 619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349" table:style-name="ce47">
            <text:p><text:s text:c="2"/>27 34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01" table:style-name="ce23">
            <text:p><text:s text:c="3"/>101</text:p>
          </table:table-cell>
          <table:table-cell office:value-type="float" office:value="719" table:style-name="ce23">
            <text:p><text:s text:c="3"/>719</text:p>
          </table:table-cell>
          <table:table-cell office:value-type="float" office:value="2147" table:style-name="ce23">
            <text:p><text:s text:c="2"/>2 147</text:p>
          </table:table-cell>
          <table:table-cell office:value-type="float" office:value="1149" table:style-name="ce23">
            <text:p><text:s text:c="2"/>1 149</text:p>
          </table:table-cell>
          <table:table-cell office:value-type="float" office:value="575" table:style-name="ce23">
            <text:p><text:s text:c="3"/>575</text:p>
          </table:table-cell>
          <table:table-cell office:value-type="float" office:value="656" table:style-name="ce23">
            <text:p><text:s text:c="3"/>656</text:p>
          </table:table-cell>
          <table:table-cell office:value-type="float" office:value="596" table:style-name="ce23">
            <text:p><text:s text:c="3"/>596</text:p>
          </table:table-cell>
          <table:table-cell office:value-type="float" office:value="433" table:style-name="ce23">
            <text:p><text:s text:c="3"/>433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466" table:style-name="ce23">
            <text:p><text:s text:c="3"/>466</text:p>
          </table:table-cell>
          <table:table-cell office:value-type="float" office:value="140" table:style-name="ce23">
            <text:p><text:s text:c="3"/>140</text:p>
          </table:table-cell>
          <table:table-cell office:value-type="float" office:value="371" table:style-name="ce23">
            <text:p><text:s text:c="3"/>371</text:p>
          </table:table-cell>
          <table:table-cell office:value-type="float" office:value="2006" table:style-name="ce23">
            <text:p><text:s text:c="2"/>2 006</text:p>
          </table:table-cell>
          <table:table-cell office:value-type="float" office:value="1182" table:style-name="ce23">
            <text:p><text:s text:c="2"/>1 182</text:p>
          </table:table-cell>
          <table:table-cell office:value-type="float" office:value="501" table:style-name="ce23">
            <text:p><text:s text:c="3"/>501</text:p>
          </table:table-cell>
          <table:table-cell office:value-type="float" office:value="483" table:style-name="ce23">
            <text:p><text:s text:c="3"/>483</text:p>
          </table:table-cell>
          <table:table-cell office:value-type="float" office:value="984" table:style-name="ce23">
            <text:p><text:s text:c="3"/>984</text:p>
          </table:table-cell>
          <table:table-cell office:value-type="float" office:value="593" table:style-name="ce23">
            <text:p><text:s text:c="3"/>593</text:p>
          </table:table-cell>
          <table:table-cell office:value-type="float" office:value="154" table:style-name="ce23">
            <text:p><text:s text:c="3"/>154</text:p>
          </table:table-cell>
          <table:table-cell office:value-type="float" office:value="474" table:style-name="ce23">
            <text:p><text:s text:c="3"/>474</text:p>
          </table:table-cell>
          <table:table-cell office:value-type="float" office:value="439" table:style-name="ce23">
            <text:p><text:s text:c="3"/>439</text:p>
          </table:table-cell>
          <table:table-cell office:value-type="float" office:value="2078" table:style-name="ce23">
            <text:p><text:s text:c="2"/>2 078</text:p>
          </table:table-cell>
          <table:table-cell office:value-type="float" office:value="6969" table:style-name="ce23">
            <text:p><text:s text:c="2"/>6 969</text:p>
          </table:table-cell>
          <table:table-cell office:value-type="float" office:value="1558" table:style-name="ce23">
            <text:p><text:s text:c="2"/>1 558</text:p>
          </table:table-cell>
          <table:table-cell office:value-type="float" office:value="523" table:style-name="ce23">
            <text:p><text:s text:c="3"/>523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427" table:style-name="ce23">
            <text:p><text:s text:c="3"/>427</text:p>
          </table:table-cell>
          <table:table-cell office:value-type="float" office:value="1278" table:style-name="ce23">
            <text:p><text:s text:c="2"/>1 278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680" table:style-name="ce23">
            <text:p><text:s text:c="3"/>680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528" table:style-name="ce23">
            <text:p><text:s text:c="3"/>528</text:p>
          </table:table-cell>
          <table:table-cell office:value-type="float" office:value="592" table:style-name="ce23">
            <text:p><text:s text:c="3"/>592</text:p>
          </table:table-cell>
          <table:table-cell office:value-type="float" office:value="1098" table:style-name="ce23">
            <text:p><text:s text:c="2"/>1 098</text:p>
          </table:table-cell>
          <table:table-cell office:value-type="float" office:value="825" table:style-name="ce23">
            <text:p><text:s text:c="3"/>825</text:p>
          </table:table-cell>
          <table:table-cell office:value-type="float" office:value="1868" table:style-name="ce23">
            <text:p><text:s text:c="2"/>1 868</text:p>
          </table:table-cell>
          <table:table-cell office:value-type="float" office:value="529" table:style-name="ce23">
            <text:p><text:s text:c="3"/>529</text:p>
          </table:table-cell>
          <table:table-cell office:value-type="float" office:value="3051" table:style-name="ce23">
            <text:p><text:s text:c="2"/>3 051</text:p>
          </table:table-cell>
          <table:table-cell office:value-type="float" office:value="589" table:style-name="ce23">
            <text:p><text:s text:c="3"/>589</text:p>
          </table:table-cell>
          <table:table-cell office:value-type="float" office:value="777" table:style-name="ce23">
            <text:p><text:s text:c="3"/>777</text:p>
          </table:table-cell>
          <table:table-cell office:value-type="float" office:value="484" table:style-name="ce23">
            <text:p><text:s text:c="3"/>484</text:p>
          </table:table-cell>
          <table:table-cell office:value-type="float" office:value="2218" table:style-name="ce23">
            <text:p><text:s text:c="2"/>2 218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813" table:style-name="ce23">
            <text:p><text:s text:c="3"/>813</text:p>
          </table:table-cell>
          <table:table-cell office:value-type="float" office:value="112" table:style-name="ce23">
            <text:p><text:s text:c="3"/>112</text:p>
          </table:table-cell>
          <table:table-cell office:value-type="float" office:value="639" table:style-name="ce23">
            <text:p><text:s text:c="3"/>639</text:p>
          </table:table-cell>
          <table:table-cell office:value-type="float" office:value="474" table:style-name="ce23">
            <text:p><text:s text:c="3"/>474</text:p>
          </table:table-cell>
          <table:table-cell office:value-type="float" office:value="307" table:style-name="ce23">
            <text:p><text:s text:c="3"/>307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659" table:style-name="ce23">
            <text:p><text:s text:c="3"/>659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662" table:style-name="ce23">
            <text:p><text:s text:c="3"/>662</text:p>
          </table:table-cell>
          <table:table-cell office:value-type="float" office:value="710" table:style-name="ce23">
            <text:p><text:s text:c="3"/>710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691" table:style-name="ce23">
            <text:p><text:s text:c="3"/>691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76" table:style-name="ce23">
            <text:p><text:s text:c="3"/>676</text:p>
          </table:table-cell>
          <table:table-cell office:value-type="float" office:value="507" table:style-name="ce23">
            <text:p><text:s text:c="3"/>507</text:p>
          </table:table-cell>
          <table:table-cell office:value-type="float" office:value="310" table:style-name="ce23">
            <text:p><text:s text:c="3"/>310</text:p>
          </table:table-cell>
          <table:table-cell office:value-type="float" office:value="420" table:style-name="ce23">
            <text:p><text:s text:c="3"/>4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9344" table:style-name="ce23">
            <text:p><text:s text:c="2"/>49 34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5042" table:style-name="ce23">
            <text:p><text:s text:c="2"/>5 042</text:p>
          </table:table-cell>
          <table:table-cell office:value-type="float" office:value="3281" table:style-name="ce23">
            <text:p><text:s text:c="2"/>3 281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562" table:style-name="ce23">
            <text:p><text:s text:c="3"/>562</text:p>
          </table:table-cell>
          <table:table-cell office:value-type="float" office:value="203" table:style-name="ce23">
            <text:p><text:s text:c="3"/>203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914" table:style-name="ce23">
            <text:p><text:s text:c="3"/>914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1971" table:style-name="ce23">
            <text:p><text:s text:c="2"/>1 971</text:p>
          </table:table-cell>
          <table:table-cell office:value-type="float" office:value="515" table:style-name="ce23">
            <text:p><text:s text:c="3"/>515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1529" table:style-name="ce23">
            <text:p><text:s text:c="2"/>1 529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1849" table:style-name="ce23">
            <text:p><text:s text:c="2"/>1 849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105" table:style-name="ce23">
            <text:p><text:s text:c="3"/>105</text:p>
          </table:table-cell>
          <table:table-cell office:value-type="float" office:value="3525" table:style-name="ce23">
            <text:p><text:s text:c="2"/>3 525</text:p>
          </table:table-cell>
          <table:table-cell office:value-type="float" office:value="543" table:style-name="ce23">
            <text:p><text:s text:c="3"/>543</text:p>
          </table:table-cell>
          <table:table-cell office:value-type="float" office:value="160" table:style-name="ce23">
            <text:p><text:s text:c="3"/>160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1656" table:style-name="ce23">
            <text:p><text:s text:c="2"/>1 656</text:p>
          </table:table-cell>
          <table:table-cell office:value-type="float" office:value="2959" table:style-name="ce23">
            <text:p><text:s text:c="2"/>2 959</text:p>
          </table:table-cell>
          <table:table-cell office:value-type="float" office:value="3593" table:style-name="ce23">
            <text:p><text:s text:c="2"/>3 593</text:p>
          </table:table-cell>
          <table:table-cell office:value-type="float" office:value="2001" table:style-name="ce23">
            <text:p><text:s text:c="2"/>2 001</text:p>
          </table:table-cell>
          <table:table-cell office:value-type="float" office:value="924" table:style-name="ce23">
            <text:p><text:s text:c="3"/>924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522" table:style-name="ce23">
            <text:p><text:s text:c="3"/>522</text:p>
          </table:table-cell>
          <table:table-cell office:value-type="float" office:value="514" table:style-name="ce23">
            <text:p><text:s text:c="3"/>514</text:p>
          </table:table-cell>
          <table:table-cell office:value-type="float" office:value="517" table:style-name="ce23">
            <text:p><text:s text:c="3"/>517</text:p>
          </table:table-cell>
          <table:table-cell office:value-type="float" office:value="1246" table:style-name="ce23">
            <text:p><text:s text:c="2"/>1 246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280" table:style-name="ce23">
            <text:p><text:s text:c="3"/>280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45909" table:style-name="ce23">
            <text:p><text:s text:c="2"/>45 909</text:p>
          </table:table-cell>
          <table:table-cell office:value-type="float" office:value="3023" table:style-name="ce23">
            <text:p><text:s text:c="2"/>3 023</text:p>
          </table:table-cell>
          <table:table-cell office:value-type="float" office:value="475" table:style-name="ce23">
            <text:p><text:s text:c="3"/>475</text:p>
          </table:table-cell>
          <table:table-cell office:value-type="float" office:value="1049" table:style-name="ce23">
            <text:p><text:s text:c="2"/>1 049</text:p>
          </table:table-cell>
          <table:table-cell office:value-type="float" office:value="11521" table:style-name="ce23">
            <text:p><text:s text:c="2"/>11 521</text:p>
          </table:table-cell>
          <table:table-cell office:value-type="float" office:value="1080" table:style-name="ce23">
            <text:p><text:s text:c="2"/>1 080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761" table:style-name="ce23">
            <text:p><text:s text:c="3"/>761</text:p>
          </table:table-cell>
          <table:table-cell office:value-type="float" office:value="854" table:style-name="ce23">
            <text:p><text:s text:c="3"/>854</text:p>
          </table:table-cell>
          <table:table-cell office:value-type="float" office:value="989" table:style-name="ce23">
            <text:p><text:s text:c="3"/>989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311" table:style-name="ce23">
            <text:p><text:s text:c="3"/>311</text:p>
          </table:table-cell>
          <table:table-cell office:value-type="float" office:value="1593" table:style-name="ce23">
            <text:p><text:s text:c="2"/>1 593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1751" table:style-name="ce23">
            <text:p><text:s text:c="2"/>1 751</text:p>
          </table:table-cell>
          <table:table-cell office:value-type="float" office:value="301" table:style-name="ce23">
            <text:p><text:s text:c="3"/>301</text:p>
          </table:table-cell>
          <table:table-cell office:value-type="float" office:value="675" table:style-name="ce23">
            <text:p><text:s text:c="3"/>675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3729" table:style-name="ce23">
            <text:p><text:s text:c="2"/>3 729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3887" table:style-name="ce23">
            <text:p><text:s text:c="2"/>3 887</text:p>
          </table:table-cell>
          <table:table-cell office:value-type="float" office:value="1372" table:style-name="ce23">
            <text:p><text:s text:c="2"/>1 372</text:p>
          </table:table-cell>
          <table:table-cell office:value-type="float" office:value="1521" table:style-name="ce23">
            <text:p><text:s text:c="2"/>1 521</text:p>
          </table:table-cell>
          <table:table-cell office:value-type="float" office:value="970" table:style-name="ce23">
            <text:p><text:s text:c="3"/>970</text:p>
          </table:table-cell>
          <table:table-cell office:value-type="float" office:value="1205" table:style-name="ce23">
            <text:p><text:s text:c="2"/>1 205</text:p>
          </table:table-cell>
          <table:table-cell office:value-type="float" office:value="558" table:style-name="ce23">
            <text:p><text:s text:c="3"/>558</text:p>
          </table:table-cell>
          <table:table-cell office:value-type="float" office:value="2630" table:style-name="ce23">
            <text:p><text:s text:c="2"/>2 6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5038" table:style-name="ce23">
            <text:p><text:s text:c="2"/>125 03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248" table:style-name="ce47">
            <text:p><text:s text:c="3"/>24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39" table:style-name="ce47">
            <text:p><text:s text:c="3"/>339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516" table:style-name="ce47">
            <text:p><text:s text:c="3"/>516</text:p>
          </table:table-cell>
          <table:table-cell office:value-type="float" office:value="3564" table:style-name="ce47">
            <text:p><text:s text:c="2"/>3 564</text:p>
          </table:table-cell>
          <table:table-cell office:value-type="float" office:value="1445" table:style-name="ce47">
            <text:p><text:s text:c="2"/>1 445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346" table:style-name="ce47">
            <text:p><text:s text:c="3"/>346</text:p>
          </table:table-cell>
          <table:table-cell office:value-type="float" office:value="242" table:style-name="ce47">
            <text:p><text:s text:c="3"/>242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2064" table:style-name="ce47">
            <text:p><text:s text:c="2"/>2 064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66" table:style-name="ce47">
            <text:p><text:s text:c="3"/>366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564" table:style-name="ce47">
            <text:p><text:s text:c="3"/>564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326" table:style-name="ce47">
            <text:p><text:s text:c="3"/>326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640" table:style-name="ce47">
            <text:p><text:s text:c="2"/>2 64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7382" table:style-name="ce47">
            <text:p><text:s text:c="2"/>7 382</text:p>
          </table:table-cell>
          <table:table-cell office:value-type="float" office:value="988" table:style-name="ce47">
            <text:p><text:s text:c="3"/>988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910" table:style-name="ce47">
            <text:p><text:s text:c="3"/>910</text:p>
          </table:table-cell>
          <table:table-cell office:value-type="float" office:value="1012" table:style-name="ce47">
            <text:p><text:s text:c="2"/>1 012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1579" table:style-name="ce47">
            <text:p><text:s text:c="2"/>1 5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085" table:style-name="ce47">
            <text:p><text:s text:c="2"/>29 085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194" table:style-name="ce23">
            <text:p><text:s text:c="3"/>194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0399" table:style-name="ce23">
            <text:p><text:s text:c="2"/>20 399</text:p>
          </table:table-cell>
          <table:table-cell office:value-type="float" office:value="415" table:style-name="ce23">
            <text:p><text:s text:c="3"/>415</text:p>
          </table:table-cell>
          <table:table-cell office:value-type="float" office:value="417" table:style-name="ce23">
            <text:p><text:s text:c="3"/>417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581" table:style-name="ce23">
            <text:p><text:s text:c="3"/>581</text:p>
          </table:table-cell>
          <table:table-cell office:value-type="float" office:value="289" table:style-name="ce23">
            <text:p><text:s text:c="3"/>289</text:p>
          </table:table-cell>
          <table:table-cell office:value-type="float" office:value="345" table:style-name="ce23">
            <text:p><text:s text:c="3"/>345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5" table:style-name="ce23">
            <text:p><text:s text:c="3"/>125</text:p>
          </table:table-cell>
          <table:table-cell office:value-type="float" office:value="1167" table:style-name="ce23">
            <text:p><text:s text:c="2"/>1 16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27" table:style-name="ce23">
            <text:p><text:s text:c="2"/>2 527</text:p>
          </table:table-cell>
          <table:table-cell office:value-type="float" office:value="597" table:style-name="ce23">
            <text:p><text:s text:c="3"/>597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970" table:style-name="ce23">
            <text:p><text:s text:c="3"/>97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441" table:style-name="ce23">
            <text:p><text:s text:c="2"/>30 44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75" table:style-name="ce46">
            <text:p><text:s text:c="2"/>1 575</text:p>
          </table:table-cell>
          <table:table-cell office:value-type="float" office:value="779" table:style-name="ce46">
            <text:p><text:s text:c="3"/>779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20" table:style-name="ce46">
            <text:p><text:s text:c="2"/>3 920</text:p>
          </table:table-cell>
          <table:table-cell office:value-type="float" office:value="9406" table:style-name="ce46">
            <text:p><text:s text:c="2"/>9 4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9" table:style-name="ce46">
            <text:p><text:s text:c="3"/>8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80" table:style-name="ce46">
            <text:p><text:s text:c="2"/>6 08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488" table:style-name="ce46">
            <text:p><text:s text:c="2"/>23 48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94" table:style-name="ce46">
            <text:p><text:s text:c="3"/>89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06" table:style-name="ce46">
            <text:p><text:s text:c="2"/>16 90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7" table:style-name="ce46">
            <text:p><text:s text:c="3"/>407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81" table:style-name="ce46">
            <text:p><text:s text:c="2"/>2 6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8" table:style-name="ce46">
            <text:p><text:s text:c="3"/>768</text:p>
          </table:table-cell>
          <table:table-cell office:value-type="float" office:value="738" table:style-name="ce46">
            <text:p><text:s text:c="3"/>738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383" table:style-name="ce46">
            <text:p><text:s text:c="3"/>38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083" table:style-name="ce46">
            <text:p><text:s text:c="2"/>1 083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7" table:style-name="ce46">
            <text:p><text:s text:c="2"/>1 0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493" table:style-name="ce46">
            <text:p><text:s text:c="2"/>26 49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619" table:style-name="ce46">
            <text:p><text:s text:c="2"/>1 619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992" table:style-name="ce46">
            <text:p><text:s text:c="3"/>992</text:p>
          </table:table-cell>
          <table:table-cell office:value-type="float" office:value="1709" table:style-name="ce46">
            <text:p><text:s text:c="2"/>1 709</text:p>
          </table:table-cell>
          <table:table-cell office:value-type="float" office:value="4089" table:style-name="ce46">
            <text:p><text:s text:c="2"/>4 0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1131" table:style-name="ce46">
            <text:p><text:s text:c="2"/>1 131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7" table:style-name="ce46">
            <text:p><text:s text:c="3"/>527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17" table:style-name="ce46">
            <text:p><text:s text:c="2"/>14 517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085" table:style-name="ce46">
            <text:p><text:s text:c="2"/>3 085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2361" table:style-name="ce46">
            <text:p><text:s text:c="2"/>2 361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469" table:style-name="ce46">
            <text:p><text:s text:c="3"/>469</text:p>
          </table:table-cell>
          <table:table-cell office:value-type="float" office:value="600" table:style-name="ce46">
            <text:p><text:s text:c="3"/>600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121" table:style-name="ce46">
            <text:p><text:s text:c="2"/>1 121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555" table:style-name="ce46">
            <text:p><text:s text:c="3"/>555</text:p>
          </table:table-cell>
          <table:table-cell office:value-type="float" office:value="781" table:style-name="ce46">
            <text:p><text:s text:c="3"/>781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785" table:style-name="ce46">
            <text:p><text:s text:c="3"/>785</text:p>
          </table:table-cell>
          <table:table-cell office:value-type="float" office:value="985" table:style-name="ce46">
            <text:p><text:s text:c="3"/>985</text:p>
          </table:table-cell>
          <table:table-cell office:value-type="float" office:value="703" table:style-name="ce46">
            <text:p><text:s text:c="3"/>703</text:p>
          </table:table-cell>
          <table:table-cell office:value-type="float" office:value="1132" table:style-name="ce46">
            <text:p><text:s text:c="2"/>1 132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844" table:style-name="ce46">
            <text:p><text:s text:c="3"/>844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703" table:style-name="ce46">
            <text:p><text:s text:c="3"/>703</text:p>
          </table:table-cell>
          <table:table-cell office:value-type="float" office:value="1652" table:style-name="ce46">
            <text:p><text:s text:c="2"/>1 652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25" table:style-name="ce46">
            <text:p><text:s text:c="2"/>2 9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9" table:style-name="ce46">
            <text:p><text:s text:c="3"/>509</text:p>
          </table:table-cell>
          <table:table-cell office:value-type="float" office:value="387" table:style-name="ce46">
            <text:p><text:s text:c="3"/>387</text:p>
          </table:table-cell>
          <table:table-cell office:value-type="float" office:value="2696" table:style-name="ce46">
            <text:p><text:s text:c="2"/>2 696</text:p>
          </table:table-cell>
          <table:table-cell office:value-type="float" office:value="173" table:style-name="ce46">
            <text:p><text:s text:c="3"/>17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604" table:style-name="ce46">
            <text:p><text:s text:c="2"/>26 60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2481" table:style-name="ce46">
            <text:p><text:s text:c="2"/>2 481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343" table:style-name="ce46">
            <text:p><text:s text:c="3"/>343</text:p>
          </table:table-cell>
          <table:table-cell office:value-type="float" office:value="523" table:style-name="ce46">
            <text:p><text:s text:c="3"/>523</text:p>
          </table:table-cell>
          <table:table-cell office:value-type="float" office:value="2209" table:style-name="ce46">
            <text:p><text:s text:c="2"/>2 209</text:p>
          </table:table-cell>
          <table:table-cell office:value-type="float" office:value="1576" table:style-name="ce46">
            <text:p><text:s text:c="2"/>1 576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4308" table:style-name="ce46">
            <text:p><text:s text:c="2"/>4 308</text:p>
          </table:table-cell>
          <table:table-cell office:value-type="float" office:value="1618" table:style-name="ce46">
            <text:p><text:s text:c="2"/>1 618</text:p>
          </table:table-cell>
          <table:table-cell office:value-type="float" office:value="6806" table:style-name="ce46">
            <text:p><text:s text:c="2"/>6 806</text:p>
          </table:table-cell>
          <table:table-cell office:value-type="float" office:value="1724" table:style-name="ce46">
            <text:p><text:s text:c="2"/>1 724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749" table:style-name="ce46">
            <text:p><text:s text:c="3"/>749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1513" table:style-name="ce46">
            <text:p><text:s text:c="2"/>1 513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1361" table:style-name="ce46">
            <text:p><text:s text:c="2"/>1 361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2611" table:style-name="ce46">
            <text:p><text:s text:c="2"/>2 611</text:p>
          </table:table-cell>
          <table:table-cell office:value-type="float" office:value="1169" table:style-name="ce46">
            <text:p><text:s text:c="2"/>1 169</text:p>
          </table:table-cell>
          <table:table-cell office:value-type="float" office:value="804" table:style-name="ce46">
            <text:p><text:s text:c="3"/>804</text:p>
          </table:table-cell>
          <table:table-cell office:value-type="float" office:value="1496" table:style-name="ce46">
            <text:p><text:s text:c="2"/>1 496</text:p>
          </table:table-cell>
          <table:table-cell office:value-type="float" office:value="1469" table:style-name="ce46">
            <text:p><text:s text:c="2"/>1 469</text:p>
          </table:table-cell>
          <table:table-cell office:value-type="float" office:value="1477" table:style-name="ce46">
            <text:p><text:s text:c="2"/>1 477</text:p>
          </table:table-cell>
          <table:table-cell office:value-type="float" office:value="2930" table:style-name="ce46">
            <text:p><text:s text:c="2"/>2 930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1193" table:style-name="ce46">
            <text:p><text:s text:c="2"/>1 193</text:p>
          </table:table-cell>
          <table:table-cell office:value-type="float" office:value="837" table:style-name="ce46">
            <text:p><text:s text:c="3"/>837</text:p>
          </table:table-cell>
          <table:table-cell office:value-type="float" office:value="846" table:style-name="ce46">
            <text:p><text:s text:c="3"/>846</text:p>
          </table:table-cell>
          <table:table-cell office:value-type="float" office:value="974" table:style-name="ce46">
            <text:p><text:s text:c="3"/>974</text:p>
          </table:table-cell>
          <table:table-cell office:value-type="float" office:value="3186" table:style-name="ce46">
            <text:p><text:s text:c="2"/>3 186</text:p>
          </table:table-cell>
          <table:table-cell office:value-type="float" office:value="1015" table:style-name="ce46">
            <text:p><text:s text:c="2"/>1 015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784" table:style-name="ce46">
            <text:p><text:s text:c="3"/>784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264" table:style-name="ce46">
            <text:p><text:s text:c="2"/>1 264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360" table:style-name="ce46">
            <text:p><text:s text:c="2"/>1 360</text:p>
          </table:table-cell>
          <table:table-cell office:value-type="float" office:value="763" table:style-name="ce46">
            <text:p><text:s text:c="3"/>763</text:p>
          </table:table-cell>
          <table:table-cell office:value-type="float" office:value="17929" table:style-name="ce46">
            <text:p><text:s text:c="2"/>17 929</text:p>
          </table:table-cell>
          <table:table-cell office:value-type="float" office:value="20331" table:style-name="ce46">
            <text:p><text:s text:c="2"/>20 331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2623" table:style-name="ce46">
            <text:p><text:s text:c="2"/>2 62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91" table:style-name="ce46">
            <text:p><text:s text:c="3"/>391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162" table:style-name="ce46">
            <text:p><text:s text:c="2"/>97 16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55" table:style-name="ce23">
            <text:p><text:s text:c="3"/>35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397" table:style-name="ce23">
            <text:p><text:s text:c="3"/>39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492" table:style-name="ce23">
            <text:p><text:s text:c="3"/>492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018" table:style-name="ce23">
            <text:p><text:s text:c="2"/>1 018</text:p>
          </table:table-cell>
          <table:table-cell office:value-type="float" office:value="813" table:style-name="ce23">
            <text:p><text:s text:c="3"/>813</text:p>
          </table:table-cell>
          <table:table-cell office:value-type="float" office:value="636" table:style-name="ce23">
            <text:p><text:s text:c="3"/>636</text:p>
          </table:table-cell>
          <table:table-cell office:value-type="float" office:value="355" table:style-name="ce23">
            <text:p><text:s text:c="3"/>35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919" table:style-name="ce23">
            <text:p><text:s text:c="2"/>1 91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012" table:style-name="ce23">
            <text:p><text:s text:c="2"/>9 01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39" table:style-name="ce47">
            <text:p><text:s text:c="2"/>3 8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758" table:style-name="ce47">
            <text:p><text:s text:c="3"/>758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859" table:style-name="ce47">
            <text:p><text:s text:c="3"/>85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619" table:style-name="ce47">
            <text:p><text:s text:c="3"/>619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90" table:style-name="ce47">
            <text:p><text:s text:c="3"/>590</text:p>
          </table:table-cell>
          <table:table-cell office:value-type="float" office:value="516" table:style-name="ce47">
            <text:p><text:s text:c="3"/>516</text:p>
          </table:table-cell>
          <table:table-cell office:value-type="float" office:value="941" table:style-name="ce47">
            <text:p><text:s text:c="3"/>9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272" table:style-name="ce47">
            <text:p><text:s text:c="2"/>10 27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99" table:style-name="ce47">
            <text:p><text:s text:c="3"/>999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60" table:style-name="ce47">
            <text:p><text:s text:c="3"/>160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272" table:style-name="ce47">
            <text:p><text:s text:c="3"/>272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1112" table:style-name="ce47">
            <text:p><text:s text:c="2"/>1 112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1703" table:style-name="ce47">
            <text:p><text:s text:c="2"/>1 703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356" table:style-name="ce47">
            <text:p><text:s text:c="3"/>356</text:p>
          </table:table-cell>
          <table:table-cell office:value-type="float" office:value="1806" table:style-name="ce47">
            <text:p><text:s text:c="2"/>1 806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363" table:style-name="ce47">
            <text:p><text:s text:c="3"/>363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894" table:style-name="ce47">
            <text:p><text:s text:c="3"/>894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1221" table:style-name="ce47">
            <text:p><text:s text:c="2"/>1 221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7653" table:style-name="ce47">
            <text:p><text:s text:c="2"/>7 6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617" table:style-name="ce47">
            <text:p><text:s text:c="2"/>21 617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537" table:style-name="ce47">
            <text:p><text:s text:c="3"/>537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654" table:style-name="ce47">
            <text:p><text:s text:c="2"/>1 654</text:p>
          </table:table-cell>
          <table:table-cell office:value-type="float" office:value="1626" table:style-name="ce47">
            <text:p><text:s text:c="2"/>1 626</text:p>
          </table:table-cell>
          <table:table-cell office:value-type="float" office:value="395" table:style-name="ce47">
            <text:p><text:s text:c="3"/>395</text:p>
          </table:table-cell>
          <table:table-cell office:value-type="float" office:value="1353" table:style-name="ce47">
            <text:p><text:s text:c="2"/>1 353</text:p>
          </table:table-cell>
          <table:table-cell office:value-type="float" office:value="1382" table:style-name="ce47">
            <text:p><text:s text:c="2"/>1 382</text:p>
          </table:table-cell>
          <table:table-cell office:value-type="float" office:value="1882" table:style-name="ce47">
            <text:p><text:s text:c="2"/>1 882</text:p>
          </table:table-cell>
          <table:table-cell office:value-type="float" office:value="1281" table:style-name="ce47">
            <text:p><text:s text:c="2"/>1 281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98" table:style-name="ce47">
            <text:p><text:s text:c="3"/>9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602" table:style-name="ce47">
            <text:p><text:s text:c="3"/>602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393" table:style-name="ce47">
            <text:p><text:s text:c="3"/>393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601" table:style-name="ce47">
            <text:p><text:s text:c="3"/>601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2078" table:style-name="ce47">
            <text:p><text:s text:c="2"/>2 078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536" table:style-name="ce47">
            <text:p><text:s text:c="3"/>536</text:p>
          </table:table-cell>
          <table:table-cell office:value-type="float" office:value="484" table:style-name="ce47">
            <text:p><text:s text:c="3"/>484</text:p>
          </table:table-cell>
          <table:table-cell office:value-type="float" office:value="607" table:style-name="ce47">
            <text:p><text:s text:c="3"/>607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2798" table:style-name="ce47">
            <text:p><text:s text:c="2"/>2 798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4300" table:style-name="ce47">
            <text:p><text:s text:c="2"/>4 300</text:p>
          </table:table-cell>
          <table:table-cell office:value-type="float" office:value="5007" table:style-name="ce47">
            <text:p><text:s text:c="2"/>5 007</text:p>
          </table:table-cell>
          <table:table-cell office:value-type="float" office:value="1968" table:style-name="ce47">
            <text:p><text:s text:c="2"/>1 968</text:p>
          </table:table-cell>
          <table:table-cell office:value-type="float" office:value="2630" table:style-name="ce47">
            <text:p><text:s text:c="2"/>2 630</text:p>
          </table:table-cell>
          <table:table-cell office:value-type="float" office:value="1590" table:style-name="ce47">
            <text:p><text:s text:c="2"/>1 59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596" table:style-name="ce47">
            <text:p><text:s text:c="2"/>1 596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64" table:style-name="ce47">
            <text:p><text:s text:c="3"/>9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747" table:style-name="ce47">
            <text:p><text:s text:c="2"/>40 747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130" table:style-name="ce47">
            <text:p><text:s text:c="3"/>13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2366" table:style-name="ce47">
            <text:p><text:s text:c="2"/>2 366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015" table:style-name="ce47">
            <text:p><text:s text:c="2"/>1 015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16" table:style-name="ce47">
            <text:p><text:s text:c="3"/>416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3553" table:style-name="ce47">
            <text:p><text:s text:c="2"/>3 553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327" table:style-name="ce47">
            <text:p><text:s text:c="3"/>327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372" table:style-name="ce47">
            <text:p><text:s text:c="2"/>1 372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300" table:style-name="ce47">
            <text:p><text:s text:c="3"/>300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184" table:style-name="ce47">
            <text:p><text:s text:c="3"/>184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770" table:style-name="ce47">
            <text:p><text:s text:c="2"/>14 77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096" table:style-name="ce46">
            <text:p><text:s text:c="2"/>1 096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1638" table:style-name="ce46">
            <text:p><text:s text:c="2"/>1 638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132" table:style-name="ce46">
            <text:p><text:s text:c="3"/>1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89" table:style-name="ce46">
            <text:p><text:s text:c="3"/>289</text:p>
          </table:table-cell>
          <table:table-cell office:value-type="float" office:value="745" table:style-name="ce46">
            <text:p><text:s text:c="3"/>74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1401" table:style-name="ce46">
            <text:p><text:s text:c="2"/>1 401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7183" table:style-name="ce46">
            <text:p><text:s text:c="2"/>7 1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590" table:style-name="ce46">
            <text:p><text:s text:c="2"/>17 59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3" table:style-name="ce46">
            <text:p><text:s text:c="3"/>71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849" table:style-name="ce46">
            <text:p><text:s text:c="2"/>1 849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7" table:style-name="ce46">
            <text:p><text:s text:c="3"/>1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78" table:style-name="ce46">
            <text:p><text:s text:c="3"/>678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7015" table:style-name="ce46">
            <text:p><text:s text:c="2"/>7 015</text:p>
          </table:table-cell>
          <table:table-cell office:value-type="float" office:value="1169" table:style-name="ce46">
            <text:p><text:s text:c="2"/>1 169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2975" table:style-name="ce46">
            <text:p><text:s text:c="2"/>2 975</text:p>
          </table:table-cell>
          <table:table-cell office:value-type="float" office:value="1799" table:style-name="ce46">
            <text:p><text:s text:c="2"/>1 79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6959" table:style-name="ce46">
            <text:p><text:s text:c="2"/>6 9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883" table:style-name="ce46">
            <text:p><text:s text:c="2"/>25 88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58" table:style-name="ce46">
            <text:p><text:s text:c="2"/>2 058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04" table:style-name="ce46">
            <text:p><text:s text:c="3"/>304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3021" table:style-name="ce46">
            <text:p><text:s text:c="2"/>3 021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4" table:style-name="ce46">
            <text:p><text:s text:c="3"/>974</text:p>
          </table:table-cell>
          <table:table-cell office:value-type="float" office:value="2486" table:style-name="ce46">
            <text:p><text:s text:c="2"/>2 486</text:p>
          </table:table-cell>
          <table:table-cell office:value-type="float" office:value="1971" table:style-name="ce46">
            <text:p><text:s text:c="2"/>1 971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38" table:style-name="ce46">
            <text:p><text:s text:c="3"/>1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65" table:style-name="ce46">
            <text:p><text:s text:c="2"/>12 16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555" table:style-name="ce46">
            <text:p><text:s text:c="2"/>3 555</text:p>
          </table:table-cell>
          <table:table-cell office:value-type="float" office:value="3447" table:style-name="ce46">
            <text:p><text:s text:c="2"/>3 44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321" table:style-name="ce46">
            <text:p><text:s text:c="2"/>22 3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417" table:style-name="ce46">
            <text:p><text:s text:c="2"/>29 41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512" table:style-name="ce46">
            <text:p><text:s text:c="3"/>512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544" table:style-name="ce46">
            <text:p><text:s text:c="3"/>544</text:p>
          </table:table-cell>
          <table:table-cell office:value-type="float" office:value="237" table:style-name="ce46">
            <text:p><text:s text:c="3"/>237</text:p>
          </table:table-cell>
          <table:table-cell office:value-type="float" office:value="1119" table:style-name="ce46">
            <text:p><text:s text:c="2"/>1 119</text:p>
          </table:table-cell>
          <table:table-cell office:value-type="float" office:value="482" table:style-name="ce46">
            <text:p><text:s text:c="3"/>482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595" table:style-name="ce46">
            <text:p><text:s text:c="3"/>595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356" table:style-name="ce46">
            <text:p><text:s text:c="3"/>356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262" table:style-name="ce46">
            <text:p><text:s text:c="3"/>262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235" table:style-name="ce46">
            <text:p><text:s text:c="3"/>235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384" table:style-name="ce46">
            <text:p><text:s text:c="3"/>384</text:p>
          </table:table-cell>
          <table:table-cell office:value-type="float" office:value="679" table:style-name="ce46">
            <text:p><text:s text:c="3"/>679</text:p>
          </table:table-cell>
          <table:table-cell office:value-type="float" office:value="497" table:style-name="ce46">
            <text:p><text:s text:c="3"/>497</text:p>
          </table:table-cell>
          <table:table-cell office:value-type="float" office:value="526" table:style-name="ce46">
            <text:p><text:s text:c="3"/>526</text:p>
          </table:table-cell>
          <table:table-cell office:value-type="float" office:value="1807" table:style-name="ce46">
            <text:p><text:s text:c="2"/>1 807</text:p>
          </table:table-cell>
          <table:table-cell office:value-type="float" office:value="1565" table:style-name="ce46">
            <text:p><text:s text:c="2"/>1 565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438" table:style-name="ce46">
            <text:p><text:s text:c="3"/>438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1339" table:style-name="ce46">
            <text:p><text:s text:c="2"/>1 339</text:p>
          </table:table-cell>
          <table:table-cell office:value-type="float" office:value="1143" table:style-name="ce46">
            <text:p><text:s text:c="2"/>1 143</text:p>
          </table:table-cell>
          <table:table-cell office:value-type="float" office:value="5628" table:style-name="ce46">
            <text:p><text:s text:c="2"/>5 628</text:p>
          </table:table-cell>
          <table:table-cell office:value-type="float" office:value="934" table:style-name="ce46">
            <text:p><text:s text:c="3"/>93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696" table:style-name="ce46">
            <text:p><text:s text:c="3"/>696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518" table:style-name="ce46">
            <text:p><text:s text:c="3"/>518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354" table:style-name="ce46">
            <text:p><text:s text:c="3"/>354</text:p>
          </table:table-cell>
          <table:table-cell office:value-type="float" office:value="24973" table:style-name="ce46">
            <text:p><text:s text:c="2"/>24 973</text:p>
          </table:table-cell>
          <table:table-cell office:value-type="float" office:value="1093" table:style-name="ce46">
            <text:p><text:s text:c="2"/>1 093</text:p>
          </table:table-cell>
          <table:table-cell office:value-type="float" office:value="9087" table:style-name="ce46">
            <text:p><text:s text:c="2"/>9 087</text:p>
          </table:table-cell>
          <table:table-cell office:value-type="float" office:value="514" table:style-name="ce46">
            <text:p><text:s text:c="3"/>514</text:p>
          </table:table-cell>
          <table:table-cell office:value-type="float" office:value="2286" table:style-name="ce46">
            <text:p><text:s text:c="2"/>2 286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1775" table:style-name="ce46">
            <text:p><text:s text:c="2"/>1 775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1617" table:style-name="ce46">
            <text:p><text:s text:c="2"/>1 617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4212" table:style-name="ce46">
            <text:p><text:s text:c="2"/>4 212</text:p>
          </table:table-cell>
          <table:table-cell office:value-type="float" office:value="977" table:style-name="ce46">
            <text:p><text:s text:c="3"/>977</text:p>
          </table:table-cell>
          <table:table-cell office:value-type="float" office:value="1131" table:style-name="ce46">
            <text:p><text:s text:c="2"/>1 131</text:p>
          </table:table-cell>
          <table:table-cell office:value-type="float" office:value="501" table:style-name="ce46">
            <text:p><text:s text:c="3"/>501</text:p>
          </table:table-cell>
          <table:table-cell office:value-type="float" office:value="1006" table:style-name="ce46">
            <text:p><text:s text:c="2"/>1 006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1931" table:style-name="ce46">
            <text:p><text:s text:c="2"/>1 9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7276" table:style-name="ce46">
            <text:p><text:s text:c="2"/>77 27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93" table:style-name="ce47">
            <text:p><text:s text:c="3"/>493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262" table:style-name="ce47">
            <text:p><text:s text:c="3"/>262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737" table:style-name="ce47">
            <text:p><text:s text:c="3"/>737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577" table:style-name="ce47">
            <text:p><text:s text:c="3"/>577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365" table:style-name="ce47">
            <text:p><text:s text:c="3"/>365</text:p>
          </table:table-cell>
          <table:table-cell office:value-type="float" office:value="307" table:style-name="ce47">
            <text:p><text:s text:c="3"/>307</text:p>
          </table:table-cell>
          <table:table-cell office:value-type="float" office:value="4151" table:style-name="ce47">
            <text:p><text:s text:c="2"/>4 151</text:p>
          </table:table-cell>
          <table:table-cell office:value-type="float" office:value="591" table:style-name="ce47">
            <text:p><text:s text:c="3"/>59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22" table:style-name="ce47">
            <text:p><text:s text:c="3"/>622</text:p>
          </table:table-cell>
          <table:table-cell office:value-type="float" office:value="604" table:style-name="ce47">
            <text:p><text:s text:c="3"/>604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614" table:style-name="ce47">
            <text:p><text:s text:c="3"/>614</text:p>
          </table:table-cell>
          <table:table-cell office:value-type="float" office:value="664" table:style-name="ce47">
            <text:p><text:s text:c="3"/>664</text:p>
          </table:table-cell>
          <table:table-cell office:value-type="float" office:value="2183" table:style-name="ce47">
            <text:p><text:s text:c="2"/>2 183</text:p>
          </table:table-cell>
          <table:table-cell office:value-type="float" office:value="3880" table:style-name="ce47">
            <text:p><text:s text:c="2"/>3 880</text:p>
          </table:table-cell>
          <table:table-cell office:value-type="float" office:value="9376" table:style-name="ce47">
            <text:p><text:s text:c="2"/>9 376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1353" table:style-name="ce47">
            <text:p><text:s text:c="2"/>1 353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858" table:style-name="ce47">
            <text:p><text:s text:c="2"/>1 858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573" table:style-name="ce47">
            <text:p><text:s text:c="3"/>573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6793" table:style-name="ce47">
            <text:p><text:s text:c="2"/>6 793</text:p>
          </table:table-cell>
          <table:table-cell office:value-type="float" office:value="805" table:style-name="ce47">
            <text:p><text:s text:c="3"/>805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1317" table:style-name="ce47">
            <text:p><text:s text:c="2"/>1 3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973" table:style-name="ce47">
            <text:p><text:s text:c="3"/>9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686" table:style-name="ce47">
            <text:p><text:s text:c="2"/>42 68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3184" table:style-name="ce47">
            <text:p><text:s text:c="2"/>3 184</text:p>
          </table:table-cell>
          <table:table-cell office:value-type="float" office:value="1448" table:style-name="ce47">
            <text:p><text:s text:c="2"/>1 448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501" table:style-name="ce47">
            <text:p><text:s text:c="3"/>501</text:p>
          </table:table-cell>
          <table:table-cell office:value-type="float" office:value="2949" table:style-name="ce47">
            <text:p><text:s text:c="2"/>2 949</text:p>
          </table:table-cell>
          <table:table-cell office:value-type="float" office:value="1730" table:style-name="ce47">
            <text:p><text:s text:c="2"/>1 730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3616" table:style-name="ce47">
            <text:p><text:s text:c="2"/>3 616</text:p>
          </table:table-cell>
          <table:table-cell office:value-type="float" office:value="1519" table:style-name="ce47">
            <text:p><text:s text:c="2"/>1 519</text:p>
          </table:table-cell>
          <table:table-cell office:value-type="float" office:value="3761" table:style-name="ce47">
            <text:p><text:s text:c="2"/>3 761</text:p>
          </table:table-cell>
          <table:table-cell office:value-type="float" office:value="1274" table:style-name="ce47">
            <text:p><text:s text:c="2"/>1 274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902" table:style-name="ce47">
            <text:p><text:s text:c="3"/>902</text:p>
          </table:table-cell>
          <table:table-cell office:value-type="float" office:value="885" table:style-name="ce47">
            <text:p><text:s text:c="3"/>885</text:p>
          </table:table-cell>
          <table:table-cell office:value-type="float" office:value="644" table:style-name="ce47">
            <text:p><text:s text:c="3"/>644</text:p>
          </table:table-cell>
          <table:table-cell office:value-type="float" office:value="453" table:style-name="ce47">
            <text:p><text:s text:c="3"/>453</text:p>
          </table:table-cell>
          <table:table-cell office:value-type="float" office:value="1781" table:style-name="ce47">
            <text:p><text:s text:c="2"/>1 781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1995" table:style-name="ce47">
            <text:p><text:s text:c="2"/>1 995</text:p>
          </table:table-cell>
          <table:table-cell office:value-type="float" office:value="757" table:style-name="ce47">
            <text:p><text:s text:c="3"/>757</text:p>
          </table:table-cell>
          <table:table-cell office:value-type="float" office:value="2618" table:style-name="ce47">
            <text:p><text:s text:c="2"/>2 618</text:p>
          </table:table-cell>
          <table:table-cell office:value-type="float" office:value="1149" table:style-name="ce47">
            <text:p><text:s text:c="2"/>1 149</text:p>
          </table:table-cell>
          <table:table-cell office:value-type="float" office:value="631" table:style-name="ce47">
            <text:p><text:s text:c="3"/>631</text:p>
          </table:table-cell>
          <table:table-cell office:value-type="float" office:value="772" table:style-name="ce47">
            <text:p><text:s text:c="3"/>772</text:p>
          </table:table-cell>
          <table:table-cell office:value-type="float" office:value="1600" table:style-name="ce47">
            <text:p><text:s text:c="2"/>1 600</text:p>
          </table:table-cell>
          <table:table-cell office:value-type="float" office:value="1724" table:style-name="ce47">
            <text:p><text:s text:c="2"/>1 724</text:p>
          </table:table-cell>
          <table:table-cell office:value-type="float" office:value="2946" table:style-name="ce47">
            <text:p><text:s text:c="2"/>2 946</text:p>
          </table:table-cell>
          <table:table-cell office:value-type="float" office:value="1001" table:style-name="ce47">
            <text:p><text:s text:c="2"/>1 001</text:p>
          </table:table-cell>
          <table:table-cell office:value-type="float" office:value="1583" table:style-name="ce47">
            <text:p><text:s text:c="2"/>1 583</text:p>
          </table:table-cell>
          <table:table-cell office:value-type="float" office:value="1326" table:style-name="ce47">
            <text:p><text:s text:c="2"/>1 326</text:p>
          </table:table-cell>
          <table:table-cell office:value-type="float" office:value="1427" table:style-name="ce47">
            <text:p><text:s text:c="2"/>1 427</text:p>
          </table:table-cell>
          <table:table-cell office:value-type="float" office:value="2120" table:style-name="ce47">
            <text:p><text:s text:c="2"/>2 120</text:p>
          </table:table-cell>
          <table:table-cell office:value-type="float" office:value="3475" table:style-name="ce47">
            <text:p><text:s text:c="2"/>3 475</text:p>
          </table:table-cell>
          <table:table-cell office:value-type="float" office:value="1432" table:style-name="ce47">
            <text:p><text:s text:c="2"/>1 432</text:p>
          </table:table-cell>
          <table:table-cell office:value-type="float" office:value="822" table:style-name="ce47">
            <text:p><text:s text:c="3"/>822</text:p>
          </table:table-cell>
          <table:table-cell office:value-type="float" office:value="840" table:style-name="ce47">
            <text:p><text:s text:c="3"/>840</text:p>
          </table:table-cell>
          <table:table-cell office:value-type="float" office:value="492" table:style-name="ce47">
            <text:p><text:s text:c="3"/>492</text:p>
          </table:table-cell>
          <table:table-cell office:value-type="float" office:value="4403" table:style-name="ce47">
            <text:p><text:s text:c="2"/>4 403</text:p>
          </table:table-cell>
          <table:table-cell office:value-type="float" office:value="839" table:style-name="ce47">
            <text:p><text:s text:c="3"/>839</text:p>
          </table:table-cell>
          <table:table-cell office:value-type="float" office:value="7841" table:style-name="ce47">
            <text:p><text:s text:c="2"/>7 841</text:p>
          </table:table-cell>
          <table:table-cell office:value-type="float" office:value="2177" table:style-name="ce47">
            <text:p><text:s text:c="2"/>2 177</text:p>
          </table:table-cell>
          <table:table-cell office:value-type="float" office:value="16086" table:style-name="ce47">
            <text:p><text:s text:c="2"/>16 086</text:p>
          </table:table-cell>
          <table:table-cell office:value-type="float" office:value="6222" table:style-name="ce47">
            <text:p><text:s text:c="2"/>6 222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966" table:style-name="ce47">
            <text:p><text:s text:c="3"/>966</text:p>
          </table:table-cell>
          <table:table-cell office:value-type="float" office:value="2122" table:style-name="ce47">
            <text:p><text:s text:c="2"/>2 122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1790" table:style-name="ce47">
            <text:p><text:s text:c="2"/>1 790</text:p>
          </table:table-cell>
          <table:table-cell office:value-type="float" office:value="580" table:style-name="ce47">
            <text:p><text:s text:c="3"/>580</text:p>
          </table:table-cell>
          <table:table-cell office:value-type="float" office:value="707" table:style-name="ce47">
            <text:p><text:s text:c="3"/>707</text:p>
          </table:table-cell>
          <table:table-cell office:value-type="float" office:value="4813" table:style-name="ce47">
            <text:p><text:s text:c="2"/>4 813</text:p>
          </table:table-cell>
          <table:table-cell office:value-type="float" office:value="1360" table:style-name="ce47">
            <text:p><text:s text:c="2"/>1 360</text:p>
          </table:table-cell>
          <table:table-cell office:value-type="float" office:value="50205" table:style-name="ce47">
            <text:p><text:s text:c="2"/>50 205</text:p>
          </table:table-cell>
          <table:table-cell office:value-type="float" office:value="10347" table:style-name="ce47">
            <text:p><text:s text:c="2"/>10 347</text:p>
          </table:table-cell>
          <table:table-cell office:value-type="float" office:value="2855" table:style-name="ce47">
            <text:p><text:s text:c="2"/>2 855</text:p>
          </table:table-cell>
          <table:table-cell office:value-type="float" office:value="1023" table:style-name="ce47">
            <text:p><text:s text:c="2"/>1 023</text:p>
          </table:table-cell>
          <table:table-cell office:value-type="float" office:value="523" table:style-name="ce47">
            <text:p><text:s text:c="3"/>523</text:p>
          </table:table-cell>
          <table:table-cell office:value-type="float" office:value="832" table:style-name="ce47">
            <text:p><text:s text:c="3"/>832</text:p>
          </table:table-cell>
          <table:table-cell office:value-type="float" office:value="2959" table:style-name="ce47">
            <text:p><text:s text:c="2"/>2 959</text:p>
          </table:table-cell>
          <table:table-cell office:value-type="float" office:value="568" table:style-name="ce47">
            <text:p><text:s text:c="3"/>568</text:p>
          </table:table-cell>
          <table:table-cell office:value-type="float" office:value="41222" table:style-name="ce47">
            <text:p><text:s text:c="2"/>41 222</text:p>
          </table:table-cell>
          <table:table-cell office:value-type="float" office:value="197" table:style-name="ce47">
            <text:p><text:s text:c="3"/>197</text:p>
          </table:table-cell>
          <table:table-cell office:value-type="float" office:value="844" table:style-name="ce47">
            <text:p><text:s text:c="3"/>844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3246" table:style-name="ce47">
            <text:p><text:s text:c="2"/>3 246</text:p>
          </table:table-cell>
          <table:table-cell office:value-type="float" office:value="578" table:style-name="ce47">
            <text:p><text:s text:c="3"/>578</text:p>
          </table:table-cell>
          <table:table-cell office:value-type="float" office:value="2196" table:style-name="ce47">
            <text:p><text:s text:c="2"/>2 1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3227" table:style-name="ce47">
            <text:p><text:s text:c="2"/>223 22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40" table:style-name="ce47">
            <text:p><text:s text:c="3"/>340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308" table:style-name="ce47">
            <text:p><text:s text:c="3"/>308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617" table:style-name="ce47">
            <text:p><text:s text:c="3"/>617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1130" table:style-name="ce47">
            <text:p><text:s text:c="2"/>1 130</text:p>
          </table:table-cell>
          <table:table-cell office:value-type="float" office:value="2751" table:style-name="ce47">
            <text:p><text:s text:c="2"/>2 751</text:p>
          </table:table-cell>
          <table:table-cell office:value-type="float" office:value="21084" table:style-name="ce47">
            <text:p><text:s text:c="2"/>21 084</text:p>
          </table:table-cell>
          <table:table-cell office:value-type="float" office:value="832" table:style-name="ce47">
            <text:p><text:s text:c="3"/>832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1561" table:style-name="ce47">
            <text:p><text:s text:c="2"/>1 56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2863" table:style-name="ce47">
            <text:p><text:s text:c="2"/>2 863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2073" table:style-name="ce47">
            <text:p><text:s text:c="2"/>2 073</text:p>
          </table:table-cell>
          <table:table-cell office:value-type="float" office:value="864" table:style-name="ce47">
            <text:p><text:s text:c="3"/>864</text:p>
          </table:table-cell>
          <table:table-cell office:value-type="float" office:value="4758" table:style-name="ce47">
            <text:p><text:s text:c="2"/>4 758</text:p>
          </table:table-cell>
          <table:table-cell office:value-type="float" office:value="1339" table:style-name="ce47">
            <text:p><text:s text:c="2"/>1 339</text:p>
          </table:table-cell>
          <table:table-cell office:value-type="float" office:value="3000" table:style-name="ce47">
            <text:p><text:s text:c="2"/>3 000</text:p>
          </table:table-cell>
          <table:table-cell office:value-type="float" office:value="662" table:style-name="ce47">
            <text:p><text:s text:c="3"/>662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731" table:style-name="ce47">
            <text:p><text:s text:c="3"/>731</text:p>
          </table:table-cell>
          <table:table-cell office:value-type="float" office:value="2025" table:style-name="ce47">
            <text:p><text:s text:c="2"/>2 025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2053" table:style-name="ce47">
            <text:p><text:s text:c="2"/>2 053</text:p>
          </table:table-cell>
          <table:table-cell office:value-type="float" office:value="421" table:style-name="ce47">
            <text:p><text:s text:c="3"/>421</text:p>
          </table:table-cell>
          <table:table-cell office:value-type="float" office:value="2673" table:style-name="ce47">
            <text:p><text:s text:c="2"/>2 673</text:p>
          </table:table-cell>
          <table:table-cell office:value-type="float" office:value="291" table:style-name="ce47">
            <text:p><text:s text:c="3"/>291</text:p>
          </table:table-cell>
          <table:table-cell office:value-type="float" office:value="1146" table:style-name="ce47">
            <text:p><text:s text:c="2"/>1 146</text:p>
          </table:table-cell>
          <table:table-cell office:value-type="float" office:value="2287" table:style-name="ce47">
            <text:p><text:s text:c="2"/>2 287</text:p>
          </table:table-cell>
          <table:table-cell office:value-type="float" office:value="2006" table:style-name="ce47">
            <text:p><text:s text:c="2"/>2 00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161" table:style-name="ce47">
            <text:p><text:s text:c="2"/>64 161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26" table:style-name="ce47">
            <text:p><text:s text:c="3"/>426</text:p>
          </table:table-cell>
          <table:table-cell office:value-type="float" office:value="5095" table:style-name="ce47">
            <text:p><text:s text:c="2"/>5 095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2362" table:style-name="ce47">
            <text:p><text:s text:c="2"/>2 362</text:p>
          </table:table-cell>
          <table:table-cell office:value-type="float" office:value="710" table:style-name="ce47">
            <text:p><text:s text:c="3"/>710</text:p>
          </table:table-cell>
          <table:table-cell office:value-type="float" office:value="4364" table:style-name="ce47">
            <text:p><text:s text:c="2"/>4 364</text:p>
          </table:table-cell>
          <table:table-cell office:value-type="float" office:value="1035" table:style-name="ce47">
            <text:p><text:s text:c="2"/>1 035</text:p>
          </table:table-cell>
          <table:table-cell office:value-type="float" office:value="613" table:style-name="ce47">
            <text:p><text:s text:c="3"/>613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1133" table:style-name="ce47">
            <text:p><text:s text:c="2"/>1 133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3028" table:style-name="ce47">
            <text:p><text:s text:c="2"/>3 028</text:p>
          </table:table-cell>
          <table:table-cell office:value-type="float" office:value="364" table:style-name="ce47">
            <text:p><text:s text:c="3"/>364</text:p>
          </table:table-cell>
          <table:table-cell office:value-type="float" office:value="2566" table:style-name="ce47">
            <text:p><text:s text:c="2"/>2 566</text:p>
          </table:table-cell>
          <table:table-cell office:value-type="float" office:value="2940" table:style-name="ce47">
            <text:p><text:s text:c="2"/>2 940</text:p>
          </table:table-cell>
          <table:table-cell office:value-type="float" office:value="934" table:style-name="ce47">
            <text:p><text:s text:c="3"/>934</text:p>
          </table:table-cell>
          <table:table-cell office:value-type="float" office:value="3032" table:style-name="ce47">
            <text:p><text:s text:c="2"/>3 032</text:p>
          </table:table-cell>
          <table:table-cell office:value-type="float" office:value="1016" table:style-name="ce47">
            <text:p><text:s text:c="2"/>1 016</text:p>
          </table:table-cell>
          <table:table-cell office:value-type="float" office:value="1414" table:style-name="ce47">
            <text:p><text:s text:c="2"/>1 414</text:p>
          </table:table-cell>
          <table:table-cell office:value-type="float" office:value="1202" table:style-name="ce47">
            <text:p><text:s text:c="2"/>1 202</text:p>
          </table:table-cell>
          <table:table-cell office:value-type="float" office:value="497" table:style-name="ce47">
            <text:p><text:s text:c="3"/>497</text:p>
          </table:table-cell>
          <table:table-cell office:value-type="float" office:value="629" table:style-name="ce47">
            <text:p><text:s text:c="3"/>629</text:p>
          </table:table-cell>
          <table:table-cell office:value-type="float" office:value="1889" table:style-name="ce47">
            <text:p><text:s text:c="2"/>1 889</text:p>
          </table:table-cell>
          <table:table-cell office:value-type="float" office:value="2302" table:style-name="ce47">
            <text:p><text:s text:c="2"/>2 302</text:p>
          </table:table-cell>
          <table:table-cell office:value-type="float" office:value="1091" table:style-name="ce47">
            <text:p><text:s text:c="2"/>1 091</text:p>
          </table:table-cell>
          <table:table-cell office:value-type="float" office:value="2184" table:style-name="ce47">
            <text:p><text:s text:c="2"/>2 184</text:p>
          </table:table-cell>
          <table:table-cell office:value-type="float" office:value="914" table:style-name="ce47">
            <text:p><text:s text:c="3"/>914</text:p>
          </table:table-cell>
          <table:table-cell office:value-type="float" office:value="214" table:style-name="ce47">
            <text:p><text:s text:c="3"/>214</text:p>
          </table:table-cell>
          <table:table-cell office:value-type="float" office:value="365" table:style-name="ce47">
            <text:p><text:s text:c="3"/>365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510" table:style-name="ce47">
            <text:p><text:s text:c="3"/>510</text:p>
          </table:table-cell>
          <table:table-cell office:value-type="float" office:value="790" table:style-name="ce47">
            <text:p><text:s text:c="3"/>790</text:p>
          </table:table-cell>
          <table:table-cell office:value-type="float" office:value="3481" table:style-name="ce47">
            <text:p><text:s text:c="2"/>3 481</text:p>
          </table:table-cell>
          <table:table-cell office:value-type="float" office:value="3948" table:style-name="ce47">
            <text:p><text:s text:c="2"/>3 948</text:p>
          </table:table-cell>
          <table:table-cell office:value-type="float" office:value="12308" table:style-name="ce47">
            <text:p><text:s text:c="2"/>12 308</text:p>
          </table:table-cell>
          <table:table-cell office:value-type="float" office:value="1462" table:style-name="ce47">
            <text:p><text:s text:c="2"/>1 462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392" table:style-name="ce47">
            <text:p><text:s text:c="3"/>392</text:p>
          </table:table-cell>
          <table:table-cell office:value-type="float" office:value="1043" table:style-name="ce47">
            <text:p><text:s text:c="2"/>1 043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516" table:style-name="ce47">
            <text:p><text:s text:c="3"/>516</text:p>
          </table:table-cell>
          <table:table-cell office:value-type="float" office:value="1561" table:style-name="ce47">
            <text:p><text:s text:c="2"/>1 561</text:p>
          </table:table-cell>
          <table:table-cell office:value-type="float" office:value="2162" table:style-name="ce47">
            <text:p><text:s text:c="2"/>2 162</text:p>
          </table:table-cell>
          <table:table-cell office:value-type="float" office:value="1423" table:style-name="ce47">
            <text:p><text:s text:c="2"/>1 423</text:p>
          </table:table-cell>
          <table:table-cell office:value-type="float" office:value="11113" table:style-name="ce47">
            <text:p><text:s text:c="2"/>11 113</text:p>
          </table:table-cell>
          <table:table-cell office:value-type="float" office:value="1129" table:style-name="ce47">
            <text:p><text:s text:c="2"/>1 129</text:p>
          </table:table-cell>
          <table:table-cell office:value-type="float" office:value="9818" table:style-name="ce47">
            <text:p><text:s text:c="2"/>9 818</text:p>
          </table:table-cell>
          <table:table-cell office:value-type="float" office:value="2748" table:style-name="ce47">
            <text:p><text:s text:c="2"/>2 748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521" table:style-name="ce47">
            <text:p><text:s text:c="3"/>521</text:p>
          </table:table-cell>
          <table:table-cell office:value-type="float" office:value="2232" table:style-name="ce47">
            <text:p><text:s text:c="2"/>2 232</text:p>
          </table:table-cell>
          <table:table-cell office:value-type="float" office:value="609" table:style-name="ce47">
            <text:p><text:s text:c="3"/>609</text:p>
          </table:table-cell>
          <table:table-cell office:value-type="float" office:value="1724" table:style-name="ce47">
            <text:p><text:s text:c="2"/>1 724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161" table:style-name="ce47">
            <text:p><text:s text:c="2"/>1 161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894" table:style-name="ce47">
            <text:p><text:s text:c="3"/>894</text:p>
          </table:table-cell>
          <table:table-cell office:value-type="float" office:value="585" table:style-name="ce47">
            <text:p><text:s text:c="3"/>585</text:p>
          </table:table-cell>
          <table:table-cell office:value-type="float" office:value="2595" table:style-name="ce47">
            <text:p><text:s text:c="2"/>2 59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0205" table:style-name="ce47">
            <text:p><text:s text:c="2"/>110 2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5" table:style-name="ce46">
            <text:p><text:s text:c="3"/>6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07" table:style-name="ce46">
            <text:p><text:s text:c="2"/>2 10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465" table:style-name="ce46">
            <text:p><text:s text:c="3"/>46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192" table:style-name="ce46">
            <text:p><text:s text:c="2"/>2 192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856" table:style-name="ce46">
            <text:p><text:s text:c="3"/>856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843" table:style-name="ce46">
            <text:p><text:s text:c="3"/>843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672" table:style-name="ce46">
            <text:p><text:s text:c="3"/>672</text:p>
          </table:table-cell>
          <table:table-cell office:value-type="float" office:value="611" table:style-name="ce46">
            <text:p><text:s text:c="3"/>611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867" table:style-name="ce46">
            <text:p><text:s text:c="3"/>867</text:p>
          </table:table-cell>
          <table:table-cell office:value-type="float" office:value="835" table:style-name="ce46">
            <text:p><text:s text:c="3"/>835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480" table:style-name="ce46">
            <text:p><text:s text:c="3"/>480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656" table:style-name="ce46">
            <text:p><text:s text:c="3"/>656</text:p>
          </table:table-cell>
          <table:table-cell office:value-type="float" office:value="420" table:style-name="ce46">
            <text:p><text:s text:c="3"/>420</text:p>
          </table:table-cell>
          <table:table-cell office:value-type="float" office:value="1575" table:style-name="ce46">
            <text:p><text:s text:c="2"/>1 575</text:p>
          </table:table-cell>
          <table:table-cell office:value-type="float" office:value="2157" table:style-name="ce46">
            <text:p><text:s text:c="2"/>2 157</text:p>
          </table:table-cell>
          <table:table-cell office:value-type="float" office:value="837" table:style-name="ce46">
            <text:p><text:s text:c="3"/>837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2365" table:style-name="ce46">
            <text:p><text:s text:c="2"/>2 365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4617" table:style-name="ce46">
            <text:p><text:s text:c="2"/>4 617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202" table:style-name="ce46">
            <text:p><text:s text:c="2"/>1 202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58" table:style-name="ce46">
            <text:p><text:s text:c="2"/>3 75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718" table:style-name="ce46">
            <text:p><text:s text:c="3"/>718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98" table:style-name="ce46">
            <text:p><text:s text:c="2"/>2 6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64" table:style-name="ce46">
            <text:p><text:s text:c="2"/>5 064</text:p>
          </table:table-cell>
          <table:table-cell office:value-type="float" office:value="662" table:style-name="ce46">
            <text:p><text:s text:c="3"/>662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788" table:style-name="ce46">
            <text:p><text:s text:c="3"/>7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790" table:style-name="ce46">
            <text:p><text:s text:c="2"/>41 79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386" table:style-name="ce46">
            <text:p><text:s text:c="2"/>1 386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2253" table:style-name="ce46">
            <text:p><text:s text:c="2"/>2 253</text:p>
          </table:table-cell>
          <table:table-cell office:value-type="float" office:value="4114" table:style-name="ce46">
            <text:p><text:s text:c="2"/>4 114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669" table:style-name="ce46">
            <text:p><text:s text:c="3"/>669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990" table:style-name="ce46">
            <text:p><text:s text:c="3"/>990</text:p>
          </table:table-cell>
          <table:table-cell office:value-type="float" office:value="1506" table:style-name="ce46">
            <text:p><text:s text:c="2"/>1 506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381" table:style-name="ce46">
            <text:p><text:s text:c="3"/>381</text:p>
          </table:table-cell>
          <table:table-cell office:value-type="float" office:value="1244" table:style-name="ce46">
            <text:p><text:s text:c="2"/>1 244</text:p>
          </table:table-cell>
          <table:table-cell office:value-type="float" office:value="696" table:style-name="ce46">
            <text:p><text:s text:c="3"/>696</text:p>
          </table:table-cell>
          <table:table-cell office:value-type="float" office:value="422" table:style-name="ce46">
            <text:p><text:s text:c="3"/>422</text:p>
          </table:table-cell>
          <table:table-cell office:value-type="float" office:value="4467" table:style-name="ce46">
            <text:p><text:s text:c="2"/>4 467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257" table:style-name="ce46">
            <text:p><text:s text:c="3"/>257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839" table:style-name="ce46">
            <text:p><text:s text:c="2"/>1 839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1773" table:style-name="ce46">
            <text:p><text:s text:c="2"/>1 773</text:p>
          </table:table-cell>
          <table:table-cell office:value-type="float" office:value="2281" table:style-name="ce46">
            <text:p><text:s text:c="2"/>2 281</text:p>
          </table:table-cell>
          <table:table-cell office:value-type="float" office:value="11055" table:style-name="ce46">
            <text:p><text:s text:c="2"/>11 055</text:p>
          </table:table-cell>
          <table:table-cell office:value-type="float" office:value="523" table:style-name="ce46">
            <text:p><text:s text:c="3"/>523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774" table:style-name="ce46">
            <text:p><text:s text:c="3"/>774</text:p>
          </table:table-cell>
          <table:table-cell office:value-type="float" office:value="216" table:style-name="ce46">
            <text:p><text:s text:c="3"/>216</text:p>
          </table:table-cell>
          <table:table-cell office:value-type="float" office:value="482" table:style-name="ce46">
            <text:p><text:s text:c="3"/>482</text:p>
          </table:table-cell>
          <table:table-cell office:value-type="float" office:value="1261" table:style-name="ce46">
            <text:p><text:s text:c="2"/>1 261</text:p>
          </table:table-cell>
          <table:table-cell office:value-type="float" office:value="1674" table:style-name="ce46">
            <text:p><text:s text:c="2"/>1 674</text:p>
          </table:table-cell>
          <table:table-cell office:value-type="float" office:value="3449" table:style-name="ce46">
            <text:p><text:s text:c="2"/>3 449</text:p>
          </table:table-cell>
          <table:table-cell office:value-type="float" office:value="1178" table:style-name="ce46">
            <text:p><text:s text:c="2"/>1 178</text:p>
          </table:table-cell>
          <table:table-cell office:value-type="float" office:value="9545" table:style-name="ce46">
            <text:p><text:s text:c="2"/>9 545</text:p>
          </table:table-cell>
          <table:table-cell office:value-type="float" office:value="614" table:style-name="ce46">
            <text:p><text:s text:c="3"/>614</text:p>
          </table:table-cell>
          <table:table-cell office:value-type="float" office:value="3332" table:style-name="ce46">
            <text:p><text:s text:c="2"/>3 332</text:p>
          </table:table-cell>
          <table:table-cell office:value-type="float" office:value="311" table:style-name="ce46">
            <text:p><text:s text:c="3"/>311</text:p>
          </table:table-cell>
          <table:table-cell office:value-type="float" office:value="1122" table:style-name="ce46">
            <text:p><text:s text:c="2"/>1 122</text:p>
          </table:table-cell>
          <table:table-cell office:value-type="float" office:value="719" table:style-name="ce46">
            <text:p><text:s text:c="3"/>719</text:p>
          </table:table-cell>
          <table:table-cell office:value-type="float" office:value="1178" table:style-name="ce46">
            <text:p><text:s text:c="2"/>1 178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3462" table:style-name="ce46">
            <text:p><text:s text:c="2"/>3 462</text:p>
          </table:table-cell>
          <table:table-cell office:value-type="float" office:value="570" table:style-name="ce46">
            <text:p><text:s text:c="3"/>570</text:p>
          </table:table-cell>
          <table:table-cell office:value-type="float" office:value="1847" table:style-name="ce46">
            <text:p><text:s text:c="2"/>1 847</text:p>
          </table:table-cell>
          <table:table-cell office:value-type="float" office:value="817" table:style-name="ce46">
            <text:p><text:s text:c="3"/>817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1028" table:style-name="ce46">
            <text:p><text:s text:c="2"/>1 028</text:p>
          </table:table-cell>
          <table:table-cell office:value-type="float" office:value="1575" table:style-name="ce46">
            <text:p><text:s text:c="2"/>1 5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6011" table:style-name="ce46">
            <text:p><text:s text:c="2"/>76 01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6280" table:style-name="ce46">
            <text:p><text:s text:c="2"/>6 280</text:p>
          </table:table-cell>
          <table:table-cell office:value-type="float" office:value="920" table:style-name="ce46">
            <text:p><text:s text:c="3"/>920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731" table:style-name="ce46">
            <text:p><text:s text:c="3"/>731</text:p>
          </table:table-cell>
          <table:table-cell office:value-type="float" office:value="320" table:style-name="ce46">
            <text:p><text:s text:c="3"/>32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530" table:style-name="ce46">
            <text:p><text:s text:c="3"/>530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519" table:style-name="ce46">
            <text:p><text:s text:c="3"/>519</text:p>
          </table:table-cell>
          <table:table-cell office:value-type="float" office:value="478" table:style-name="ce46">
            <text:p><text:s text:c="3"/>478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1254" table:style-name="ce46">
            <text:p><text:s text:c="2"/>1 254</text:p>
          </table:table-cell>
          <table:table-cell office:value-type="float" office:value="500" table:style-name="ce46">
            <text:p><text:s text:c="3"/>500</text:p>
          </table:table-cell>
          <table:table-cell office:value-type="float" office:value="463" table:style-name="ce46">
            <text:p><text:s text:c="3"/>463</text:p>
          </table:table-cell>
          <table:table-cell office:value-type="float" office:value="181" table:style-name="ce46">
            <text:p><text:s text:c="3"/>181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521" table:style-name="ce46">
            <text:p><text:s text:c="3"/>521</text:p>
          </table:table-cell>
          <table:table-cell office:value-type="float" office:value="1254" table:style-name="ce46">
            <text:p><text:s text:c="2"/>1 254</text:p>
          </table:table-cell>
          <table:table-cell office:value-type="float" office:value="4040" table:style-name="ce46">
            <text:p><text:s text:c="2"/>4 040</text:p>
          </table:table-cell>
          <table:table-cell office:value-type="float" office:value="620" table:style-name="ce46">
            <text:p><text:s text:c="3"/>620</text:p>
          </table:table-cell>
          <table:table-cell office:value-type="float" office:value="4249" table:style-name="ce46">
            <text:p><text:s text:c="2"/>4 249</text:p>
          </table:table-cell>
          <table:table-cell office:value-type="float" office:value="2994" table:style-name="ce46">
            <text:p><text:s text:c="2"/>2 994</text:p>
          </table:table-cell>
          <table:table-cell office:value-type="float" office:value="857" table:style-name="ce46">
            <text:p><text:s text:c="3"/>857</text:p>
          </table:table-cell>
          <table:table-cell office:value-type="float" office:value="2637" table:style-name="ce46">
            <text:p><text:s text:c="2"/>2 637</text:p>
          </table:table-cell>
          <table:table-cell office:value-type="float" office:value="1242" table:style-name="ce46">
            <text:p><text:s text:c="2"/>1 242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574" table:style-name="ce46">
            <text:p><text:s text:c="3"/>574</text:p>
          </table:table-cell>
          <table:table-cell office:value-type="float" office:value="646" table:style-name="ce46">
            <text:p><text:s text:c="3"/>646</text:p>
          </table:table-cell>
          <table:table-cell office:value-type="float" office:value="697" table:style-name="ce46">
            <text:p><text:s text:c="3"/>697</text:p>
          </table:table-cell>
          <table:table-cell office:value-type="float" office:value="3810" table:style-name="ce46">
            <text:p><text:s text:c="2"/>3 810</text:p>
          </table:table-cell>
          <table:table-cell office:value-type="float" office:value="1191" table:style-name="ce46">
            <text:p><text:s text:c="2"/>1 191</text:p>
          </table:table-cell>
          <table:table-cell office:value-type="float" office:value="1294" table:style-name="ce46">
            <text:p><text:s text:c="2"/>1 294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927" table:style-name="ce46">
            <text:p><text:s text:c="3"/>927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1039" table:style-name="ce46">
            <text:p><text:s text:c="2"/>1 039</text:p>
          </table:table-cell>
          <table:table-cell office:value-type="float" office:value="819" table:style-name="ce46">
            <text:p><text:s text:c="3"/>819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3010" table:style-name="ce46">
            <text:p><text:s text:c="2"/>3 010</text:p>
          </table:table-cell>
          <table:table-cell office:value-type="float" office:value="975" table:style-name="ce46">
            <text:p><text:s text:c="3"/>975</text:p>
          </table:table-cell>
          <table:table-cell office:value-type="float" office:value="1229" table:style-name="ce46">
            <text:p><text:s text:c="2"/>1 229</text:p>
          </table:table-cell>
          <table:table-cell office:value-type="float" office:value="1239" table:style-name="ce46">
            <text:p><text:s text:c="2"/>1 239</text:p>
          </table:table-cell>
          <table:table-cell office:value-type="float" office:value="598" table:style-name="ce46">
            <text:p><text:s text:c="3"/>598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590" table:style-name="ce46">
            <text:p><text:s text:c="2"/>55 59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33" table:style-name="ce46">
            <text:p><text:s text:c="3"/>233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213" table:style-name="ce46">
            <text:p><text:s text:c="3"/>213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373" table:style-name="ce46">
            <text:p><text:s text:c="3"/>373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814" table:style-name="ce46">
            <text:p><text:s text:c="3"/>814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77" table:style-name="ce46">
            <text:p><text:s text:c="3"/>477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949" table:style-name="ce46">
            <text:p><text:s text:c="3"/>949</text:p>
          </table:table-cell>
          <table:table-cell office:value-type="float" office:value="509" table:style-name="ce46">
            <text:p><text:s text:c="3"/>509</text:p>
          </table:table-cell>
          <table:table-cell office:value-type="float" office:value="4048" table:style-name="ce46">
            <text:p><text:s text:c="2"/>4 048</text:p>
          </table:table-cell>
          <table:table-cell office:value-type="float" office:value="636" table:style-name="ce46">
            <text:p><text:s text:c="3"/>636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925" table:style-name="ce46">
            <text:p><text:s text:c="3"/>925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526" table:style-name="ce46">
            <text:p><text:s text:c="3"/>526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427" table:style-name="ce46">
            <text:p><text:s text:c="3"/>427</text:p>
          </table:table-cell>
          <table:table-cell office:value-type="float" office:value="991" table:style-name="ce46">
            <text:p><text:s text:c="3"/>991</text:p>
          </table:table-cell>
          <table:table-cell office:value-type="float" office:value="715" table:style-name="ce46">
            <text:p><text:s text:c="3"/>715</text:p>
          </table:table-cell>
          <table:table-cell office:value-type="float" office:value="2447" table:style-name="ce46">
            <text:p><text:s text:c="2"/>2 447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972" table:style-name="ce46">
            <text:p><text:s text:c="3"/>972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1662" table:style-name="ce46">
            <text:p><text:s text:c="2"/>1 662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2605" table:style-name="ce46">
            <text:p><text:s text:c="2"/>2 605</text:p>
          </table:table-cell>
          <table:table-cell office:value-type="float" office:value="1490" table:style-name="ce46">
            <text:p><text:s text:c="2"/>1 490</text:p>
          </table:table-cell>
          <table:table-cell office:value-type="float" office:value="940" table:style-name="ce46">
            <text:p><text:s text:c="3"/>940</text:p>
          </table:table-cell>
          <table:table-cell office:value-type="float" office:value="1251" table:style-name="ce46">
            <text:p><text:s text:c="2"/>1 251</text:p>
          </table:table-cell>
          <table:table-cell office:value-type="float" office:value="1195" table:style-name="ce46">
            <text:p><text:s text:c="2"/>1 195</text:p>
          </table:table-cell>
          <table:table-cell office:value-type="float" office:value="259" table:style-name="ce46">
            <text:p><text:s text:c="3"/>259</text:p>
          </table:table-cell>
          <table:table-cell office:value-type="float" office:value="868" table:style-name="ce46">
            <text:p><text:s text:c="3"/>8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095" table:style-name="ce46">
            <text:p><text:s text:c="2"/>31 09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01" table:style-name="ce47">
            <text:p><text:s text:c="3"/>401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670" table:style-name="ce47">
            <text:p><text:s text:c="3"/>670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357" table:style-name="ce47">
            <text:p><text:s text:c="3"/>35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436" table:style-name="ce47">
            <text:p><text:s text:c="3"/>436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238" table:style-name="ce47">
            <text:p><text:s text:c="3"/>238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410" table:style-name="ce47">
            <text:p><text:s text:c="3"/>410</text:p>
          </table:table-cell>
          <table:table-cell office:value-type="float" office:value="349" table:style-name="ce47">
            <text:p><text:s text:c="3"/>349</text:p>
          </table:table-cell>
          <table:table-cell office:value-type="float" office:value="804" table:style-name="ce47">
            <text:p><text:s text:c="3"/>804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1139" table:style-name="ce47">
            <text:p><text:s text:c="2"/>1 139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826" table:style-name="ce47">
            <text:p><text:s text:c="3"/>826</text:p>
          </table:table-cell>
          <table:table-cell office:value-type="float" office:value="696" table:style-name="ce47">
            <text:p><text:s text:c="3"/>696</text:p>
          </table:table-cell>
          <table:table-cell office:value-type="float" office:value="11069" table:style-name="ce47">
            <text:p><text:s text:c="2"/>11 069</text:p>
          </table:table-cell>
          <table:table-cell office:value-type="float" office:value="614" table:style-name="ce47">
            <text:p><text:s text:c="3"/>614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424" table:style-name="ce47">
            <text:p><text:s text:c="3"/>424</text:p>
          </table:table-cell>
          <table:table-cell office:value-type="float" office:value="831" table:style-name="ce47">
            <text:p><text:s text:c="3"/>831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151" table:style-name="ce47">
            <text:p><text:s text:c="3"/>151</text:p>
          </table:table-cell>
          <table:table-cell office:value-type="float" office:value="9546" table:style-name="ce47">
            <text:p><text:s text:c="2"/>9 546</text:p>
          </table:table-cell>
          <table:table-cell office:value-type="float" office:value="2341" table:style-name="ce47">
            <text:p><text:s text:c="2"/>2 341</text:p>
          </table:table-cell>
          <table:table-cell office:value-type="float" office:value="11863" table:style-name="ce47">
            <text:p><text:s text:c="2"/>11 863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1066" table:style-name="ce47">
            <text:p><text:s text:c="2"/>1 066</text:p>
          </table:table-cell>
          <table:table-cell office:value-type="float" office:value="266" table:style-name="ce47">
            <text:p><text:s text:c="3"/>266</text:p>
          </table:table-cell>
          <table:table-cell office:value-type="float" office:value="260" table:style-name="ce47">
            <text:p><text:s text:c="3"/>260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1644" table:style-name="ce47">
            <text:p><text:s text:c="2"/>1 644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10831" table:style-name="ce47">
            <text:p><text:s text:c="2"/>10 831</text:p>
          </table:table-cell>
          <table:table-cell office:value-type="float" office:value="4619" table:style-name="ce47">
            <text:p><text:s text:c="2"/>4 619</text:p>
          </table:table-cell>
          <table:table-cell office:value-type="float" office:value="1025" table:style-name="ce47">
            <text:p><text:s text:c="2"/>1 025</text:p>
          </table:table-cell>
          <table:table-cell office:value-type="float" office:value="4667" table:style-name="ce47">
            <text:p><text:s text:c="2"/>4 667</text:p>
          </table:table-cell>
          <table:table-cell office:value-type="float" office:value="628" table:style-name="ce47">
            <text:p><text:s text:c="3"/>628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2532" table:style-name="ce47">
            <text:p><text:s text:c="2"/>2 5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059" table:style-name="ce47">
            <text:p><text:s text:c="2"/>76 05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46" table:style-name="ce47">
            <text:p><text:s text:c="3"/>146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5" table:style-name="ce47">
            <text:p><text:s text:c="3"/>145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204" table:style-name="ce47">
            <text:p><text:s text:c="3"/>204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519" table:style-name="ce47">
            <text:p><text:s text:c="3"/>519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2362" table:style-name="ce47">
            <text:p><text:s text:c="2"/>2 362</text:p>
          </table:table-cell>
          <table:table-cell office:value-type="float" office:value="829" table:style-name="ce47">
            <text:p><text:s text:c="3"/>82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1428" table:style-name="ce47">
            <text:p><text:s text:c="2"/>1 428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277" table:style-name="ce47">
            <text:p><text:s text:c="3"/>277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444" table:style-name="ce47">
            <text:p><text:s text:c="3"/>444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3870" table:style-name="ce47">
            <text:p><text:s text:c="2"/>3 870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444" table:style-name="ce47">
            <text:p><text:s text:c="3"/>444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375" table:style-name="ce47">
            <text:p><text:s text:c="3"/>375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789" table:style-name="ce47">
            <text:p><text:s text:c="2"/>2 789</text:p>
          </table:table-cell>
          <table:table-cell office:value-type="float" office:value="1164" table:style-name="ce47">
            <text:p><text:s text:c="2"/>1 164</text:p>
          </table:table-cell>
          <table:table-cell office:value-type="float" office:value="749" table:style-name="ce47">
            <text:p><text:s text:c="3"/>749</text:p>
          </table:table-cell>
          <table:table-cell office:value-type="float" office:value="796" table:style-name="ce47">
            <text:p><text:s text:c="3"/>7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347" table:style-name="ce47">
            <text:p><text:s text:c="2"/>21 34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557" table:style-name="ce46">
            <text:p><text:s text:c="3"/>557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28" table:style-name="ce46">
            <text:p><text:s text:c="2"/>1 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3" table:style-name="ce46">
            <text:p><text:s text:c="2"/>1 403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293" table:style-name="ce46">
            <text:p><text:s text:c="3"/>293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904" table:style-name="ce46">
            <text:p><text:s text:c="3"/>904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944" table:style-name="ce46">
            <text:p><text:s text:c="3"/>9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7" table:style-name="ce46">
            <text:p><text:s text:c="3"/>3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2" table:style-name="ce46">
            <text:p><text:s text:c="3"/>2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61" table:style-name="ce46">
            <text:p><text:s text:c="2"/>7 56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2086" table:style-name="ce46">
            <text:p><text:s text:c="2"/>12 0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145" table:style-name="ce46">
            <text:p><text:s text:c="2"/>12 14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3" table:style-name="ce46">
            <text:p><text:s text:c="2"/>1 703</text:p>
          </table:table-cell>
          <table:table-cell office:value-type="float" office:value="314" table:style-name="ce46">
            <text:p><text:s text:c="3"/>3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4" table:style-name="ce46">
            <text:p><text:s text:c="3"/>524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61" table:style-name="ce46">
            <text:p><text:s text:c="3"/>561</text:p>
          </table:table-cell>
          <table:table-cell office:value-type="float" office:value="939" table:style-name="ce46">
            <text:p><text:s text:c="3"/>9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96" table:style-name="ce46">
            <text:p><text:s text:c="2"/>4 1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37" table:style-name="ce46">
            <text:p><text:s text:c="3"/>53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37" table:style-name="ce46">
            <text:p><text:s text:c="2"/>3 63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334" table:style-name="ce47">
            <text:p><text:s text:c="3"/>334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07" table:style-name="ce47">
            <text:p><text:s text:c="3"/>4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715" table:style-name="ce47">
            <text:p><text:s text:c="2"/>1 715</text:p>
          </table:table-cell>
          <table:table-cell office:value-type="float" office:value="305" table:style-name="ce47">
            <text:p><text:s text:c="3"/>30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3895" table:style-name="ce47">
            <text:p><text:s text:c="2"/>3 895</text:p>
          </table:table-cell>
          <table:table-cell office:value-type="float" office:value="723" table:style-name="ce47">
            <text:p><text:s text:c="3"/>723</text:p>
          </table:table-cell>
          <table:table-cell office:value-type="float" office:value="1200" table:style-name="ce47">
            <text:p><text:s text:c="2"/>1 200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857" table:style-name="ce47">
            <text:p><text:s text:c="3"/>85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642" table:style-name="ce47">
            <text:p><text:s text:c="3"/>642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344" table:style-name="ce47">
            <text:p><text:s text:c="3"/>344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96" table:style-name="ce47">
            <text:p><text:s text:c="3"/>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533" table:style-name="ce47">
            <text:p><text:s text:c="2"/>12 53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7" table:style-name="ce47">
            <text:p><text:s text:c="3"/>677</text:p>
          </table:table-cell>
          <table:table-cell office:value-type="float" office:value="793" table:style-name="ce47">
            <text:p><text:s text:c="3"/>79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84" table:style-name="ce47">
            <text:p><text:s text:c="2"/>2 184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table:number-columns-repeated="69" table:style-name="ce59"/>
          <table:table-cell table:number-columns-repeated="16313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68750" table:style-name="ce49">
            <text:p><text:s text:c="2"/>68 750</text:p>
          </table:table-cell>
          <table:table-cell office:value-type="float" office:value="38585" table:style-name="ce49">
            <text:p><text:s text:c="2"/>38 585</text:p>
          </table:table-cell>
          <table:table-cell office:value-type="float" office:value="5374" table:style-name="ce49">
            <text:p><text:s text:c="2"/>5 374</text:p>
          </table:table-cell>
          <table:table-cell office:value-type="float" office:value="8246" table:style-name="ce49">
            <text:p><text:s text:c="2"/>8 246</text:p>
          </table:table-cell>
          <table:table-cell office:value-type="float" office:value="53856" table:style-name="ce49">
            <text:p><text:s text:c="2"/>53 856</text:p>
          </table:table-cell>
          <table:table-cell office:value-type="float" office:value="20034" table:style-name="ce49">
            <text:p><text:s text:c="2"/>20 034</text:p>
          </table:table-cell>
          <table:table-cell office:value-type="float" office:value="6456" table:style-name="ce49">
            <text:p><text:s text:c="2"/>6 456</text:p>
          </table:table-cell>
          <table:table-cell office:value-type="float" office:value="116678" table:style-name="ce49">
            <text:p><text:s text:c="2"/>116 678</text:p>
          </table:table-cell>
          <table:table-cell office:value-type="float" office:value="34877" table:style-name="ce49">
            <text:p><text:s text:c="2"/>34 877</text:p>
          </table:table-cell>
          <table:table-cell office:value-type="float" office:value="126505" table:style-name="ce49">
            <text:p><text:s text:c="2"/>126 505</text:p>
          </table:table-cell>
          <table:table-cell office:value-type="float" office:value="35810" table:style-name="ce49">
            <text:p><text:s text:c="2"/>35 810</text:p>
          </table:table-cell>
          <table:table-cell office:value-type="float" office:value="9810" table:style-name="ce49">
            <text:p><text:s text:c="2"/>9 810</text:p>
          </table:table-cell>
          <table:table-cell office:value-type="float" office:value="29545" table:style-name="ce49">
            <text:p><text:s text:c="2"/>29 545</text:p>
          </table:table-cell>
          <table:table-cell office:value-type="float" office:value="26466" table:style-name="ce49">
            <text:p><text:s text:c="2"/>26 466</text:p>
          </table:table-cell>
          <table:table-cell office:value-type="float" office:value="18720" table:style-name="ce49">
            <text:p><text:s text:c="2"/>18 720</text:p>
          </table:table-cell>
          <table:table-cell office:value-type="float" office:value="12481" table:style-name="ce49">
            <text:p><text:s text:c="2"/>12 481</text:p>
          </table:table-cell>
          <table:table-cell office:value-type="float" office:value="40897" table:style-name="ce49">
            <text:p><text:s text:c="2"/>40 897</text:p>
          </table:table-cell>
          <table:table-cell office:value-type="float" office:value="9805" table:style-name="ce49">
            <text:p><text:s text:c="2"/>9 805</text:p>
          </table:table-cell>
          <table:table-cell office:value-type="float" office:value="210614" table:style-name="ce49">
            <text:p><text:s text:c="2"/>210 614</text:p>
          </table:table-cell>
          <table:table-cell office:value-type="float" office:value="18954" table:style-name="ce49">
            <text:p><text:s text:c="2"/>18 954</text:p>
          </table:table-cell>
          <table:table-cell office:value-type="float" office:value="74517" table:style-name="ce49">
            <text:p><text:s text:c="2"/>74 517</text:p>
          </table:table-cell>
          <table:table-cell office:value-type="float" office:value="38051" table:style-name="ce49">
            <text:p><text:s text:c="2"/>38 051</text:p>
          </table:table-cell>
          <table:table-cell office:value-type="float" office:value="19454" table:style-name="ce49">
            <text:p><text:s text:c="2"/>19 454</text:p>
          </table:table-cell>
          <table:table-cell office:value-type="float" office:value="21247" table:style-name="ce49">
            <text:p><text:s text:c="2"/>21 247</text:p>
          </table:table-cell>
          <table:table-cell office:value-type="float" office:value="51320" table:style-name="ce49">
            <text:p><text:s text:c="2"/>51 320</text:p>
          </table:table-cell>
          <table:table-cell office:value-type="float" office:value="41779" table:style-name="ce49">
            <text:p><text:s text:c="2"/>41 779</text:p>
          </table:table-cell>
          <table:table-cell office:value-type="float" office:value="74599" table:style-name="ce49">
            <text:p><text:s text:c="2"/>74 599</text:p>
          </table:table-cell>
          <table:table-cell office:value-type="float" office:value="30513" table:style-name="ce49">
            <text:p><text:s text:c="2"/>30 513</text:p>
          </table:table-cell>
          <table:table-cell office:value-type="float" office:value="46508" table:style-name="ce49">
            <text:p><text:s text:c="2"/>46 508</text:p>
          </table:table-cell>
          <table:table-cell office:value-type="float" office:value="50462" table:style-name="ce49">
            <text:p><text:s text:c="2"/>50 462</text:p>
          </table:table-cell>
          <table:table-cell office:value-type="float" office:value="43975" table:style-name="ce49">
            <text:p><text:s text:c="2"/>43 975</text:p>
          </table:table-cell>
          <table:table-cell office:value-type="float" office:value="67186" table:style-name="ce49">
            <text:p><text:s text:c="2"/>67 186</text:p>
          </table:table-cell>
          <table:table-cell office:value-type="float" office:value="118668" table:style-name="ce49">
            <text:p><text:s text:c="2"/>118 668</text:p>
          </table:table-cell>
          <table:table-cell office:value-type="float" office:value="56994" table:style-name="ce49">
            <text:p><text:s text:c="2"/>56 994</text:p>
          </table:table-cell>
          <table:table-cell office:value-type="float" office:value="23467" table:style-name="ce49">
            <text:p><text:s text:c="2"/>23 467</text:p>
          </table:table-cell>
          <table:table-cell office:value-type="float" office:value="27101" table:style-name="ce49">
            <text:p><text:s text:c="2"/>27 101</text:p>
          </table:table-cell>
          <table:table-cell office:value-type="float" office:value="25133" table:style-name="ce49">
            <text:p><text:s text:c="2"/>25 133</text:p>
          </table:table-cell>
          <table:table-cell office:value-type="float" office:value="83808" table:style-name="ce49">
            <text:p><text:s text:c="2"/>83 808</text:p>
          </table:table-cell>
          <table:table-cell office:value-type="float" office:value="18990" table:style-name="ce49">
            <text:p><text:s text:c="2"/>18 990</text:p>
          </table:table-cell>
          <table:table-cell office:value-type="float" office:value="240211" table:style-name="ce49">
            <text:p><text:s text:c="2"/>240 211</text:p>
          </table:table-cell>
          <table:table-cell office:value-type="float" office:value="41552" table:style-name="ce49">
            <text:p><text:s text:c="2"/>41 552</text:p>
          </table:table-cell>
          <table:table-cell office:value-type="float" office:value="188895" table:style-name="ce49">
            <text:p><text:s text:c="2"/>188 895</text:p>
          </table:table-cell>
          <table:table-cell office:value-type="float" office:value="118941" table:style-name="ce49">
            <text:p><text:s text:c="2"/>118 941</text:p>
          </table:table-cell>
          <table:table-cell office:value-type="float" office:value="7184" table:style-name="ce49">
            <text:p><text:s text:c="2"/>7 184</text:p>
          </table:table-cell>
          <table:table-cell office:value-type="float" office:value="18693" table:style-name="ce49">
            <text:p><text:s text:c="2"/>18 693</text:p>
          </table:table-cell>
          <table:table-cell office:value-type="float" office:value="28811" table:style-name="ce49">
            <text:p><text:s text:c="2"/>28 811</text:p>
          </table:table-cell>
          <table:table-cell office:value-type="float" office:value="6550" table:style-name="ce49">
            <text:p><text:s text:c="2"/>6 550</text:p>
          </table:table-cell>
          <table:table-cell office:value-type="float" office:value="63908" table:style-name="ce49">
            <text:p><text:s text:c="2"/>63 908</text:p>
          </table:table-cell>
          <table:table-cell office:value-type="float" office:value="12294" table:style-name="ce49">
            <text:p><text:s text:c="2"/>12 294</text:p>
          </table:table-cell>
          <table:table-cell office:value-type="float" office:value="15873" table:style-name="ce49">
            <text:p><text:s text:c="2"/>15 873</text:p>
          </table:table-cell>
          <table:table-cell office:value-type="float" office:value="74466" table:style-name="ce49">
            <text:p><text:s text:c="2"/>74 466</text:p>
          </table:table-cell>
          <table:table-cell office:value-type="float" office:value="22054" table:style-name="ce49">
            <text:p><text:s text:c="2"/>22 054</text:p>
          </table:table-cell>
          <table:table-cell office:value-type="float" office:value="138131" table:style-name="ce49">
            <text:p><text:s text:c="2"/>138 131</text:p>
          </table:table-cell>
          <table:table-cell office:value-type="float" office:value="21785" table:style-name="ce49">
            <text:p><text:s text:c="2"/>21 785</text:p>
          </table:table-cell>
          <table:table-cell office:value-type="float" office:value="36292" table:style-name="ce49">
            <text:p><text:s text:c="2"/>36 292</text:p>
          </table:table-cell>
          <table:table-cell office:value-type="float" office:value="16860" table:style-name="ce49">
            <text:p><text:s text:c="2"/>16 860</text:p>
          </table:table-cell>
          <table:table-cell office:value-type="float" office:value="38796" table:style-name="ce49">
            <text:p><text:s text:c="2"/>38 796</text:p>
          </table:table-cell>
          <table:table-cell office:value-type="float" office:value="9158" table:style-name="ce49">
            <text:p><text:s text:c="2"/>9 158</text:p>
          </table:table-cell>
          <table:table-cell office:value-type="float" office:value="39020" table:style-name="ce49">
            <text:p><text:s text:c="2"/>39 020</text:p>
          </table:table-cell>
          <table:table-cell office:value-type="float" office:value="3751" table:style-name="ce49">
            <text:p><text:s text:c="2"/>3 751</text:p>
          </table:table-cell>
          <table:table-cell office:value-type="float" office:value="141066" table:style-name="ce49">
            <text:p><text:s text:c="2"/>141 066</text:p>
          </table:table-cell>
          <table:table-cell office:value-type="float" office:value="32014" table:style-name="ce49">
            <text:p><text:s text:c="2"/>32 014</text:p>
          </table:table-cell>
          <table:table-cell office:value-type="float" office:value="20195" table:style-name="ce49">
            <text:p><text:s text:c="2"/>20 195</text:p>
          </table:table-cell>
          <table:table-cell office:value-type="float" office:value="35983" table:style-name="ce49">
            <text:p><text:s text:c="2"/>35 983</text:p>
          </table:table-cell>
          <table:table-cell office:value-type="float" office:value="52236" table:style-name="ce49">
            <text:p><text:s text:c="2"/>52 236</text:p>
          </table:table-cell>
          <table:table-cell office:value-type="float" office:value="8987" table:style-name="ce49">
            <text:p><text:s text:c="2"/>8 987</text:p>
          </table:table-cell>
          <table:table-cell office:value-type="float" office:value="56368" table:style-name="ce49">
            <text:p><text:s text:c="2"/>56 368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3296309" table:style-name="ce49">
            <text:p><text:s/>3 296 309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5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2 - Usos de bens e serviços - 2010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36">
            <text:p>Demanda final <text:s/>(valores correntes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404" table:style-name="ce57">
            <text:p><text:s text:c="3"/>404</text:p>
          </table:table-cell>
          <table:table-cell office:value-type="float" office:value="102" table:style-name="ce57">
            <text:p><text:s text:c="3"/>10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85" table:style-name="ce57">
            <text:p><text:s text:c="3"/>48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83" table:style-name="ce57">
            <text:p><text:s text:c="3"/>683</text:p>
          </table:table-cell>
          <table:table-cell office:value-type="float" office:value="1674" table:style-name="ce57">
            <text:p><text:s text:c="2"/>1 674</text:p>
          </table:table-cell>
          <table:table-cell office:value-type="float" office:value="12826" table:style-name="ce57">
            <text:p><text:s text:c="2"/>12 82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3825" table:style-name="ce57">
            <text:p><text:s text:c="2"/>3 825</text:p>
          </table:table-cell>
          <table:table-cell office:value-type="float" office:value="77" table:style-name="ce57">
            <text:p><text:s text:c="3"/>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08" table:style-name="ce57">
            <text:p><text:s text:c="2"/>2 7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7309" table:style-name="ce57">
            <text:p><text:s text:c="2"/>7 309</text:p>
          </table:table-cell>
          <table:table-cell office:value-type="float" office:value="17904" table:style-name="ce57">
            <text:p><text:s text:c="2"/>17 90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1434" table:style-name="ce57">
            <text:p><text:s text:c="2"/>1 4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1465" table:style-name="ce57">
            <text:p><text:s text:c="2"/>1 465</text:p>
          </table:table-cell>
          <table:table-cell office:value-type="float" office:value="5956" table:style-name="ce57">
            <text:p><text:s text:c="2"/>5 95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67" table:style-name="ce57">
            <text:p><text:s text:c="3"/>8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67" table:style-name="ce57">
            <text:p><text:s text:c="3"/>867</text:p>
          </table:table-cell>
          <table:table-cell office:value-type="float" office:value="35456" table:style-name="ce57">
            <text:p><text:s text:c="2"/>35 456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20092" table:style-name="ce57">
            <text:p><text:s text:c="2"/>20 0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99" table:style-name="ce57">
            <text:p><text:s text:c="2"/>1 099</text:p>
          </table:table-cell>
          <table:table-cell office:value-type="float" office:value="21224" table:style-name="ce57">
            <text:p><text:s text:c="2"/>21 224</text:p>
          </table:table-cell>
          <table:table-cell office:value-type="float" office:value="44741" table:style-name="ce57">
            <text:p><text:s text:c="2"/>44 74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545" table:style-name="ce58">
            <text:p><text:s text:c="3"/>545</text:p>
          </table:table-cell>
          <table:table-cell office:value-type="float" office:value="55" table:style-name="ce58">
            <text:p><text:s text:c="3"/>5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9160" table:style-name="ce58">
            <text:p><text:s text:c="2"/>29 1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23" table:style-name="ce58">
            <text:p><text:s/>(-) <text:s text:c="2"/>123</text:p>
          </table:table-cell>
          <table:table-cell office:value-type="float" office:value="29637" table:style-name="ce58">
            <text:p><text:s text:c="2"/>29 637</text:p>
          </table:table-cell>
          <table:table-cell office:value-type="float" office:value="43840" table:style-name="ce58">
            <text:p><text:s text:c="2"/>43 84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963" table:style-name="ce58">
            <text:p><text:s text:c="2"/>2 963</text:p>
          </table:table-cell>
          <table:table-cell office:value-type="float" office:value="254" table:style-name="ce58">
            <text:p><text:s text:c="3"/>25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17" table:style-name="ce58">
            <text:p><text:s text:c="2"/>3 217</text:p>
          </table:table-cell>
          <table:table-cell office:value-type="float" office:value="9171" table:style-name="ce58">
            <text:p><text:s text:c="2"/>9 17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9056" table:style-name="ce58">
            <text:p><text:s text:c="2"/>9 05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83" table:style-name="ce58">
            <text:p><text:s text:c="3"/>283</text:p>
          </table:table-cell>
          <table:table-cell office:value-type="float" office:value="209" table:style-name="ce58">
            <text:p><text:s text:c="3"/>209</text:p>
          </table:table-cell>
          <table:table-cell office:value-type="float" office:value="-1738" table:style-name="ce58">
            <text:p><text:s/>(-) <text:s/>1 738</text:p>
          </table:table-cell>
          <table:table-cell office:value-type="float" office:value="7810" table:style-name="ce58">
            <text:p><text:s text:c="2"/>7 810</text:p>
          </table:table-cell>
          <table:table-cell office:value-type="float" office:value="11959" table:style-name="ce58">
            <text:p><text:s text:c="2"/>11 95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771" table:style-name="ce58">
            <text:p><text:s text:c="3"/>771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919" table:style-name="ce58">
            <text:p><text:s text:c="2"/>15 919</text:p>
          </table:table-cell>
          <table:table-cell office:value-type="float" office:value="113" table:style-name="ce58">
            <text:p><text:s text:c="3"/>11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810" table:style-name="ce58">
            <text:p><text:s text:c="2"/>16 810</text:p>
          </table:table-cell>
          <table:table-cell office:value-type="float" office:value="20221" table:style-name="ce58">
            <text:p><text:s text:c="2"/>20 221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1379" table:style-name="ce58">
            <text:p><text:s text:c="2"/>1 37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78" table:style-name="ce58">
            <text:p><text:s text:c="3"/>578</text:p>
          </table:table-cell>
          <table:table-cell office:value-type="float" office:value="10408" table:style-name="ce58">
            <text:p><text:s text:c="2"/>10 408</text:p>
          </table:table-cell>
          <table:table-cell office:value-type="float" office:value="1200" table:style-name="ce58">
            <text:p><text:s text:c="2"/>1 200</text:p>
          </table:table-cell>
          <table:table-cell office:value-type="float" office:value="13565" table:style-name="ce58">
            <text:p><text:s text:c="2"/>13 565</text:p>
          </table:table-cell>
          <table:table-cell office:value-type="float" office:value="47551" table:style-name="ce58">
            <text:p><text:s text:c="2"/>47 55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65" table:style-name="ce57">
            <text:p><text:s text:c="2"/>7 2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66" table:style-name="ce57">
            <text:p><text:s text:c="2"/>7 266</text:p>
          </table:table-cell>
          <table:table-cell office:value-type="float" office:value="18621" table:style-name="ce57">
            <text:p><text:s text:c="2"/>18 62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7" table:style-name="ce57">
            <text:p><text:s text:c="3"/>157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9" table:style-name="ce57">
            <text:p><text:s text:c="3"/>189</text:p>
          </table:table-cell>
          <table:table-cell office:value-type="float" office:value="6326" table:style-name="ce57">
            <text:p><text:s text:c="2"/>6 32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333" table:style-name="ce57">
            <text:p><text:s text:c="3"/>333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688" table:style-name="ce57">
            <text:p><text:s text:c="2"/>4 688</text:p>
          </table:table-cell>
          <table:table-cell office:value-type="float" office:value="71" table:style-name="ce57">
            <text:p><text:s text:c="3"/>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93" table:style-name="ce57">
            <text:p><text:s text:c="2"/>5 093</text:p>
          </table:table-cell>
          <table:table-cell office:value-type="float" office:value="16328" table:style-name="ce57">
            <text:p><text:s text:c="2"/>16 32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472" table:style-name="ce57">
            <text:p><text:s text:c="3"/>4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32" table:style-name="ce57">
            <text:p><text:s text:c="2"/>5 232</text:p>
          </table:table-cell>
          <table:table-cell office:value-type="float" office:value="1676" table:style-name="ce57">
            <text:p><text:s text:c="2"/>1 676</text:p>
          </table:table-cell>
          <table:table-cell office:value-type="float" office:value="-190" table:style-name="ce57">
            <text:p><text:s/>(-) <text:s text:c="2"/>190</text:p>
          </table:table-cell>
          <table:table-cell office:value-type="float" office:value="7190" table:style-name="ce57">
            <text:p><text:s text:c="2"/>7 190</text:p>
          </table:table-cell>
          <table:table-cell office:value-type="float" office:value="21260" table:style-name="ce57">
            <text:p><text:s text:c="2"/>21 260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125" table:style-name="ce57">
            <text:p><text:s text:c="3"/>125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87" table:style-name="ce57">
            <text:p><text:s text:c="2"/>5 2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15" table:style-name="ce57">
            <text:p><text:s text:c="2"/>5 415</text:p>
          </table:table-cell>
          <table:table-cell office:value-type="float" office:value="7296" table:style-name="ce57">
            <text:p><text:s text:c="2"/>7 29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344" table:style-name="ce58">
            <text:p><text:s text:c="2"/>7 34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868" table:style-name="ce58">
            <text:p><text:s text:c="3"/>86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587" table:style-name="ce58">
            <text:p><text:s/>(-) <text:s text:c="2"/>587</text:p>
          </table:table-cell>
          <table:table-cell office:value-type="float" office:value="281" table:style-name="ce58">
            <text:p><text:s text:c="3"/>281</text:p>
          </table:table-cell>
          <table:table-cell office:value-type="float" office:value="20264" table:style-name="ce58">
            <text:p><text:s text:c="2"/>20 26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28627" table:style-name="ce58">
            <text:p><text:s text:c="2"/>28 62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694" table:style-name="ce58">
            <text:p><text:s text:c="2"/>8 694</text:p>
          </table:table-cell>
          <table:table-cell office:value-type="float" office:value="-588" table:style-name="ce58">
            <text:p><text:s/>(-) <text:s text:c="2"/>588</text:p>
          </table:table-cell>
          <table:table-cell office:value-type="float" office:value="36733" table:style-name="ce58">
            <text:p><text:s text:c="2"/>36 733</text:p>
          </table:table-cell>
          <table:table-cell office:value-type="float" office:value="135726" table:style-name="ce58">
            <text:p><text:s text:c="2"/>135 726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50517" table:style-name="ce58">
            <text:p><text:s text:c="2"/>50 51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50" table:style-name="ce58">
            <text:p><text:s/>(-) <text:s text:c="2"/>250</text:p>
          </table:table-cell>
          <table:table-cell office:value-type="float" office:value="50267" table:style-name="ce58">
            <text:p><text:s text:c="2"/>50 267</text:p>
          </table:table-cell>
          <table:table-cell office:value-type="float" office:value="63678" table:style-name="ce58">
            <text:p><text:s text:c="2"/>63 67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3380" table:style-name="ce58">
            <text:p><text:s text:c="2"/>3 38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50" table:style-name="ce58">
            <text:p><text:s text:c="3"/>550</text:p>
          </table:table-cell>
          <table:table-cell office:value-type="float" office:value="3930" table:style-name="ce58">
            <text:p><text:s text:c="2"/>3 930</text:p>
          </table:table-cell>
          <table:table-cell office:value-type="float" office:value="14890" table:style-name="ce58">
            <text:p><text:s text:c="2"/>14 89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11110" table:style-name="ce57">
            <text:p><text:s text:c="2"/>11 110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160" table:style-name="ce57">
            <text:p><text:s text:c="2"/>62 1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12" table:style-name="ce57">
            <text:p><text:s text:c="3"/>912</text:p>
          </table:table-cell>
          <table:table-cell office:value-type="float" office:value="74211" table:style-name="ce57">
            <text:p><text:s text:c="2"/>74 211</text:p>
          </table:table-cell>
          <table:table-cell office:value-type="float" office:value="88953" table:style-name="ce57">
            <text:p><text:s text:c="2"/>88 95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2156" table:style-name="ce57">
            <text:p><text:s text:c="2"/>2 156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474" table:style-name="ce57">
            <text:p><text:s text:c="2"/>4 4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8" table:style-name="ce57">
            <text:p><text:s text:c="3"/>138</text:p>
          </table:table-cell>
          <table:table-cell office:value-type="float" office:value="6769" table:style-name="ce57">
            <text:p><text:s text:c="2"/>6 769</text:p>
          </table:table-cell>
          <table:table-cell office:value-type="float" office:value="10026" table:style-name="ce57">
            <text:p><text:s text:c="2"/>10 02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11959" table:style-name="ce57">
            <text:p><text:s text:c="2"/>11 959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043" table:style-name="ce57">
            <text:p><text:s text:c="2"/>16 0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" table:style-name="ce57">
            <text:p><text:s text:c="3"/>67</text:p>
          </table:table-cell>
          <table:table-cell office:value-type="float" office:value="28076" table:style-name="ce57">
            <text:p><text:s text:c="2"/>28 076</text:p>
          </table:table-cell>
          <table:table-cell office:value-type="float" office:value="31589" table:style-name="ce57">
            <text:p><text:s text:c="2"/>31 58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360" table:style-name="ce57">
            <text:p><text:s text:c="3"/>360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794" table:style-name="ce57">
            <text:p><text:s text:c="2"/>4 7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1" table:style-name="ce57">
            <text:p><text:s text:c="3"/>131</text:p>
          </table:table-cell>
          <table:table-cell office:value-type="float" office:value="5286" table:style-name="ce57">
            <text:p><text:s text:c="2"/>5 286</text:p>
          </table:table-cell>
          <table:table-cell office:value-type="float" office:value="5968" table:style-name="ce57">
            <text:p><text:s text:c="2"/>5 968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049" table:style-name="ce57">
            <text:p><text:s text:c="2"/>10 0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9" table:style-name="ce57">
            <text:p><text:s text:c="3"/>79</text:p>
          </table:table-cell>
          <table:table-cell office:value-type="float" office:value="10137" table:style-name="ce57">
            <text:p><text:s text:c="2"/>10 137</text:p>
          </table:table-cell>
          <table:table-cell office:value-type="float" office:value="16849" table:style-name="ce57">
            <text:p><text:s text:c="2"/>16 84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278" table:style-name="ce58">
            <text:p><text:s text:c="3"/>278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897" table:style-name="ce58">
            <text:p><text:s text:c="2"/>31 8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93" table:style-name="ce58">
            <text:p><text:s text:c="3"/>693</text:p>
          </table:table-cell>
          <table:table-cell office:value-type="float" office:value="32872" table:style-name="ce58">
            <text:p><text:s text:c="2"/>32 872</text:p>
          </table:table-cell>
          <table:table-cell office:value-type="float" office:value="38068" table:style-name="ce58">
            <text:p><text:s text:c="2"/>38 06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2367" table:style-name="ce58">
            <text:p><text:s text:c="2"/>22 36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502" table:style-name="ce58">
            <text:p><text:s text:c="2"/>7 50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53" table:style-name="ce58">
            <text:p><text:s text:c="3"/>753</text:p>
          </table:table-cell>
          <table:table-cell office:value-type="float" office:value="30625" table:style-name="ce58">
            <text:p><text:s text:c="2"/>30 625</text:p>
          </table:table-cell>
          <table:table-cell office:value-type="float" office:value="41210" table:style-name="ce58">
            <text:p><text:s text:c="2"/>41 21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4539" table:style-name="ce58">
            <text:p><text:s text:c="2"/>4 539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316" table:style-name="ce58">
            <text:p><text:s text:c="2"/>16 31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3" table:style-name="ce58">
            <text:p><text:s text:c="3"/>243</text:p>
          </table:table-cell>
          <table:table-cell office:value-type="float" office:value="21109" table:style-name="ce58">
            <text:p><text:s text:c="2"/>21 109</text:p>
          </table:table-cell>
          <table:table-cell office:value-type="float" office:value="24954" table:style-name="ce58">
            <text:p><text:s text:c="2"/>24 95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10902" table:style-name="ce58">
            <text:p><text:s text:c="2"/>10 902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343" table:style-name="ce58">
            <text:p><text:s text:c="2"/>15 34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20" table:style-name="ce58">
            <text:p><text:s text:c="2"/>1 020</text:p>
          </table:table-cell>
          <table:table-cell office:value-type="float" office:value="27268" table:style-name="ce58">
            <text:p><text:s text:c="2"/>27 268</text:p>
          </table:table-cell>
          <table:table-cell office:value-type="float" office:value="47724" table:style-name="ce58">
            <text:p><text:s text:c="2"/>47 724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1024" table:style-name="ce58">
            <text:p><text:s text:c="2"/>1 024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30" table:style-name="ce58">
            <text:p><text:s text:c="2"/>7 1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0" table:style-name="ce58">
            <text:p><text:s text:c="3"/>150</text:p>
          </table:table-cell>
          <table:table-cell office:value-type="float" office:value="8306" table:style-name="ce58">
            <text:p><text:s text:c="2"/>8 306</text:p>
          </table:table-cell>
          <table:table-cell office:value-type="float" office:value="10034" table:style-name="ce58">
            <text:p><text:s text:c="2"/>10 03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287" table:style-name="ce57">
            <text:p><text:s text:c="3"/>287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042" table:style-name="ce57">
            <text:p><text:s text:c="2"/>13 0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16" table:style-name="ce57">
            <text:p><text:s text:c="3"/>416</text:p>
          </table:table-cell>
          <table:table-cell office:value-type="float" office:value="13760" table:style-name="ce57">
            <text:p><text:s text:c="2"/>13 760</text:p>
          </table:table-cell>
          <table:table-cell office:value-type="float" office:value="15750" table:style-name="ce57">
            <text:p><text:s text:c="2"/>15 75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358" table:style-name="ce57">
            <text:p><text:s text:c="3"/>358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969" table:style-name="ce57">
            <text:p><text:s text:c="2"/>15 96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17" table:style-name="ce57">
            <text:p><text:s text:c="3"/>917</text:p>
          </table:table-cell>
          <table:table-cell office:value-type="float" office:value="17245" table:style-name="ce57">
            <text:p><text:s text:c="2"/>17 245</text:p>
          </table:table-cell>
          <table:table-cell office:value-type="float" office:value="30378" table:style-name="ce57">
            <text:p><text:s text:c="2"/>30 37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244" table:style-name="ce57">
            <text:p><text:s text:c="3"/>2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196" table:style-name="ce57">
            <text:p><text:s text:c="2"/>7 1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83" table:style-name="ce57">
            <text:p><text:s text:c="3"/>783</text:p>
          </table:table-cell>
          <table:table-cell office:value-type="float" office:value="8223" table:style-name="ce57">
            <text:p><text:s text:c="2"/>8 223</text:p>
          </table:table-cell>
          <table:table-cell office:value-type="float" office:value="22034" table:style-name="ce57">
            <text:p><text:s text:c="2"/>22 03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2728" table:style-name="ce57">
            <text:p><text:s text:c="2"/>2 728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0317" table:style-name="ce57">
            <text:p><text:s text:c="2"/>80 3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08" table:style-name="ce57">
            <text:p><text:s text:c="2"/>1 008</text:p>
          </table:table-cell>
          <table:table-cell office:value-type="float" office:value="84070" table:style-name="ce57">
            <text:p><text:s text:c="2"/>84 070</text:p>
          </table:table-cell>
          <table:table-cell office:value-type="float" office:value="95754" table:style-name="ce57">
            <text:p><text:s text:c="2"/>95 754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1603" table:style-name="ce57">
            <text:p><text:s text:c="2"/>1 603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060" table:style-name="ce57">
            <text:p><text:s text:c="2"/>54 0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33" table:style-name="ce57">
            <text:p><text:s text:c="2"/>1 133</text:p>
          </table:table-cell>
          <table:table-cell office:value-type="float" office:value="56799" table:style-name="ce57">
            <text:p><text:s text:c="2"/>56 799</text:p>
          </table:table-cell>
          <table:table-cell office:value-type="float" office:value="93905" table:style-name="ce57">
            <text:p><text:s text:c="2"/>93 90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4759" table:style-name="ce58">
            <text:p><text:s text:c="2"/>4 75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836" table:style-name="ce58">
            <text:p><text:s text:c="2"/>18 83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08" table:style-name="ce58">
            <text:p><text:s/>(-) <text:s text:c="2"/>108</text:p>
          </table:table-cell>
          <table:table-cell office:value-type="float" office:value="23487" table:style-name="ce58">
            <text:p><text:s text:c="2"/>23 487</text:p>
          </table:table-cell>
          <table:table-cell office:value-type="float" office:value="25228" table:style-name="ce58">
            <text:p><text:s text:c="2"/>25 22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99" table:style-name="ce58">
            <text:p><text:s text:c="3"/>19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9" table:style-name="ce58">
            <text:p><text:s text:c="3"/>5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5" table:style-name="ce58">
            <text:p><text:s text:c="3"/>475</text:p>
          </table:table-cell>
          <table:table-cell office:value-type="float" office:value="733" table:style-name="ce58">
            <text:p><text:s text:c="3"/>733</text:p>
          </table:table-cell>
          <table:table-cell office:value-type="float" office:value="11586" table:style-name="ce58">
            <text:p><text:s text:c="2"/>11 58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512" table:style-name="ce58">
            <text:p><text:s text:c="3"/>51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20" table:style-name="ce58">
            <text:p><text:s text:c="2"/>1 32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08" table:style-name="ce58">
            <text:p><text:s text:c="3"/>708</text:p>
          </table:table-cell>
          <table:table-cell office:value-type="float" office:value="2540" table:style-name="ce58">
            <text:p><text:s text:c="2"/>2 540</text:p>
          </table:table-cell>
          <table:table-cell office:value-type="float" office:value="21354" table:style-name="ce58">
            <text:p><text:s text:c="2"/>21 35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167" table:style-name="ce58">
            <text:p><text:s text:c="2"/>1 16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109" table:style-name="ce58">
            <text:p><text:s text:c="2"/>23 10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73" table:style-name="ce58">
            <text:p><text:s text:c="3"/>373</text:p>
          </table:table-cell>
          <table:table-cell office:value-type="float" office:value="24649" table:style-name="ce58">
            <text:p><text:s text:c="2"/>24 649</text:p>
          </table:table-cell>
          <table:table-cell office:value-type="float" office:value="33305" table:style-name="ce58">
            <text:p><text:s text:c="2"/>33 305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132" table:style-name="ce58">
            <text:p><text:s text:c="2"/>1 132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5286" table:style-name="ce58">
            <text:p><text:s text:c="2"/>85 28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3" table:style-name="ce58">
            <text:p><text:s text:c="3"/>123</text:p>
          </table:table-cell>
          <table:table-cell office:value-type="float" office:value="86549" table:style-name="ce58">
            <text:p><text:s text:c="2"/>86 549</text:p>
          </table:table-cell>
          <table:table-cell office:value-type="float" office:value="95379" table:style-name="ce58">
            <text:p><text:s text:c="2"/>95 37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6096" table:style-name="ce57">
            <text:p><text:s text:c="2"/>6 0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856" table:style-name="ce57">
            <text:p><text:s text:c="2"/>36 85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20" table:style-name="ce57">
            <text:p><text:s/>(-) <text:s text:c="2"/>120</text:p>
          </table:table-cell>
          <table:table-cell office:value-type="float" office:value="42832" table:style-name="ce57">
            <text:p><text:s text:c="2"/>42 832</text:p>
          </table:table-cell>
          <table:table-cell office:value-type="float" office:value="49020" table:style-name="ce57">
            <text:p><text:s text:c="2"/>49 02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3389" table:style-name="ce57">
            <text:p><text:s text:c="2"/>3 3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86" table:style-name="ce57">
            <text:p><text:s text:c="2"/>1 786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1024" table:style-name="ce57">
            <text:p><text:s text:c="2"/>1 024</text:p>
          </table:table-cell>
          <table:table-cell office:value-type="float" office:value="6284" table:style-name="ce57">
            <text:p><text:s text:c="2"/>6 284</text:p>
          </table:table-cell>
          <table:table-cell office:value-type="float" office:value="28284" table:style-name="ce57">
            <text:p><text:s text:c="2"/>28 28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8367" table:style-name="ce57">
            <text:p><text:s text:c="2"/>8 3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00" table:style-name="ce57">
            <text:p><text:s/>(-) <text:s text:c="2"/>500</text:p>
          </table:table-cell>
          <table:table-cell office:value-type="float" office:value="7867" table:style-name="ce57">
            <text:p><text:s text:c="2"/>7 867</text:p>
          </table:table-cell>
          <table:table-cell office:value-type="float" office:value="12938" table:style-name="ce57">
            <text:p><text:s text:c="2"/>12 93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3584" table:style-name="ce57">
            <text:p><text:s text:c="2"/>3 5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771" table:style-name="ce57">
            <text:p><text:s text:c="2"/>9 77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3360" table:style-name="ce57">
            <text:p><text:s text:c="2"/>13 360</text:p>
          </table:table-cell>
          <table:table-cell office:value-type="float" office:value="62742" table:style-name="ce57">
            <text:p><text:s text:c="2"/>62 7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46" table:style-name="ce57">
            <text:p><text:s text:c="3"/>4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558" table:style-name="ce57">
            <text:p><text:s text:c="3"/>558</text:p>
          </table:table-cell>
          <table:table-cell office:value-type="float" office:value="25998" table:style-name="ce57">
            <text:p><text:s text:c="2"/>25 99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2733" table:style-name="ce58">
            <text:p><text:s text:c="2"/>2 7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0" table:style-name="ce58">
            <text:p><text:s text:c="3"/>3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96" table:style-name="ce58">
            <text:p><text:s text:c="3"/>496</text:p>
          </table:table-cell>
          <table:table-cell office:value-type="float" office:value="3539" table:style-name="ce58">
            <text:p><text:s text:c="2"/>3 539</text:p>
          </table:table-cell>
          <table:table-cell office:value-type="float" office:value="12328" table:style-name="ce58">
            <text:p><text:s text:c="2"/>12 32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014" table:style-name="ce58">
            <text:p><text:s text:c="2"/>68 01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014" table:style-name="ce58">
            <text:p><text:s text:c="2"/>68 014</text:p>
          </table:table-cell>
          <table:table-cell office:value-type="float" office:value="80649" table:style-name="ce58">
            <text:p><text:s text:c="2"/>80 649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02" table:style-name="ce58">
            <text:p><text:s text:c="3"/>502</text:p>
          </table:table-cell>
          <table:table-cell office:value-type="float" office:value="502" table:style-name="ce58">
            <text:p><text:s text:c="3"/>502</text:p>
          </table:table-cell>
          <table:table-cell office:value-type="float" office:value="12454" table:style-name="ce58">
            <text:p><text:s text:c="2"/>12 45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6933" table:style-name="ce58">
            <text:p><text:s text:c="2"/>6 9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43" table:style-name="ce58">
            <text:p><text:s text:c="3"/>643</text:p>
          </table:table-cell>
          <table:table-cell office:value-type="float" office:value="7576" table:style-name="ce58">
            <text:p><text:s text:c="2"/>7 576</text:p>
          </table:table-cell>
          <table:table-cell office:value-type="float" office:value="15699" table:style-name="ce58">
            <text:p><text:s text:c="2"/>15 69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81" table:style-name="ce58">
            <text:p><text:s text:c="2"/>3 28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281" table:style-name="ce58">
            <text:p><text:s text:c="2"/>3 281</text:p>
          </table:table-cell>
          <table:table-cell office:value-type="float" office:value="83377" table:style-name="ce58">
            <text:p><text:s text:c="2"/>83 37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2187" table:style-name="ce57">
            <text:p><text:s text:c="2"/>2 1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099" table:style-name="ce57">
            <text:p><text:s text:c="2"/>20 0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09" table:style-name="ce57">
            <text:p><text:s text:c="2"/>1 909</text:p>
          </table:table-cell>
          <table:table-cell office:value-type="float" office:value="24195" table:style-name="ce57">
            <text:p><text:s text:c="2"/>24 195</text:p>
          </table:table-cell>
          <table:table-cell office:value-type="float" office:value="155329" table:style-name="ce57">
            <text:p><text:s text:c="2"/>155 32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805" table:style-name="ce57">
            <text:p><text:s text:c="2"/>1 80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090" table:style-name="ce57">
            <text:p><text:s text:c="2"/>26 09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45" table:style-name="ce57">
            <text:p><text:s text:c="3"/>645</text:p>
          </table:table-cell>
          <table:table-cell office:value-type="float" office:value="28540" table:style-name="ce57">
            <text:p><text:s text:c="2"/>28 540</text:p>
          </table:table-cell>
          <table:table-cell office:value-type="float" office:value="47386" table:style-name="ce57">
            <text:p><text:s text:c="2"/>47 38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051" table:style-name="ce57">
            <text:p><text:s text:c="2"/>1 0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78" table:style-name="ce57">
            <text:p><text:s text:c="2"/>1 178</text:p>
          </table:table-cell>
          <table:table-cell office:value-type="float" office:value="2245" table:style-name="ce57">
            <text:p><text:s text:c="2"/>2 245</text:p>
          </table:table-cell>
          <table:table-cell office:value-type="float" office:value="40266" table:style-name="ce57">
            <text:p><text:s text:c="2"/>40 26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480" table:style-name="ce57">
            <text:p><text:s text:c="3"/>4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90" table:style-name="ce57">
            <text:p><text:s text:c="2"/>1 190</text:p>
          </table:table-cell>
          <table:table-cell office:value-type="float" office:value="1670" table:style-name="ce57">
            <text:p><text:s text:c="2"/>1 670</text:p>
          </table:table-cell>
          <table:table-cell office:value-type="float" office:value="24444" table:style-name="ce57">
            <text:p><text:s text:c="2"/>24 44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5518" table:style-name="ce57">
            <text:p><text:s text:c="2"/>5 5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59" table:style-name="ce57">
            <text:p><text:s text:c="2"/>1 859</text:p>
          </table:table-cell>
          <table:table-cell office:value-type="float" office:value="7377" table:style-name="ce57">
            <text:p><text:s text:c="2"/>7 377</text:p>
          </table:table-cell>
          <table:table-cell office:value-type="float" office:value="45427" table:style-name="ce57">
            <text:p><text:s text:c="2"/>45 42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4530" table:style-name="ce58">
            <text:p><text:s text:c="2"/>4 5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89" table:style-name="ce58">
            <text:p><text:s text:c="2"/>1 689</text:p>
          </table:table-cell>
          <table:table-cell office:value-type="float" office:value="6219" table:style-name="ce58">
            <text:p><text:s text:c="2"/>6 219</text:p>
          </table:table-cell>
          <table:table-cell office:value-type="float" office:value="44945" table:style-name="ce58">
            <text:p><text:s text:c="2"/>44 94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797" table:style-name="ce58">
            <text:p><text:s text:c="3"/>7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75" table:style-name="ce58">
            <text:p><text:s text:c="3"/>37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39" table:style-name="ce58">
            <text:p><text:s text:c="3"/>439</text:p>
          </table:table-cell>
          <table:table-cell office:value-type="float" office:value="1611" table:style-name="ce58">
            <text:p><text:s text:c="2"/>1 611</text:p>
          </table:table-cell>
          <table:table-cell office:value-type="float" office:value="19043" table:style-name="ce58">
            <text:p><text:s text:c="2"/>19 04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2994" table:style-name="ce58">
            <text:p><text:s text:c="2"/>2 99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80" table:style-name="ce58">
            <text:p><text:s text:c="3"/>38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52" table:style-name="ce58">
            <text:p><text:s text:c="3"/>552</text:p>
          </table:table-cell>
          <table:table-cell office:value-type="float" office:value="3926" table:style-name="ce58">
            <text:p><text:s text:c="2"/>3 926</text:p>
          </table:table-cell>
          <table:table-cell office:value-type="float" office:value="26181" table:style-name="ce58">
            <text:p><text:s text:c="2"/>26 18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407" table:style-name="ce58">
            <text:p><text:s text:c="3"/>40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4" table:style-name="ce58">
            <text:p><text:s text:c="3"/>22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49" table:style-name="ce58">
            <text:p><text:s text:c="3"/>849</text:p>
          </table:table-cell>
          <table:table-cell office:value-type="float" office:value="1480" table:style-name="ce58">
            <text:p><text:s text:c="2"/>1 480</text:p>
          </table:table-cell>
          <table:table-cell office:value-type="float" office:value="20415" table:style-name="ce58">
            <text:p><text:s text:c="2"/>20 41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2323" table:style-name="ce58">
            <text:p><text:s text:c="2"/>2 32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2135" table:style-name="ce58">
            <text:p><text:s text:c="2"/>52 13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301" table:style-name="ce58">
            <text:p><text:s/>(-) <text:s text:c="2"/>301</text:p>
          </table:table-cell>
          <table:table-cell office:value-type="float" office:value="54157" table:style-name="ce58">
            <text:p><text:s text:c="2"/>54 157</text:p>
          </table:table-cell>
          <table:table-cell office:value-type="float" office:value="66379" table:style-name="ce58">
            <text:p><text:s text:c="2"/>66 37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2293" table:style-name="ce57">
            <text:p><text:s text:c="2"/>2 293</text:p>
          </table:table-cell>
          <table:table-cell office:value-type="float" office:value="7042" table:style-name="ce57">
            <text:p><text:s text:c="2"/>7 0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1377" table:style-name="ce57">
            <text:p><text:s text:c="2"/>61 3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171" table:style-name="ce57">
            <text:p><text:s/>(-) <text:s/>1 171</text:p>
          </table:table-cell>
          <table:table-cell office:value-type="float" office:value="69541" table:style-name="ce57">
            <text:p><text:s text:c="2"/>69 541</text:p>
          </table:table-cell>
          <table:table-cell office:value-type="float" office:value="93847" table:style-name="ce57">
            <text:p><text:s text:c="2"/>93 84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3110" table:style-name="ce57">
            <text:p><text:s text:c="2"/>3 11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407" table:style-name="ce57">
            <text:p><text:s text:c="2"/>5 40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25" table:style-name="ce57">
            <text:p><text:s text:c="2"/>1 325</text:p>
          </table:table-cell>
          <table:table-cell office:value-type="float" office:value="9842" table:style-name="ce57">
            <text:p><text:s text:c="2"/>9 842</text:p>
          </table:table-cell>
          <table:table-cell office:value-type="float" office:value="31128" table:style-name="ce57">
            <text:p><text:s text:c="2"/>31 12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1881" table:style-name="ce57">
            <text:p><text:s text:c="2"/>1 88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86" table:style-name="ce57">
            <text:p><text:s text:c="2"/>5 5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59" table:style-name="ce57">
            <text:p><text:s text:c="2"/>2 359</text:p>
          </table:table-cell>
          <table:table-cell office:value-type="float" office:value="9826" table:style-name="ce57">
            <text:p><text:s text:c="2"/>9 826</text:p>
          </table:table-cell>
          <table:table-cell office:value-type="float" office:value="68826" table:style-name="ce57">
            <text:p><text:s text:c="2"/>68 82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35" table:style-name="ce57">
            <text:p><text:s/>(-) <text:s text:c="2"/>35</text:p>
          </table:table-cell>
          <table:table-cell office:value-type="float" office:value="-17" table:style-name="ce57">
            <text:p><text:s/>(-) <text:s text:c="2"/>17</text:p>
          </table:table-cell>
          <table:table-cell office:value-type="float" office:value="16652" table:style-name="ce57">
            <text:p><text:s text:c="2"/>16 65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61" table:style-name="ce57">
            <text:p><text:s text:c="3"/>6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10" table:style-name="ce57">
            <text:p><text:s text:c="2"/>1 010</text:p>
          </table:table-cell>
          <table:table-cell office:value-type="float" office:value="1071" table:style-name="ce57">
            <text:p><text:s text:c="2"/>1 071</text:p>
          </table:table-cell>
          <table:table-cell office:value-type="float" office:value="21667" table:style-name="ce57">
            <text:p><text:s text:c="2"/>21 66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3610" table:style-name="ce58">
            <text:p><text:s text:c="2"/>3 6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84" table:style-name="ce58">
            <text:p><text:s text:c="2"/>2 08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37" table:style-name="ce58">
            <text:p><text:s text:c="2"/>1 337</text:p>
          </table:table-cell>
          <table:table-cell office:value-type="float" office:value="7031" table:style-name="ce58">
            <text:p><text:s text:c="2"/>7 031</text:p>
          </table:table-cell>
          <table:table-cell office:value-type="float" office:value="49069" table:style-name="ce58">
            <text:p><text:s text:c="2"/>49 06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5292" table:style-name="ce58">
            <text:p><text:s text:c="2"/>5 29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3" table:style-name="ce58">
            <text:p><text:s/>(-) <text:s text:c="2"/>13</text:p>
          </table:table-cell>
          <table:table-cell office:value-type="float" office:value="5279" table:style-name="ce58">
            <text:p><text:s text:c="2"/>5 279</text:p>
          </table:table-cell>
          <table:table-cell office:value-type="float" office:value="10786" table:style-name="ce58">
            <text:p><text:s text:c="2"/>10 78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1529" table:style-name="ce58">
            <text:p><text:s text:c="2"/>11 52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8" table:style-name="ce58">
            <text:p><text:s text:c="3"/>21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7" table:style-name="ce58">
            <text:p><text:s text:c="3"/>207</text:p>
          </table:table-cell>
          <table:table-cell office:value-type="float" office:value="11954" table:style-name="ce58">
            <text:p><text:s text:c="2"/>11 954</text:p>
          </table:table-cell>
          <table:table-cell office:value-type="float" office:value="106499" table:style-name="ce58">
            <text:p><text:s text:c="2"/>106 499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11869" table:style-name="ce58">
            <text:p><text:s text:c="2"/>11 86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2" table:style-name="ce58">
            <text:p><text:s text:c="3"/>36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40" table:style-name="ce58">
            <text:p><text:s text:c="2"/>1 240</text:p>
          </table:table-cell>
          <table:table-cell office:value-type="float" office:value="13471" table:style-name="ce58">
            <text:p><text:s text:c="2"/>13 471</text:p>
          </table:table-cell>
          <table:table-cell office:value-type="float" office:value="45959" table:style-name="ce58">
            <text:p><text:s text:c="2"/>45 95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3" table:style-name="ce58">
            <text:p><text:s/>(-) <text:s text:c="2"/>3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8553" table:style-name="ce58">
            <text:p><text:s text:c="2"/>8 55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3795" table:style-name="ce57">
            <text:p><text:s text:c="2"/>3 79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866" table:style-name="ce57">
            <text:p><text:s text:c="2"/>12 866</text:p>
          </table:table-cell>
          <table:table-cell office:value-type="float" office:value="8798" table:style-name="ce57">
            <text:p><text:s text:c="2"/>8 798</text:p>
          </table:table-cell>
          <table:table-cell office:value-type="float" office:value="2675" table:style-name="ce57">
            <text:p><text:s text:c="2"/>2 675</text:p>
          </table:table-cell>
          <table:table-cell office:value-type="float" office:value="28134" table:style-name="ce57">
            <text:p><text:s text:c="2"/>28 134</text:p>
          </table:table-cell>
          <table:table-cell office:value-type="float" office:value="108548" table:style-name="ce57">
            <text:p><text:s text:c="2"/>108 54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312" table:style-name="ce57">
            <text:p><text:s text:c="3"/>3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382" table:style-name="ce57">
            <text:p><text:s text:c="3"/>382</text:p>
          </table:table-cell>
          <table:table-cell office:value-type="float" office:value="16733" table:style-name="ce57">
            <text:p><text:s text:c="2"/>16 73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221" table:style-name="ce57">
            <text:p><text:s text:c="2"/>1 2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216" table:style-name="ce57">
            <text:p><text:s text:c="2"/>16 216</text:p>
          </table:table-cell>
          <table:table-cell office:value-type="float" office:value="16382" table:style-name="ce57">
            <text:p><text:s text:c="2"/>16 382</text:p>
          </table:table-cell>
          <table:table-cell office:value-type="float" office:value="-354" table:style-name="ce57">
            <text:p><text:s/>(-) <text:s text:c="2"/>354</text:p>
          </table:table-cell>
          <table:table-cell office:value-type="float" office:value="33465" table:style-name="ce57">
            <text:p><text:s text:c="2"/>33 465</text:p>
          </table:table-cell>
          <table:table-cell office:value-type="float" office:value="46552" table:style-name="ce57">
            <text:p><text:s text:c="2"/>46 55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2629" table:style-name="ce57">
            <text:p><text:s text:c="2"/>2 62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310" table:style-name="ce57">
            <text:p><text:s text:c="2"/>33 310</text:p>
          </table:table-cell>
          <table:table-cell office:value-type="float" office:value="16665" table:style-name="ce57">
            <text:p><text:s text:c="2"/>16 665</text:p>
          </table:table-cell>
          <table:table-cell office:value-type="float" office:value="614" table:style-name="ce57">
            <text:p><text:s text:c="3"/>614</text:p>
          </table:table-cell>
          <table:table-cell office:value-type="float" office:value="53218" table:style-name="ce57">
            <text:p><text:s text:c="2"/>53 218</text:p>
          </table:table-cell>
          <table:table-cell office:value-type="float" office:value="67336" table:style-name="ce57">
            <text:p><text:s text:c="2"/>67 33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808" table:style-name="ce57">
            <text:p><text:s text:c="3"/>8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55" table:style-name="ce57">
            <text:p><text:s text:c="2"/>6 755</text:p>
          </table:table-cell>
          <table:table-cell office:value-type="float" office:value="11776" table:style-name="ce57">
            <text:p><text:s text:c="2"/>11 776</text:p>
          </table:table-cell>
          <table:table-cell office:value-type="float" office:value="-74" table:style-name="ce57">
            <text:p><text:s/>(-) <text:s text:c="2"/>74</text:p>
          </table:table-cell>
          <table:table-cell office:value-type="float" office:value="19265" table:style-name="ce57">
            <text:p><text:s text:c="2"/>19 265</text:p>
          </table:table-cell>
          <table:table-cell office:value-type="float" office:value="26974" table:style-name="ce57">
            <text:p><text:s text:c="2"/>26 97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4856" table:style-name="ce58">
            <text:p><text:s text:c="2"/>4 85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507" table:style-name="ce58">
            <text:p><text:s text:c="2"/>4 507</text:p>
          </table:table-cell>
          <table:table-cell office:value-type="float" office:value="15166" table:style-name="ce58">
            <text:p><text:s text:c="2"/>15 166</text:p>
          </table:table-cell>
          <table:table-cell office:value-type="float" office:value="1073" table:style-name="ce58">
            <text:p><text:s text:c="2"/>1 073</text:p>
          </table:table-cell>
          <table:table-cell office:value-type="float" office:value="25602" table:style-name="ce58">
            <text:p><text:s text:c="2"/>25 602</text:p>
          </table:table-cell>
          <table:table-cell office:value-type="float" office:value="69463" table:style-name="ce58">
            <text:p><text:s text:c="2"/>69 46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727" table:style-name="ce58">
            <text:p><text:s text:c="3"/>72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816" table:style-name="ce58">
            <text:p><text:s text:c="2"/>30 816</text:p>
          </table:table-cell>
          <table:table-cell office:value-type="float" office:value="1313" table:style-name="ce58">
            <text:p><text:s text:c="2"/>1 313</text:p>
          </table:table-cell>
          <table:table-cell office:value-type="float" office:value="56" table:style-name="ce58">
            <text:p><text:s text:c="3"/>56</text:p>
          </table:table-cell>
          <table:table-cell office:value-type="float" office:value="32912" table:style-name="ce58">
            <text:p><text:s text:c="2"/>32 912</text:p>
          </table:table-cell>
          <table:table-cell office:value-type="float" office:value="34757" table:style-name="ce58">
            <text:p><text:s text:c="2"/>34 75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1507" table:style-name="ce58">
            <text:p><text:s text:c="2"/>1 50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7" table:style-name="ce58">
            <text:p><text:s text:c="3"/>197</text:p>
          </table:table-cell>
          <table:table-cell office:value-type="float" office:value="20536" table:style-name="ce58">
            <text:p><text:s text:c="2"/>20 536</text:p>
          </table:table-cell>
          <table:table-cell office:value-type="float" office:value="-122" table:style-name="ce58">
            <text:p><text:s/>(-) <text:s text:c="2"/>122</text:p>
          </table:table-cell>
          <table:table-cell office:value-type="float" office:value="22118" table:style-name="ce58">
            <text:p><text:s text:c="2"/>22 118</text:p>
          </table:table-cell>
          <table:table-cell office:value-type="float" office:value="25193" table:style-name="ce58">
            <text:p><text:s text:c="2"/>25 19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3985" table:style-name="ce58">
            <text:p><text:s text:c="2"/>3 98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164" table:style-name="ce58">
            <text:p><text:s text:c="2"/>13 164</text:p>
          </table:table-cell>
          <table:table-cell office:value-type="float" office:value="-160" table:style-name="ce58">
            <text:p><text:s/>(-) <text:s text:c="2"/>160</text:p>
          </table:table-cell>
          <table:table-cell office:value-type="float" office:value="16989" table:style-name="ce58">
            <text:p><text:s text:c="2"/>16 989</text:p>
          </table:table-cell>
          <table:table-cell office:value-type="float" office:value="23804" table:style-name="ce58">
            <text:p><text:s text:c="2"/>23 80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8562" table:style-name="ce58">
            <text:p><text:s text:c="2"/>8 56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69" table:style-name="ce58">
            <text:p><text:s text:c="2"/>4 269</text:p>
          </table:table-cell>
          <table:table-cell office:value-type="float" office:value="67001" table:style-name="ce58">
            <text:p><text:s text:c="2"/>67 001</text:p>
          </table:table-cell>
          <table:table-cell office:value-type="float" office:value="397" table:style-name="ce58">
            <text:p><text:s text:c="3"/>397</text:p>
          </table:table-cell>
          <table:table-cell office:value-type="float" office:value="80229" table:style-name="ce58">
            <text:p><text:s text:c="2"/>80 229</text:p>
          </table:table-cell>
          <table:table-cell office:value-type="float" office:value="126231" table:style-name="ce58">
            <text:p><text:s text:c="2"/>126 23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9620" table:style-name="ce57">
            <text:p><text:s text:c="2"/>9 62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6814" table:style-name="ce57">
            <text:p><text:s text:c="2"/>116 814</text:p>
          </table:table-cell>
          <table:table-cell office:value-type="float" office:value="52641" table:style-name="ce57">
            <text:p><text:s text:c="2"/>52 641</text:p>
          </table:table-cell>
          <table:table-cell office:value-type="float" office:value="4583" table:style-name="ce57">
            <text:p><text:s text:c="2"/>4 583</text:p>
          </table:table-cell>
          <table:table-cell office:value-type="float" office:value="183658" table:style-name="ce57">
            <text:p><text:s text:c="2"/>183 658</text:p>
          </table:table-cell>
          <table:table-cell office:value-type="float" office:value="185733" table:style-name="ce57">
            <text:p><text:s text:c="2"/>185 73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6200" table:style-name="ce57">
            <text:p><text:s text:c="2"/>6 2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81" table:style-name="ce57">
            <text:p><text:s text:c="2"/>1 281</text:p>
          </table:table-cell>
          <table:table-cell office:value-type="float" office:value="50597" table:style-name="ce57">
            <text:p><text:s text:c="2"/>50 597</text:p>
          </table:table-cell>
          <table:table-cell office:value-type="float" office:value="1664" table:style-name="ce57">
            <text:p><text:s text:c="2"/>1 664</text:p>
          </table:table-cell>
          <table:table-cell office:value-type="float" office:value="59742" table:style-name="ce57">
            <text:p><text:s text:c="2"/>59 742</text:p>
          </table:table-cell>
          <table:table-cell office:value-type="float" office:value="65709" table:style-name="ce57">
            <text:p><text:s text:c="2"/>65 709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1606" table:style-name="ce57">
            <text:p><text:s text:c="2"/>11 6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082" table:style-name="ce57">
            <text:p><text:s text:c="2"/>5 082</text:p>
          </table:table-cell>
          <table:table-cell office:value-type="float" office:value="16688" table:style-name="ce57">
            <text:p><text:s text:c="2"/>16 688</text:p>
          </table:table-cell>
          <table:table-cell office:value-type="float" office:value="107370" table:style-name="ce57">
            <text:p><text:s text:c="2"/>107 37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9772" table:style-name="ce57">
            <text:p><text:s text:c="2"/>9 77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158" table:style-name="ce57">
            <text:p><text:s text:c="2"/>16 158</text:p>
          </table:table-cell>
          <table:table-cell office:value-type="float" office:value="13346" table:style-name="ce57">
            <text:p><text:s text:c="2"/>13 346</text:p>
          </table:table-cell>
          <table:table-cell office:value-type="float" office:value="2338" table:style-name="ce57">
            <text:p><text:s text:c="2"/>2 338</text:p>
          </table:table-cell>
          <table:table-cell office:value-type="float" office:value="41614" table:style-name="ce57">
            <text:p><text:s text:c="2"/>41 614</text:p>
          </table:table-cell>
          <table:table-cell office:value-type="float" office:value="55892" table:style-name="ce57">
            <text:p><text:s text:c="2"/>55 89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1342" table:style-name="ce57">
            <text:p><text:s text:c="2"/>1 3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001" table:style-name="ce57">
            <text:p><text:s text:c="2"/>38 001</text:p>
          </table:table-cell>
          <table:table-cell office:value-type="float" office:value="10909" table:style-name="ce57">
            <text:p><text:s text:c="2"/>10 909</text:p>
          </table:table-cell>
          <table:table-cell office:value-type="float" office:value="1296" table:style-name="ce57">
            <text:p><text:s text:c="2"/>1 296</text:p>
          </table:table-cell>
          <table:table-cell office:value-type="float" office:value="51548" table:style-name="ce57">
            <text:p><text:s text:c="2"/>51 548</text:p>
          </table:table-cell>
          <table:table-cell office:value-type="float" office:value="54993" table:style-name="ce57">
            <text:p><text:s text:c="2"/>54 99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1626" table:style-name="ce58">
            <text:p><text:s text:c="2"/>1 62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885" table:style-name="ce58">
            <text:p><text:s text:c="2"/>21 885</text:p>
          </table:table-cell>
          <table:table-cell office:value-type="float" office:value="5722" table:style-name="ce58">
            <text:p><text:s text:c="2"/>5 722</text:p>
          </table:table-cell>
          <table:table-cell office:value-type="float" office:value="894" table:style-name="ce58">
            <text:p><text:s text:c="3"/>894</text:p>
          </table:table-cell>
          <table:table-cell office:value-type="float" office:value="30127" table:style-name="ce58">
            <text:p><text:s text:c="2"/>30 127</text:p>
          </table:table-cell>
          <table:table-cell office:value-type="float" office:value="57476" table:style-name="ce58">
            <text:p><text:s text:c="2"/>57 47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1446" table:style-name="ce58">
            <text:p><text:s text:c="2"/>1 44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1" table:style-name="ce58">
            <text:p><text:s text:c="3"/>121</text:p>
          </table:table-cell>
          <table:table-cell office:value-type="float" office:value="6555" table:style-name="ce58">
            <text:p><text:s text:c="2"/>6 55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122" table:style-name="ce58">
            <text:p><text:s text:c="2"/>8 122</text:p>
          </table:table-cell>
          <table:table-cell office:value-type="float" office:value="57466" table:style-name="ce58">
            <text:p><text:s text:c="2"/>57 46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593" table:style-name="ce58">
            <text:p><text:s text:c="3"/>5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0606" table:style-name="ce58">
            <text:p><text:s text:c="2"/>60 60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1199" table:style-name="ce58">
            <text:p><text:s text:c="2"/>61 199</text:p>
          </table:table-cell>
          <table:table-cell office:value-type="float" office:value="186237" table:style-name="ce58">
            <text:p><text:s text:c="2"/>186 237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936" table:style-name="ce58">
            <text:p><text:s text:c="2"/>18 93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936" table:style-name="ce58">
            <text:p><text:s text:c="2"/>18 936</text:p>
          </table:table-cell>
          <table:table-cell office:value-type="float" office:value="48021" table:style-name="ce58">
            <text:p><text:s text:c="2"/>48 02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241" table:style-name="ce58">
            <text:p><text:s text:c="3"/>24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0377" table:style-name="ce58">
            <text:p><text:s text:c="2"/>220 37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0618" table:style-name="ce58">
            <text:p><text:s text:c="2"/>220 618</text:p>
          </table:table-cell>
          <table:table-cell office:value-type="float" office:value="251059" table:style-name="ce58">
            <text:p><text:s text:c="2"/>251 05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9773" table:style-name="ce57">
            <text:p><text:s text:c="2"/>109 7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9773" table:style-name="ce57">
            <text:p><text:s text:c="2"/>109 773</text:p>
          </table:table-cell>
          <table:table-cell office:value-type="float" office:value="133261" table:style-name="ce57">
            <text:p><text:s text:c="2"/>133 26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1896" table:style-name="ce57">
            <text:p><text:s text:c="2"/>1 8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5925" table:style-name="ce57">
            <text:p><text:s text:c="2"/>65 9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821" table:style-name="ce57">
            <text:p><text:s text:c="2"/>67 821</text:p>
          </table:table-cell>
          <table:table-cell office:value-type="float" office:value="94314" table:style-name="ce57">
            <text:p><text:s text:c="2"/>94 31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565" table:style-name="ce57">
            <text:p><text:s text:c="2"/>30 5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565" table:style-name="ce57">
            <text:p><text:s text:c="2"/>30 565</text:p>
          </table:table-cell>
          <table:table-cell office:value-type="float" office:value="45082" table:style-name="ce57">
            <text:p><text:s text:c="2"/>45 08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1983" table:style-name="ce57">
            <text:p><text:s text:c="2"/>1 9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83" table:style-name="ce57">
            <text:p><text:s text:c="2"/>1 983</text:p>
          </table:table-cell>
          <table:table-cell office:value-type="float" office:value="28587" table:style-name="ce57">
            <text:p><text:s text:c="2"/>28 58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160" table:style-name="ce57">
            <text:p><text:s text:c="2"/>1 1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65" table:style-name="ce57">
            <text:p><text:s text:c="3"/>8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25" table:style-name="ce57">
            <text:p><text:s text:c="2"/>2 025</text:p>
          </table:table-cell>
          <table:table-cell office:value-type="float" office:value="99187" table:style-name="ce57">
            <text:p><text:s text:c="2"/>99 18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242" table:style-name="ce58">
            <text:p><text:s text:c="3"/>24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0391" table:style-name="ce58">
            <text:p><text:s text:c="2"/>60 39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0633" table:style-name="ce58">
            <text:p><text:s text:c="2"/>60 633</text:p>
          </table:table-cell>
          <table:table-cell office:value-type="float" office:value="69645" table:style-name="ce58">
            <text:p><text:s text:c="2"/>69 64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6065" table:style-name="ce58">
            <text:p><text:s text:c="2"/>6 06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64" table:style-name="ce58">
            <text:p><text:s text:c="3"/>86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929" table:style-name="ce58">
            <text:p><text:s text:c="2"/>6 929</text:p>
          </table:table-cell>
          <table:table-cell office:value-type="float" office:value="17201" table:style-name="ce58">
            <text:p><text:s text:c="2"/>17 20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3523" table:style-name="ce58">
            <text:p><text:s text:c="2"/>3 52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719" table:style-name="ce58">
            <text:p><text:s text:c="2"/>5 71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242" table:style-name="ce58">
            <text:p><text:s text:c="2"/>9 242</text:p>
          </table:table-cell>
          <table:table-cell office:value-type="float" office:value="30859" table:style-name="ce58">
            <text:p><text:s text:c="2"/>30 859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4334" table:style-name="ce58">
            <text:p><text:s text:c="2"/>4 3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470" table:style-name="ce58">
            <text:p><text:s text:c="2"/>13 47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804" table:style-name="ce58">
            <text:p><text:s text:c="2"/>17 804</text:p>
          </table:table-cell>
          <table:table-cell office:value-type="float" office:value="58551" table:style-name="ce58">
            <text:p><text:s text:c="2"/>58 55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23" table:style-name="ce58">
            <text:p><text:s text:c="2"/>1 62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31" table:style-name="ce58">
            <text:p><text:s text:c="2"/>1 631</text:p>
          </table:table-cell>
          <table:table-cell office:value-type="float" office:value="16401" table:style-name="ce58">
            <text:p><text:s text:c="2"/>16 40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2867" table:style-name="ce57">
            <text:p><text:s text:c="2"/>2 8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337" table:style-name="ce57">
            <text:p><text:s text:c="2"/>5 3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04" table:style-name="ce57">
            <text:p><text:s text:c="2"/>8 204</text:p>
          </table:table-cell>
          <table:table-cell office:value-type="float" office:value="25794" table:style-name="ce57">
            <text:p><text:s text:c="2"/>25 79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913" table:style-name="ce57">
            <text:p><text:s text:c="2"/>1 9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7891" table:style-name="ce57">
            <text:p><text:s text:c="2"/>117 8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9804" table:style-name="ce57">
            <text:p><text:s text:c="2"/>119 804</text:p>
          </table:table-cell>
          <table:table-cell office:value-type="float" office:value="145687" table:style-name="ce57">
            <text:p><text:s text:c="2"/>145 68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585" table:style-name="ce57">
            <text:p><text:s text:c="3"/>58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196" table:style-name="ce57">
            <text:p><text:s text:c="2"/>18 19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781" table:style-name="ce57">
            <text:p><text:s text:c="2"/>18 781</text:p>
          </table:table-cell>
          <table:table-cell office:value-type="float" office:value="30946" table:style-name="ce57">
            <text:p><text:s text:c="2"/>30 946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37" table:style-name="ce57">
            <text:p><text:s text:c="2"/>1 43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07" table:style-name="ce57">
            <text:p><text:s text:c="2"/>1 507</text:p>
          </table:table-cell>
          <table:table-cell office:value-type="float" office:value="30924" table:style-name="ce57">
            <text:p><text:s text:c="2"/>30 92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765" table:style-name="ce57">
            <text:p><text:s text:c="3"/>76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6436" table:style-name="ce57">
            <text:p><text:s text:c="2"/>86 4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7201" table:style-name="ce57">
            <text:p><text:s text:c="2"/>87 201</text:p>
          </table:table-cell>
          <table:table-cell office:value-type="float" office:value="164477" table:style-name="ce57">
            <text:p><text:s text:c="2"/>164 477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371" table:style-name="ce58">
            <text:p><text:s text:c="3"/>37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5" table:style-name="ce58">
            <text:p><text:s text:c="3"/>305</text:p>
          </table:table-cell>
          <table:table-cell office:value-type="float" office:value="34364" table:style-name="ce58">
            <text:p><text:s text:c="2"/>34 36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5040" table:style-name="ce58">
            <text:p><text:s text:c="2"/>35 040</text:p>
          </table:table-cell>
          <table:table-cell office:value-type="float" office:value="77726" table:style-name="ce58">
            <text:p><text:s text:c="2"/>77 72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5983" table:style-name="ce58">
            <text:p><text:s text:c="2"/>5 983</text:p>
          </table:table-cell>
          <table:table-cell office:value-type="float" office:value="2093" table:style-name="ce58">
            <text:p><text:s text:c="2"/>2 0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3445" table:style-name="ce58">
            <text:p><text:s text:c="2"/>183 44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91521" table:style-name="ce58">
            <text:p><text:s text:c="2"/>191 521</text:p>
          </table:table-cell>
          <table:table-cell office:value-type="float" office:value="414748" table:style-name="ce58">
            <text:p><text:s text:c="2"/>414 74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3183" table:style-name="ce58">
            <text:p><text:s text:c="2"/>3 18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7277" table:style-name="ce58">
            <text:p><text:s text:c="2"/>47 27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0460" table:style-name="ce58">
            <text:p><text:s text:c="2"/>50 460</text:p>
          </table:table-cell>
          <table:table-cell office:value-type="float" office:value="114621" table:style-name="ce58">
            <text:p><text:s text:c="2"/>114 621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6622" table:style-name="ce58">
            <text:p><text:s text:c="2"/>216 62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6622" table:style-name="ce58">
            <text:p><text:s text:c="2"/>216 622</text:p>
          </table:table-cell>
          <table:table-cell office:value-type="float" office:value="216622" table:style-name="ce58">
            <text:p><text:s text:c="2"/>216 622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6869" table:style-name="ce24">
            <text:p>6869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8194" table:style-name="ce24">
            <text:p>819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5063" table:style-name="ce58">
            <text:p><text:s text:c="2"/>15 063</text:p>
          </table:table-cell>
          <table:table-cell office:value-type="float" office:value="125268" table:style-name="ce58">
            <text:p><text:s text:c="2"/>125 26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082" table:style-name="ce57">
            <text:p><text:s text:c="2"/>33 08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3082" table:style-name="ce57">
            <text:p><text:s text:c="2"/>33 082</text:p>
          </table:table-cell>
          <table:table-cell office:value-type="float" office:value="35189" table:style-name="ce57">
            <text:p><text:s text:c="2"/>35 18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8652" table:style-name="ce57">
            <text:p><text:s text:c="2"/>8 65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43" table:style-name="ce57">
            <text:p><text:s text:c="3"/>343</text:p>
          </table:table-cell>
          <table:table-cell office:value-type="float" office:value="2313" table:style-name="ce57">
            <text:p><text:s text:c="2"/>2 3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308" table:style-name="ce57">
            <text:p><text:s text:c="2"/>11 308</text:p>
          </table:table-cell>
          <table:table-cell office:value-type="float" office:value="53098" table:style-name="ce57">
            <text:p><text:s text:c="2"/>53 098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849" table:style-name="ce57">
            <text:p><text:s text:c="3"/>8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98" table:style-name="ce57">
            <text:p><text:s text:c="3"/>8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747" table:style-name="ce57">
            <text:p><text:s text:c="2"/>1 747</text:p>
          </table:table-cell>
          <table:table-cell office:value-type="float" office:value="77758" table:style-name="ce57">
            <text:p><text:s text:c="2"/>77 75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1627" table:style-name="ce57">
            <text:p><text:s text:c="2"/>1 62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366" table:style-name="ce57">
            <text:p><text:s text:c="2"/>2 3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993" table:style-name="ce57">
            <text:p><text:s text:c="2"/>3 993</text:p>
          </table:table-cell>
          <table:table-cell office:value-type="float" office:value="59583" table:style-name="ce57">
            <text:p><text:s text:c="2"/>59 58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1846" table:style-name="ce57">
            <text:p><text:s text:c="2"/>1 8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4996" table:style-name="ce57">
            <text:p><text:s text:c="2"/>14 996</text:p>
          </table:table-cell>
          <table:table-cell office:value-type="float" office:value="1446" table:style-name="ce57">
            <text:p><text:s text:c="2"/>1 44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288" table:style-name="ce57">
            <text:p><text:s text:c="2"/>18 288</text:p>
          </table:table-cell>
          <table:table-cell office:value-type="float" office:value="49383" table:style-name="ce57">
            <text:p><text:s text:c="2"/>49 38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009" table:style-name="ce58">
            <text:p><text:s text:c="2"/>3 00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865" table:style-name="ce58">
            <text:p><text:s text:c="2"/>4 86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874" table:style-name="ce58">
            <text:p><text:s text:c="2"/>7 874</text:p>
          </table:table-cell>
          <table:table-cell office:value-type="float" office:value="83933" table:style-name="ce58">
            <text:p><text:s text:c="2"/>83 933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6" table:style-name="ce58">
            <text:p><text:s text:c="3"/>21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6" table:style-name="ce58">
            <text:p><text:s text:c="3"/>216</text:p>
          </table:table-cell>
          <table:table-cell office:value-type="float" office:value="21563" table:style-name="ce58">
            <text:p><text:s text:c="2"/>21 563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4442" table:style-name="ce58">
            <text:p><text:s text:c="2"/>444 44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4442" table:style-name="ce58">
            <text:p><text:s text:c="2"/>444 442</text:p>
          </table:table-cell>
          <table:table-cell office:value-type="float" office:value="444442" table:style-name="ce58">
            <text:p><text:s text:c="2"/>444 442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949" table:style-name="ce58">
            <text:p><text:s text:c="2"/>10 9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949" table:style-name="ce58">
            <text:p><text:s text:c="2"/>10 949</text:p>
          </table:table-cell>
          <table:table-cell office:value-type="float" office:value="10949" table:style-name="ce58">
            <text:p><text:s text:c="2"/>10 949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7160" table:style-name="ce58">
            <text:p><text:s text:c="2"/>147 1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7160" table:style-name="ce58">
            <text:p><text:s text:c="2"/>147 160</text:p>
          </table:table-cell>
          <table:table-cell office:value-type="float" office:value="147160" table:style-name="ce58">
            <text:p><text:s text:c="2"/>147 16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1980" table:style-name="ce57">
            <text:p><text:s text:c="2"/>51 9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2022" table:style-name="ce57">
            <text:p><text:s text:c="2"/>52 022</text:p>
          </table:table-cell>
          <table:table-cell office:value-type="float" office:value="59583" table:style-name="ce57">
            <text:p><text:s text:c="2"/>59 58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9864" table:style-name="ce57">
            <text:p><text:s text:c="2"/>99 86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9864" table:style-name="ce57">
            <text:p><text:s text:c="2"/>99 864</text:p>
          </table:table-cell>
          <table:table-cell office:value-type="float" office:value="99864" table:style-name="ce57">
            <text:p><text:s text:c="2"/>99 864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27056" table:style-name="ce57">
            <text:p><text:s text:c="2"/>27 056</text:p>
          </table:table-cell>
          <table:table-cell office:value-type="float" office:value="4301" table:style-name="ce57">
            <text:p><text:s text:c="2"/>4 301</text:p>
          </table:table-cell>
          <table:table-cell office:value-type="float" office:value="76115" table:style-name="ce57">
            <text:p><text:s text:c="2"/>76 1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7508" table:style-name="ce57">
            <text:p><text:s text:c="2"/>107 508</text:p>
          </table:table-cell>
          <table:table-cell office:value-type="float" office:value="119653" table:style-name="ce57">
            <text:p><text:s text:c="2"/>119 65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056" table:style-name="ce57">
            <text:p><text:s text:c="2"/>1 05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168" table:style-name="ce57">
            <text:p><text:s text:c="2"/>6 168</text:p>
          </table:table-cell>
          <table:table-cell office:value-type="float" office:value="17431" table:style-name="ce57">
            <text:p><text:s text:c="2"/>17 4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655" table:style-name="ce57">
            <text:p><text:s text:c="2"/>24 655</text:p>
          </table:table-cell>
          <table:table-cell office:value-type="float" office:value="28851" table:style-name="ce57">
            <text:p><text:s text:c="2"/>28 85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5967" table:style-name="ce57">
            <text:p><text:s text:c="2"/>35 967</text:p>
          </table:table-cell>
          <table:table-cell office:value-type="float" office:value="27036" table:style-name="ce57">
            <text:p><text:s text:c="2"/>27 0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3003" table:style-name="ce57">
            <text:p><text:s text:c="2"/>63 003</text:p>
          </table:table-cell>
          <table:table-cell office:value-type="float" office:value="66640" table:style-name="ce57">
            <text:p><text:s text:c="2"/>66 64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11" table:style-name="ce58">
            <text:p><text:s text:c="2"/>6 81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811" table:style-name="ce58">
            <text:p><text:s text:c="2"/>6 811</text:p>
          </table:table-cell>
          <table:table-cell office:value-type="float" office:value="19344" table:style-name="ce58">
            <text:p><text:s text:c="2"/>19 344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173" table:style-name="ce58">
            <text:p><text:s text:c="2"/>22 17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173" table:style-name="ce58">
            <text:p><text:s text:c="2"/>22 173</text:p>
          </table:table-cell>
          <table:table-cell office:value-type="float" office:value="24357" table:style-name="ce58">
            <text:p><text:s text:c="2"/>24 357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334" table:style-name="ce58">
            <text:p><text:s text:c="2"/>40 33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334" table:style-name="ce58">
            <text:p><text:s text:c="2"/>40 334</text:p>
          </table:table-cell>
          <table:table-cell office:value-type="float" office:value="40334" table:style-name="ce58">
            <text:p><text:s text:c="2"/>40 334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422220" table:style-name="ce49">
            <text:p><text:s text:c="2"/>422 220</text:p>
          </table:table-cell>
          <table:table-cell office:value-type="float" office:value="738966" table:style-name="ce49">
            <text:p><text:s text:c="2"/>738 966</text:p>
          </table:table-cell>
          <table:table-cell office:value-type="float" office:value="61432" table:style-name="ce49">
            <text:p><text:s text:c="2"/>61 432</text:p>
          </table:table-cell>
          <table:table-cell office:value-type="float" office:value="2278735" table:style-name="ce49">
            <text:p><text:s/>2 278 735</text:p>
          </table:table-cell>
          <table:table-cell office:value-type="float" office:value="797946" table:style-name="ce49">
            <text:p><text:s text:c="2"/>797 946</text:p>
          </table:table-cell>
          <table:table-cell office:value-type="float" office:value="49220" table:style-name="ce49">
            <text:p><text:s text:c="2"/>49 220</text:p>
          </table:table-cell>
          <table:table-cell office:value-type="float" office:value="4348519" table:style-name="ce49">
            <text:p><text:s/>4 348 519</text:p>
          </table:table-cell>
          <table:table-cell office:value-type="float" office:value="7644828" table:style-name="ce49">
            <text:p><text:s/>7 644 828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VA" table:style-name="ta1">
        <table:table-column table:style-name="co7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6" table:number-columns-repeated="16314" table:default-cell-style-name="ce3"/>
        <table:table-row table:style-name="ro1">
          <table:table-cell office:value-type="string" table:style-name="ce1">
            <text:p>Tabela 2 - Usos de bens e serviços - 2010</text:p>
          </table:table-cell>
          <table:table-cell table:number-columns-repeated="6" table:style-name="ce1"/>
          <table:table-cell table:style-name="ce20"/>
          <table:table-cell table:number-columns-repeated="48" table:style-name="ce2"/>
          <table:table-cell table:number-columns-repeated="5" table:style-name="ce1"/>
          <table:table-cell table:style-name="ce20"/>
          <table:table-cell table:number-columns-repeated="7" table:style-name="ce2"/>
          <table:table-cell table:style-name="ce42"/>
          <table:table-cell table:number-columns-repeated="16314" table:style-name="ce2"/>
        </table:table-row>
        <table:table-row table:style-name="ro2">
          <table:table-cell table:number-columns-repeated="6" table:style-name="ce3"/>
          <table:table-cell table:style-name="ce4"/>
          <table:table-cell table:number-columns-repeated="53" table:style-name="ce3"/>
          <table:table-cell table:style-name="ce4"/>
          <table:table-cell table:number-columns-repeated="8" table:style-name="ce3"/>
          <table:table-cell table:style-name="ce43"/>
          <table:table-cell table:number-columns-repeated="16314"/>
        </table:table-row>
        <table:table-row table:style-name="ro2">
          <table:table-cell office:value-type="string" table:number-columns-spanned="1" table:number-rows-spanned="2" table:style-name="ce60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2"/>
          <table:table-cell table:style-name="ce37"/>
          <table:table-cell table:number-columns-repeated="4" table:style-name="ce36"/>
          <table:table-cell table:style-name="ce37"/>
          <table:table-cell table:number-columns-repeated="4" table:style-name="ce36"/>
          <table:table-cell table:number-columns-repeated="19"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3" table:style-name="ce36"/>
          <table:table-cell table:style-name="ce37"/>
          <table:table-cell table:number-columns-repeated="16314"/>
        </table:table-row>
        <table:table-row table:style-name="ro3"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4"/>
        </table:table-row>
        <table:table-row table:style-name="ro8">
          <table:table-cell table:number-columns-repeated="6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9"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3" table:style-name="ce5"/>
          <table:table-cell table:style-name="ce51"/>
          <table:table-cell table:number-columns-repeated="16314"/>
        </table:table-row>
        <table:table-row table:style-name="ro6">
          <table:table-cell office:value-type="string" table:style-name="ce15">
            <text:p>Valor adicionado bruto ( PIB )</text:p>
          </table:table-cell>
          <table:table-cell office:value-type="float" office:value="100111" table:style-name="ce23">
            <text:p><text:s text:c="2"/>100 111</text:p>
          </table:table-cell>
          <table:table-cell office:value-type="float" office:value="44863" table:style-name="ce23">
            <text:p><text:s text:c="2"/>44 863</text:p>
          </table:table-cell>
          <table:table-cell office:value-type="float" office:value="14958" table:style-name="ce23">
            <text:p><text:s text:c="2"/>14 958</text:p>
          </table:table-cell>
          <table:table-cell office:value-type="float" office:value="6592" table:style-name="ce23">
            <text:p><text:s text:c="2"/>6 592</text:p>
          </table:table-cell>
          <table:table-cell office:value-type="float" office:value="63474" table:style-name="ce23">
            <text:p><text:s text:c="2"/>63 474</text:p>
          </table:table-cell>
          <table:table-cell office:value-type="float" office:value="36491" table:style-name="ce23">
            <text:p><text:s text:c="2"/>36 491</text:p>
          </table:table-cell>
          <table:table-cell office:value-type="float" office:value="3408" table:style-name="ce23">
            <text:p><text:s text:c="2"/>3 408</text:p>
          </table:table-cell>
          <table:table-cell office:value-type="float" office:value="20849" table:style-name="ce23">
            <text:p><text:s text:c="2"/>20 849</text:p>
          </table:table-cell>
          <table:table-cell office:value-type="float" office:value="9545" table:style-name="ce23">
            <text:p><text:s text:c="2"/>9 545</text:p>
          </table:table-cell>
          <table:table-cell office:value-type="float" office:value="27485" table:style-name="ce23">
            <text:p><text:s text:c="2"/>27 485</text:p>
          </table:table-cell>
          <table:table-cell office:value-type="float" office:value="17224" table:style-name="ce23">
            <text:p><text:s text:c="2"/>17 224</text:p>
          </table:table-cell>
          <table:table-cell office:value-type="float" office:value="3595" table:style-name="ce23">
            <text:p><text:s text:c="2"/>3 595</text:p>
          </table:table-cell>
          <table:table-cell office:value-type="float" office:value="10950" table:style-name="ce23">
            <text:p><text:s text:c="2"/>10 950</text:p>
          </table:table-cell>
          <table:table-cell office:value-type="float" office:value="22027" table:style-name="ce23">
            <text:p><text:s text:c="2"/>22 027</text:p>
          </table:table-cell>
          <table:table-cell office:value-type="float" office:value="10553" table:style-name="ce23">
            <text:p><text:s text:c="2"/>10 553</text:p>
          </table:table-cell>
          <table:table-cell office:value-type="float" office:value="8536" table:style-name="ce23">
            <text:p><text:s text:c="2"/>8 536</text:p>
          </table:table-cell>
          <table:table-cell office:value-type="float" office:value="15334" table:style-name="ce23">
            <text:p><text:s text:c="2"/>15 334</text:p>
          </table:table-cell>
          <table:table-cell office:value-type="float" office:value="7518" table:style-name="ce23">
            <text:p><text:s text:c="2"/>7 518</text:p>
          </table:table-cell>
          <table:table-cell office:value-type="float" office:value="16329" table:style-name="ce23">
            <text:p><text:s text:c="2"/>16 329</text:p>
          </table:table-cell>
          <table:table-cell office:value-type="float" office:value="5370" table:style-name="ce23">
            <text:p><text:s text:c="2"/>5 370</text:p>
          </table:table-cell>
          <table:table-cell office:value-type="float" office:value="14430" table:style-name="ce23">
            <text:p><text:s text:c="2"/>14 430</text:p>
          </table:table-cell>
          <table:table-cell office:value-type="float" office:value="9028" table:style-name="ce23">
            <text:p><text:s text:c="2"/>9 028</text:p>
          </table:table-cell>
          <table:table-cell office:value-type="float" office:value="7136" table:style-name="ce23">
            <text:p><text:s text:c="2"/>7 136</text:p>
          </table:table-cell>
          <table:table-cell office:value-type="float" office:value="19526" table:style-name="ce23">
            <text:p><text:s text:c="2"/>19 526</text:p>
          </table:table-cell>
          <table:table-cell office:value-type="float" office:value="21322" table:style-name="ce23">
            <text:p><text:s text:c="2"/>21 322</text:p>
          </table:table-cell>
          <table:table-cell office:value-type="float" office:value="22348" table:style-name="ce23">
            <text:p><text:s text:c="2"/>22 348</text:p>
          </table:table-cell>
          <table:table-cell office:value-type="float" office:value="16931" table:style-name="ce23">
            <text:p><text:s text:c="2"/>16 931</text:p>
          </table:table-cell>
          <table:table-cell office:value-type="float" office:value="7269" table:style-name="ce23">
            <text:p><text:s text:c="2"/>7 269</text:p>
          </table:table-cell>
          <table:table-cell office:value-type="float" office:value="29401" table:style-name="ce23">
            <text:p><text:s text:c="2"/>29 401</text:p>
          </table:table-cell>
          <table:table-cell office:value-type="float" office:value="13958" table:style-name="ce23">
            <text:p><text:s text:c="2"/>13 958</text:p>
          </table:table-cell>
          <table:table-cell office:value-type="float" office:value="14641" table:style-name="ce23">
            <text:p><text:s text:c="2"/>14 641</text:p>
          </table:table-cell>
          <table:table-cell office:value-type="float" office:value="30905" table:style-name="ce23">
            <text:p><text:s text:c="2"/>30 905</text:p>
          </table:table-cell>
          <table:table-cell office:value-type="float" office:value="38191" table:style-name="ce23">
            <text:p><text:s text:c="2"/>38 191</text:p>
          </table:table-cell>
          <table:table-cell office:value-type="float" office:value="23875" table:style-name="ce23">
            <text:p><text:s text:c="2"/>23 875</text:p>
          </table:table-cell>
          <table:table-cell office:value-type="float" office:value="9449" table:style-name="ce23">
            <text:p><text:s text:c="2"/>9 449</text:p>
          </table:table-cell>
          <table:table-cell office:value-type="float" office:value="23502" table:style-name="ce23">
            <text:p><text:s text:c="2"/>23 502</text:p>
          </table:table-cell>
          <table:table-cell office:value-type="float" office:value="17125" table:style-name="ce23">
            <text:p><text:s text:c="2"/>17 125</text:p>
          </table:table-cell>
          <table:table-cell office:value-type="float" office:value="68868" table:style-name="ce23">
            <text:p><text:s text:c="2"/>68 868</text:p>
          </table:table-cell>
          <table:table-cell office:value-type="float" office:value="24046" table:style-name="ce23">
            <text:p><text:s text:c="2"/>24 046</text:p>
          </table:table-cell>
          <table:table-cell office:value-type="float" office:value="206927" table:style-name="ce23">
            <text:p><text:s text:c="2"/>206 927</text:p>
          </table:table-cell>
          <table:table-cell office:value-type="float" office:value="65757" table:style-name="ce23">
            <text:p><text:s text:c="2"/>65 757</text:p>
          </table:table-cell>
          <table:table-cell office:value-type="float" office:value="350472" table:style-name="ce23">
            <text:p><text:s text:c="2"/>350 472</text:p>
          </table:table-cell>
          <table:table-cell office:value-type="float" office:value="93150" table:style-name="ce23">
            <text:p><text:s text:c="2"/>93 150</text:p>
          </table:table-cell>
          <table:table-cell office:value-type="float" office:value="3505" table:style-name="ce23">
            <text:p><text:s text:c="2"/>3 505</text:p>
          </table:table-cell>
          <table:table-cell office:value-type="float" office:value="6257" table:style-name="ce23">
            <text:p><text:s text:c="2"/>6 257</text:p>
          </table:table-cell>
          <table:table-cell office:value-type="float" office:value="38748" table:style-name="ce23">
            <text:p><text:s text:c="2"/>38 748</text:p>
          </table:table-cell>
          <table:table-cell office:value-type="float" office:value="8519" table:style-name="ce23">
            <text:p><text:s text:c="2"/>8 519</text:p>
          </table:table-cell>
          <table:table-cell office:value-type="float" office:value="61685" table:style-name="ce23">
            <text:p><text:s text:c="2"/>61 685</text:p>
          </table:table-cell>
          <table:table-cell office:value-type="float" office:value="10549" table:style-name="ce23">
            <text:p><text:s text:c="2"/>10 549</text:p>
          </table:table-cell>
          <table:table-cell office:value-type="float" office:value="12302" table:style-name="ce23">
            <text:p><text:s text:c="2"/>12 302</text:p>
          </table:table-cell>
          <table:table-cell office:value-type="float" office:value="58171" table:style-name="ce23">
            <text:p><text:s text:c="2"/>58 171</text:p>
          </table:table-cell>
          <table:table-cell office:value-type="float" office:value="45520" table:style-name="ce23">
            <text:p><text:s text:c="2"/>45 520</text:p>
          </table:table-cell>
          <table:table-cell office:value-type="float" office:value="224561" table:style-name="ce23">
            <text:p><text:s text:c="2"/>224 561</text:p>
          </table:table-cell>
          <table:table-cell office:value-type="float" office:value="274420" table:style-name="ce23">
            <text:p><text:s text:c="2"/>274 420</text:p>
          </table:table-cell>
          <table:table-cell office:value-type="float" office:value="77760" table:style-name="ce23">
            <text:p><text:s text:c="2"/>77 760</text:p>
          </table:table-cell>
          <table:table-cell office:value-type="float" office:value="30003" table:style-name="ce23">
            <text:p><text:s text:c="2"/>30 003</text:p>
          </table:table-cell>
          <table:table-cell office:value-type="float" office:value="19285" table:style-name="ce23">
            <text:p><text:s text:c="2"/>19 285</text:p>
          </table:table-cell>
          <table:table-cell office:value-type="float" office:value="16106" table:style-name="ce23">
            <text:p><text:s text:c="2"/>16 106</text:p>
          </table:table-cell>
          <table:table-cell office:value-type="float" office:value="85574" table:style-name="ce23">
            <text:p><text:s text:c="2"/>85 574</text:p>
          </table:table-cell>
          <table:table-cell office:value-type="float" office:value="16990" table:style-name="ce23">
            <text:p><text:s text:c="2"/>16 990</text:p>
          </table:table-cell>
          <table:table-cell office:value-type="float" office:value="343319" table:style-name="ce23">
            <text:p><text:s text:c="2"/>343 319</text:p>
          </table:table-cell>
          <table:table-cell office:value-type="float" office:value="127157" table:style-name="ce23">
            <text:p><text:s text:c="2"/>127 157</text:p>
          </table:table-cell>
          <table:table-cell office:value-type="float" office:value="36830" table:style-name="ce23">
            <text:p><text:s text:c="2"/>36 830</text:p>
          </table:table-cell>
          <table:table-cell office:value-type="float" office:value="67369" table:style-name="ce23">
            <text:p><text:s text:c="2"/>67 369</text:p>
          </table:table-cell>
          <table:table-cell office:value-type="float" office:value="62184" table:style-name="ce23">
            <text:p><text:s text:c="2"/>62 184</text:p>
          </table:table-cell>
          <table:table-cell office:value-type="float" office:value="14312" table:style-name="ce23">
            <text:p><text:s text:c="2"/>14 312</text:p>
          </table:table-cell>
          <table:table-cell office:value-type="float" office:value="47911" table:style-name="ce23">
            <text:p><text:s text:c="2"/>47 911</text:p>
          </table:table-cell>
          <table:table-cell office:value-type="float" office:value="40334" table:style-name="ce23">
            <text:p><text:s text:c="2"/>40 334</text:p>
          </table:table-cell>
          <table:table-cell office:value-type="float" office:value="3302840" table:style-name="ce23">
            <text:p><text:s/>3 302 84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Remunerações</text:p>
          </table:table-cell>
          <table:table-cell office:value-type="float" office:value="21587" table:style-name="ce23">
            <text:p><text:s text:c="2"/>21 587</text:p>
          </table:table-cell>
          <table:table-cell office:value-type="float" office:value="14062" table:style-name="ce23">
            <text:p><text:s text:c="2"/>14 062</text:p>
          </table:table-cell>
          <table:table-cell office:value-type="float" office:value="1983" table:style-name="ce23">
            <text:p><text:s text:c="2"/>1 983</text:p>
          </table:table-cell>
          <table:table-cell office:value-type="float" office:value="2772" table:style-name="ce23">
            <text:p><text:s text:c="2"/>2 772</text:p>
          </table:table-cell>
          <table:table-cell office:value-type="float" office:value="12201" table:style-name="ce23">
            <text:p><text:s text:c="2"/>12 201</text:p>
          </table:table-cell>
          <table:table-cell office:value-type="float" office:value="3687" table:style-name="ce23">
            <text:p><text:s text:c="2"/>3 687</text:p>
          </table:table-cell>
          <table:table-cell office:value-type="float" office:value="1507" table:style-name="ce23">
            <text:p><text:s text:c="2"/>1 507</text:p>
          </table:table-cell>
          <table:table-cell office:value-type="float" office:value="13111" table:style-name="ce23">
            <text:p><text:s text:c="2"/>13 111</text:p>
          </table:table-cell>
          <table:table-cell office:value-type="float" office:value="6175" table:style-name="ce23">
            <text:p><text:s text:c="2"/>6 175</text:p>
          </table:table-cell>
          <table:table-cell office:value-type="float" office:value="16095" table:style-name="ce23">
            <text:p><text:s text:c="2"/>16 095</text:p>
          </table:table-cell>
          <table:table-cell office:value-type="float" office:value="5267" table:style-name="ce23">
            <text:p><text:s text:c="2"/>5 267</text:p>
          </table:table-cell>
          <table:table-cell office:value-type="float" office:value="1148" table:style-name="ce23">
            <text:p><text:s text:c="2"/>1 148</text:p>
          </table:table-cell>
          <table:table-cell office:value-type="float" office:value="8058" table:style-name="ce23">
            <text:p><text:s text:c="2"/>8 058</text:p>
          </table:table-cell>
          <table:table-cell office:value-type="float" office:value="12199" table:style-name="ce23">
            <text:p><text:s text:c="2"/>12 199</text:p>
          </table:table-cell>
          <table:table-cell office:value-type="float" office:value="7847" table:style-name="ce23">
            <text:p><text:s text:c="2"/>7 847</text:p>
          </table:table-cell>
          <table:table-cell office:value-type="float" office:value="4658" table:style-name="ce23">
            <text:p><text:s text:c="2"/>4 658</text:p>
          </table:table-cell>
          <table:table-cell office:value-type="float" office:value="7965" table:style-name="ce23">
            <text:p><text:s text:c="2"/>7 965</text:p>
          </table:table-cell>
          <table:table-cell office:value-type="float" office:value="4217" table:style-name="ce23">
            <text:p><text:s text:c="2"/>4 217</text:p>
          </table:table-cell>
          <table:table-cell office:value-type="float" office:value="4075" table:style-name="ce23">
            <text:p><text:s text:c="2"/>4 075</text:p>
          </table:table-cell>
          <table:table-cell office:value-type="float" office:value="2609" table:style-name="ce23">
            <text:p><text:s text:c="2"/>2 609</text:p>
          </table:table-cell>
          <table:table-cell office:value-type="float" office:value="6738" table:style-name="ce23">
            <text:p><text:s text:c="2"/>6 738</text:p>
          </table:table-cell>
          <table:table-cell office:value-type="float" office:value="5842" table:style-name="ce23">
            <text:p><text:s text:c="2"/>5 842</text:p>
          </table:table-cell>
          <table:table-cell office:value-type="float" office:value="3568" table:style-name="ce23">
            <text:p><text:s text:c="2"/>3 568</text:p>
          </table:table-cell>
          <table:table-cell office:value-type="float" office:value="6320" table:style-name="ce23">
            <text:p><text:s text:c="2"/>6 320</text:p>
          </table:table-cell>
          <table:table-cell office:value-type="float" office:value="13312" table:style-name="ce23">
            <text:p><text:s text:c="2"/>13 312</text:p>
          </table:table-cell>
          <table:table-cell office:value-type="float" office:value="11954" table:style-name="ce23">
            <text:p><text:s text:c="2"/>11 954</text:p>
          </table:table-cell>
          <table:table-cell office:value-type="float" office:value="8817" table:style-name="ce23">
            <text:p><text:s text:c="2"/>8 817</text:p>
          </table:table-cell>
          <table:table-cell office:value-type="float" office:value="4579" table:style-name="ce23">
            <text:p><text:s text:c="2"/>4 579</text:p>
          </table:table-cell>
          <table:table-cell office:value-type="float" office:value="16938" table:style-name="ce23">
            <text:p><text:s text:c="2"/>16 938</text:p>
          </table:table-cell>
          <table:table-cell office:value-type="float" office:value="8232" table:style-name="ce23">
            <text:p><text:s text:c="2"/>8 232</text:p>
          </table:table-cell>
          <table:table-cell office:value-type="float" office:value="10457" table:style-name="ce23">
            <text:p><text:s text:c="2"/>10 457</text:p>
          </table:table-cell>
          <table:table-cell office:value-type="float" office:value="18897" table:style-name="ce23">
            <text:p><text:s text:c="2"/>18 897</text:p>
          </table:table-cell>
          <table:table-cell office:value-type="float" office:value="14987" table:style-name="ce23">
            <text:p><text:s text:c="2"/>14 987</text:p>
          </table:table-cell>
          <table:table-cell office:value-type="float" office:value="15509" table:style-name="ce23">
            <text:p><text:s text:c="2"/>15 509</text:p>
          </table:table-cell>
          <table:table-cell office:value-type="float" office:value="6121" table:style-name="ce23">
            <text:p><text:s text:c="2"/>6 121</text:p>
          </table:table-cell>
          <table:table-cell office:value-type="float" office:value="9652" table:style-name="ce23">
            <text:p><text:s text:c="2"/>9 652</text:p>
          </table:table-cell>
          <table:table-cell office:value-type="float" office:value="7491" table:style-name="ce23">
            <text:p><text:s text:c="2"/>7 491</text:p>
          </table:table-cell>
          <table:table-cell office:value-type="float" office:value="12131" table:style-name="ce23">
            <text:p><text:s text:c="2"/>12 131</text:p>
          </table:table-cell>
          <table:table-cell office:value-type="float" office:value="8106" table:style-name="ce23">
            <text:p><text:s text:c="2"/>8 106</text:p>
          </table:table-cell>
          <table:table-cell office:value-type="float" office:value="81713" table:style-name="ce23">
            <text:p><text:s text:c="2"/>81 713</text:p>
          </table:table-cell>
          <table:table-cell office:value-type="float" office:value="28094" table:style-name="ce23">
            <text:p><text:s text:c="2"/>28 094</text:p>
          </table:table-cell>
          <table:table-cell office:value-type="float" office:value="162106" table:style-name="ce23">
            <text:p><text:s text:c="2"/>162 106</text:p>
          </table:table-cell>
          <table:table-cell office:value-type="float" office:value="43846" table:style-name="ce23">
            <text:p><text:s text:c="2"/>43 846</text:p>
          </table:table-cell>
          <table:table-cell office:value-type="float" office:value="2414" table:style-name="ce23">
            <text:p><text:s text:c="2"/>2 414</text:p>
          </table:table-cell>
          <table:table-cell office:value-type="float" office:value="5052" table:style-name="ce23">
            <text:p><text:s text:c="2"/>5 052</text:p>
          </table:table-cell>
          <table:table-cell office:value-type="float" office:value="22690" table:style-name="ce23">
            <text:p><text:s text:c="2"/>22 690</text:p>
          </table:table-cell>
          <table:table-cell office:value-type="float" office:value="5259" table:style-name="ce23">
            <text:p><text:s text:c="2"/>5 259</text:p>
          </table:table-cell>
          <table:table-cell office:value-type="float" office:value="25316" table:style-name="ce23">
            <text:p><text:s text:c="2"/>25 316</text:p>
          </table:table-cell>
          <table:table-cell office:value-type="float" office:value="5693" table:style-name="ce23">
            <text:p><text:s text:c="2"/>5 693</text:p>
          </table:table-cell>
          <table:table-cell office:value-type="float" office:value="6812" table:style-name="ce23">
            <text:p><text:s text:c="2"/>6 812</text:p>
          </table:table-cell>
          <table:table-cell office:value-type="float" office:value="11169" table:style-name="ce23">
            <text:p><text:s text:c="2"/>11 169</text:p>
          </table:table-cell>
          <table:table-cell office:value-type="float" office:value="24954" table:style-name="ce23">
            <text:p><text:s text:c="2"/>24 954</text:p>
          </table:table-cell>
          <table:table-cell office:value-type="float" office:value="90290" table:style-name="ce23">
            <text:p><text:s text:c="2"/>90 290</text:p>
          </table:table-cell>
          <table:table-cell office:value-type="float" office:value="3898" table:style-name="ce23">
            <text:p><text:s text:c="2"/>3 898</text:p>
          </table:table-cell>
          <table:table-cell office:value-type="float" office:value="30867" table:style-name="ce23">
            <text:p><text:s text:c="2"/>30 867</text:p>
          </table:table-cell>
          <table:table-cell office:value-type="float" office:value="13928" table:style-name="ce23">
            <text:p><text:s text:c="2"/>13 928</text:p>
          </table:table-cell>
          <table:table-cell office:value-type="float" office:value="6735" table:style-name="ce23">
            <text:p><text:s text:c="2"/>6 735</text:p>
          </table:table-cell>
          <table:table-cell office:value-type="float" office:value="5787" table:style-name="ce23">
            <text:p><text:s text:c="2"/>5 787</text:p>
          </table:table-cell>
          <table:table-cell office:value-type="float" office:value="54570" table:style-name="ce23">
            <text:p><text:s text:c="2"/>54 570</text:p>
          </table:table-cell>
          <table:table-cell office:value-type="float" office:value="14576" table:style-name="ce23">
            <text:p><text:s text:c="2"/>14 576</text:p>
          </table:table-cell>
          <table:table-cell office:value-type="float" office:value="302164" table:style-name="ce23">
            <text:p><text:s text:c="2"/>302 164</text:p>
          </table:table-cell>
          <table:table-cell office:value-type="float" office:value="120980" table:style-name="ce23">
            <text:p><text:s text:c="2"/>120 980</text:p>
          </table:table-cell>
          <table:table-cell office:value-type="float" office:value="32515" table:style-name="ce23">
            <text:p><text:s text:c="2"/>32 515</text:p>
          </table:table-cell>
          <table:table-cell office:value-type="float" office:value="64022" table:style-name="ce23">
            <text:p><text:s text:c="2"/>64 022</text:p>
          </table:table-cell>
          <table:table-cell office:value-type="float" office:value="36420" table:style-name="ce23">
            <text:p><text:s text:c="2"/>36 420</text:p>
          </table:table-cell>
          <table:table-cell office:value-type="float" office:value="6990" table:style-name="ce23">
            <text:p><text:s text:c="2"/>6 990</text:p>
          </table:table-cell>
          <table:table-cell office:value-type="float" office:value="28122" table:style-name="ce23">
            <text:p><text:s text:c="2"/>28 122</text:p>
          </table:table-cell>
          <table:table-cell office:value-type="float" office:value="40334" table:style-name="ce23">
            <text:p><text:s text:c="2"/>40 334</text:p>
          </table:table-cell>
          <table:table-cell office:value-type="float" office:value="1618190" table:style-name="ce23">
            <text:p><text:s/>1 618 19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Salários</text:p>
          </table:table-cell>
          <table:table-cell office:value-type="float" office:value="18381" table:style-name="ce23">
            <text:p><text:s text:c="2"/>18 381</text:p>
          </table:table-cell>
          <table:table-cell office:value-type="float" office:value="12193" table:style-name="ce23">
            <text:p><text:s text:c="2"/>12 193</text:p>
          </table:table-cell>
          <table:table-cell office:value-type="float" office:value="1647" table:style-name="ce23">
            <text:p><text:s text:c="2"/>1 647</text:p>
          </table:table-cell>
          <table:table-cell office:value-type="float" office:value="2162" table:style-name="ce23">
            <text:p><text:s text:c="2"/>2 162</text:p>
          </table:table-cell>
          <table:table-cell office:value-type="float" office:value="8706" table:style-name="ce23">
            <text:p><text:s text:c="2"/>8 706</text:p>
          </table:table-cell>
          <table:table-cell office:value-type="float" office:value="2692" table:style-name="ce23">
            <text:p><text:s text:c="2"/>2 692</text:p>
          </table:table-cell>
          <table:table-cell office:value-type="float" office:value="1191" table:style-name="ce23">
            <text:p><text:s text:c="2"/>1 191</text:p>
          </table:table-cell>
          <table:table-cell office:value-type="float" office:value="10034" table:style-name="ce23">
            <text:p><text:s text:c="2"/>10 034</text:p>
          </table:table-cell>
          <table:table-cell office:value-type="float" office:value="4792" table:style-name="ce23">
            <text:p><text:s text:c="2"/>4 792</text:p>
          </table:table-cell>
          <table:table-cell office:value-type="float" office:value="12633" table:style-name="ce23">
            <text:p><text:s text:c="2"/>12 633</text:p>
          </table:table-cell>
          <table:table-cell office:value-type="float" office:value="3995" table:style-name="ce23">
            <text:p><text:s text:c="2"/>3 995</text:p>
          </table:table-cell>
          <table:table-cell office:value-type="float" office:value="867" table:style-name="ce23">
            <text:p><text:s text:c="3"/>867</text:p>
          </table:table-cell>
          <table:table-cell office:value-type="float" office:value="6415" table:style-name="ce23">
            <text:p><text:s text:c="2"/>6 415</text:p>
          </table:table-cell>
          <table:table-cell office:value-type="float" office:value="9801" table:style-name="ce23">
            <text:p><text:s text:c="2"/>9 801</text:p>
          </table:table-cell>
          <table:table-cell office:value-type="float" office:value="6240" table:style-name="ce23">
            <text:p><text:s text:c="2"/>6 240</text:p>
          </table:table-cell>
          <table:table-cell office:value-type="float" office:value="3781" table:style-name="ce23">
            <text:p><text:s text:c="2"/>3 781</text:p>
          </table:table-cell>
          <table:table-cell office:value-type="float" office:value="6051" table:style-name="ce23">
            <text:p><text:s text:c="2"/>6 051</text:p>
          </table:table-cell>
          <table:table-cell office:value-type="float" office:value="3339" table:style-name="ce23">
            <text:p><text:s text:c="2"/>3 339</text:p>
          </table:table-cell>
          <table:table-cell office:value-type="float" office:value="2903" table:style-name="ce23">
            <text:p><text:s text:c="2"/>2 903</text:p>
          </table:table-cell>
          <table:table-cell office:value-type="float" office:value="2040" table:style-name="ce23">
            <text:p><text:s text:c="2"/>2 040</text:p>
          </table:table-cell>
          <table:table-cell office:value-type="float" office:value="5042" table:style-name="ce23">
            <text:p><text:s text:c="2"/>5 042</text:p>
          </table:table-cell>
          <table:table-cell office:value-type="float" office:value="4355" table:style-name="ce23">
            <text:p><text:s text:c="2"/>4 355</text:p>
          </table:table-cell>
          <table:table-cell office:value-type="float" office:value="2810" table:style-name="ce23">
            <text:p><text:s text:c="2"/>2 810</text:p>
          </table:table-cell>
          <table:table-cell office:value-type="float" office:value="4835" table:style-name="ce23">
            <text:p><text:s text:c="2"/>4 835</text:p>
          </table:table-cell>
          <table:table-cell office:value-type="float" office:value="10232" table:style-name="ce23">
            <text:p><text:s text:c="2"/>10 232</text:p>
          </table:table-cell>
          <table:table-cell office:value-type="float" office:value="9445" table:style-name="ce23">
            <text:p><text:s text:c="2"/>9 445</text:p>
          </table:table-cell>
          <table:table-cell office:value-type="float" office:value="6674" table:style-name="ce23">
            <text:p><text:s text:c="2"/>6 674</text:p>
          </table:table-cell>
          <table:table-cell office:value-type="float" office:value="3511" table:style-name="ce23">
            <text:p><text:s text:c="2"/>3 511</text:p>
          </table:table-cell>
          <table:table-cell office:value-type="float" office:value="13239" table:style-name="ce23">
            <text:p><text:s text:c="2"/>13 239</text:p>
          </table:table-cell>
          <table:table-cell office:value-type="float" office:value="6302" table:style-name="ce23">
            <text:p><text:s text:c="2"/>6 302</text:p>
          </table:table-cell>
          <table:table-cell office:value-type="float" office:value="8046" table:style-name="ce23">
            <text:p><text:s text:c="2"/>8 046</text:p>
          </table:table-cell>
          <table:table-cell office:value-type="float" office:value="14403" table:style-name="ce23">
            <text:p><text:s text:c="2"/>14 403</text:p>
          </table:table-cell>
          <table:table-cell office:value-type="float" office:value="11392" table:style-name="ce23">
            <text:p><text:s text:c="2"/>11 392</text:p>
          </table:table-cell>
          <table:table-cell office:value-type="float" office:value="11936" table:style-name="ce23">
            <text:p><text:s text:c="2"/>11 936</text:p>
          </table:table-cell>
          <table:table-cell office:value-type="float" office:value="4679" table:style-name="ce23">
            <text:p><text:s text:c="2"/>4 679</text:p>
          </table:table-cell>
          <table:table-cell office:value-type="float" office:value="7618" table:style-name="ce23">
            <text:p><text:s text:c="2"/>7 618</text:p>
          </table:table-cell>
          <table:table-cell office:value-type="float" office:value="6060" table:style-name="ce23">
            <text:p><text:s text:c="2"/>6 060</text:p>
          </table:table-cell>
          <table:table-cell office:value-type="float" office:value="9111" table:style-name="ce23">
            <text:p><text:s text:c="2"/>9 111</text:p>
          </table:table-cell>
          <table:table-cell office:value-type="float" office:value="6291" table:style-name="ce23">
            <text:p><text:s text:c="2"/>6 291</text:p>
          </table:table-cell>
          <table:table-cell office:value-type="float" office:value="66155" table:style-name="ce23">
            <text:p><text:s text:c="2"/>66 155</text:p>
          </table:table-cell>
          <table:table-cell office:value-type="float" office:value="22897" table:style-name="ce23">
            <text:p><text:s text:c="2"/>22 897</text:p>
          </table:table-cell>
          <table:table-cell office:value-type="float" office:value="128144" table:style-name="ce23">
            <text:p><text:s text:c="2"/>128 144</text:p>
          </table:table-cell>
          <table:table-cell office:value-type="float" office:value="35170" table:style-name="ce23">
            <text:p><text:s text:c="2"/>35 170</text:p>
          </table:table-cell>
          <table:table-cell office:value-type="float" office:value="1877" table:style-name="ce23">
            <text:p><text:s text:c="2"/>1 877</text:p>
          </table:table-cell>
          <table:table-cell office:value-type="float" office:value="3843" table:style-name="ce23">
            <text:p><text:s text:c="2"/>3 843</text:p>
          </table:table-cell>
          <table:table-cell office:value-type="float" office:value="17313" table:style-name="ce23">
            <text:p><text:s text:c="2"/>17 313</text:p>
          </table:table-cell>
          <table:table-cell office:value-type="float" office:value="4267" table:style-name="ce23">
            <text:p><text:s text:c="2"/>4 267</text:p>
          </table:table-cell>
          <table:table-cell office:value-type="float" office:value="21550" table:style-name="ce23">
            <text:p><text:s text:c="2"/>21 550</text:p>
          </table:table-cell>
          <table:table-cell office:value-type="float" office:value="4435" table:style-name="ce23">
            <text:p><text:s text:c="2"/>4 435</text:p>
          </table:table-cell>
          <table:table-cell office:value-type="float" office:value="5275" table:style-name="ce23">
            <text:p><text:s text:c="2"/>5 275</text:p>
          </table:table-cell>
          <table:table-cell office:value-type="float" office:value="8537" table:style-name="ce23">
            <text:p><text:s text:c="2"/>8 537</text:p>
          </table:table-cell>
          <table:table-cell office:value-type="float" office:value="19440" table:style-name="ce23">
            <text:p><text:s text:c="2"/>19 440</text:p>
          </table:table-cell>
          <table:table-cell office:value-type="float" office:value="70303" table:style-name="ce23">
            <text:p><text:s text:c="2"/>70 303</text:p>
          </table:table-cell>
          <table:table-cell office:value-type="float" office:value="3027" table:style-name="ce23">
            <text:p><text:s text:c="2"/>3 027</text:p>
          </table:table-cell>
          <table:table-cell office:value-type="float" office:value="24734" table:style-name="ce23">
            <text:p><text:s text:c="2"/>24 734</text:p>
          </table:table-cell>
          <table:table-cell office:value-type="float" office:value="11142" table:style-name="ce23">
            <text:p><text:s text:c="2"/>11 142</text:p>
          </table:table-cell>
          <table:table-cell office:value-type="float" office:value="5444" table:style-name="ce23">
            <text:p><text:s text:c="2"/>5 444</text:p>
          </table:table-cell>
          <table:table-cell office:value-type="float" office:value="4695" table:style-name="ce23">
            <text:p><text:s text:c="2"/>4 695</text:p>
          </table:table-cell>
          <table:table-cell office:value-type="float" office:value="42523" table:style-name="ce23">
            <text:p><text:s text:c="2"/>42 523</text:p>
          </table:table-cell>
          <table:table-cell office:value-type="float" office:value="11294" table:style-name="ce23">
            <text:p><text:s text:c="2"/>11 294</text:p>
          </table:table-cell>
          <table:table-cell office:value-type="float" office:value="216062" table:style-name="ce23">
            <text:p><text:s text:c="2"/>216 062</text:p>
          </table:table-cell>
          <table:table-cell office:value-type="float" office:value="104220" table:style-name="ce23">
            <text:p><text:s text:c="2"/>104 220</text:p>
          </table:table-cell>
          <table:table-cell office:value-type="float" office:value="27269" table:style-name="ce23">
            <text:p><text:s text:c="2"/>27 269</text:p>
          </table:table-cell>
          <table:table-cell office:value-type="float" office:value="52938" table:style-name="ce23">
            <text:p><text:s text:c="2"/>52 938</text:p>
          </table:table-cell>
          <table:table-cell office:value-type="float" office:value="29977" table:style-name="ce23">
            <text:p><text:s text:c="2"/>29 977</text:p>
          </table:table-cell>
          <table:table-cell office:value-type="float" office:value="6212" table:style-name="ce23">
            <text:p><text:s text:c="2"/>6 212</text:p>
          </table:table-cell>
          <table:table-cell office:value-type="float" office:value="24311" table:style-name="ce23">
            <text:p><text:s text:c="2"/>24 311</text:p>
          </table:table-cell>
          <table:table-cell office:value-type="float" office:value="38387" table:style-name="ce23">
            <text:p><text:s text:c="2"/>38 387</text:p>
          </table:table-cell>
          <table:table-cell office:value-type="float" office:value="1277285" table:style-name="ce23">
            <text:p><text:s/>1 277 285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efetivas</text:p>
          </table:table-cell>
          <table:table-cell office:value-type="float" office:value="3206" table:style-name="ce23">
            <text:p><text:s text:c="2"/>3 206</text:p>
          </table:table-cell>
          <table:table-cell office:value-type="float" office:value="1869" table:style-name="ce23">
            <text:p><text:s text:c="2"/>1 869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610" table:style-name="ce23">
            <text:p><text:s text:c="3"/>610</text:p>
          </table:table-cell>
          <table:table-cell office:value-type="float" office:value="3495" table:style-name="ce23">
            <text:p><text:s text:c="2"/>3 495</text:p>
          </table:table-cell>
          <table:table-cell office:value-type="float" office:value="995" table:style-name="ce23">
            <text:p><text:s text:c="3"/>995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3077" table:style-name="ce23">
            <text:p><text:s text:c="2"/>3 077</text:p>
          </table:table-cell>
          <table:table-cell office:value-type="float" office:value="1383" table:style-name="ce23">
            <text:p><text:s text:c="2"/>1 383</text:p>
          </table:table-cell>
          <table:table-cell office:value-type="float" office:value="3462" table:style-name="ce23">
            <text:p><text:s text:c="2"/>3 462</text:p>
          </table:table-cell>
          <table:table-cell office:value-type="float" office:value="1272" table:style-name="ce23">
            <text:p><text:s text:c="2"/>1 272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1643" table:style-name="ce23">
            <text:p><text:s text:c="2"/>1 643</text:p>
          </table:table-cell>
          <table:table-cell office:value-type="float" office:value="2398" table:style-name="ce23">
            <text:p><text:s text:c="2"/>2 398</text:p>
          </table:table-cell>
          <table:table-cell office:value-type="float" office:value="1607" table:style-name="ce23">
            <text:p><text:s text:c="2"/>1 607</text:p>
          </table:table-cell>
          <table:table-cell office:value-type="float" office:value="877" table:style-name="ce23">
            <text:p><text:s text:c="3"/>877</text:p>
          </table:table-cell>
          <table:table-cell office:value-type="float" office:value="1914" table:style-name="ce23">
            <text:p><text:s text:c="2"/>1 914</text:p>
          </table:table-cell>
          <table:table-cell office:value-type="float" office:value="878" table:style-name="ce23">
            <text:p><text:s text:c="3"/>878</text:p>
          </table:table-cell>
          <table:table-cell office:value-type="float" office:value="1172" table:style-name="ce23">
            <text:p><text:s text:c="2"/>1 172</text:p>
          </table:table-cell>
          <table:table-cell office:value-type="float" office:value="569" table:style-name="ce23">
            <text:p><text:s text:c="3"/>569</text:p>
          </table:table-cell>
          <table:table-cell office:value-type="float" office:value="1696" table:style-name="ce23">
            <text:p><text:s text:c="2"/>1 696</text:p>
          </table:table-cell>
          <table:table-cell office:value-type="float" office:value="1487" table:style-name="ce23">
            <text:p><text:s text:c="2"/>1 487</text:p>
          </table:table-cell>
          <table:table-cell office:value-type="float" office:value="758" table:style-name="ce23">
            <text:p><text:s text:c="3"/>758</text:p>
          </table:table-cell>
          <table:table-cell office:value-type="float" office:value="1485" table:style-name="ce23">
            <text:p><text:s text:c="2"/>1 485</text:p>
          </table:table-cell>
          <table:table-cell office:value-type="float" office:value="3080" table:style-name="ce23">
            <text:p><text:s text:c="2"/>3 080</text:p>
          </table:table-cell>
          <table:table-cell office:value-type="float" office:value="2509" table:style-name="ce23">
            <text:p><text:s text:c="2"/>2 509</text:p>
          </table:table-cell>
          <table:table-cell office:value-type="float" office:value="2143" table:style-name="ce23">
            <text:p><text:s text:c="2"/>2 143</text:p>
          </table:table-cell>
          <table:table-cell office:value-type="float" office:value="1068" table:style-name="ce23">
            <text:p><text:s text:c="2"/>1 068</text:p>
          </table:table-cell>
          <table:table-cell office:value-type="float" office:value="3699" table:style-name="ce23">
            <text:p><text:s text:c="2"/>3 699</text:p>
          </table:table-cell>
          <table:table-cell office:value-type="float" office:value="1930" table:style-name="ce23">
            <text:p><text:s text:c="2"/>1 930</text:p>
          </table:table-cell>
          <table:table-cell office:value-type="float" office:value="2411" table:style-name="ce23">
            <text:p><text:s text:c="2"/>2 411</text:p>
          </table:table-cell>
          <table:table-cell office:value-type="float" office:value="4494" table:style-name="ce23">
            <text:p><text:s text:c="2"/>4 494</text:p>
          </table:table-cell>
          <table:table-cell office:value-type="float" office:value="3595" table:style-name="ce23">
            <text:p><text:s text:c="2"/>3 595</text:p>
          </table:table-cell>
          <table:table-cell office:value-type="float" office:value="3573" table:style-name="ce23">
            <text:p><text:s text:c="2"/>3 573</text:p>
          </table:table-cell>
          <table:table-cell office:value-type="float" office:value="1442" table:style-name="ce23">
            <text:p><text:s text:c="2"/>1 442</text:p>
          </table:table-cell>
          <table:table-cell office:value-type="float" office:value="2034" table:style-name="ce23">
            <text:p><text:s text:c="2"/>2 034</text:p>
          </table:table-cell>
          <table:table-cell office:value-type="float" office:value="1431" table:style-name="ce23">
            <text:p><text:s text:c="2"/>1 431</text:p>
          </table:table-cell>
          <table:table-cell office:value-type="float" office:value="3020" table:style-name="ce23">
            <text:p><text:s text:c="2"/>3 020</text:p>
          </table:table-cell>
          <table:table-cell office:value-type="float" office:value="1815" table:style-name="ce23">
            <text:p><text:s text:c="2"/>1 815</text:p>
          </table:table-cell>
          <table:table-cell office:value-type="float" office:value="15558" table:style-name="ce23">
            <text:p><text:s text:c="2"/>15 558</text:p>
          </table:table-cell>
          <table:table-cell office:value-type="float" office:value="5197" table:style-name="ce23">
            <text:p><text:s text:c="2"/>5 197</text:p>
          </table:table-cell>
          <table:table-cell office:value-type="float" office:value="33962" table:style-name="ce23">
            <text:p><text:s text:c="2"/>33 962</text:p>
          </table:table-cell>
          <table:table-cell office:value-type="float" office:value="8676" table:style-name="ce23">
            <text:p><text:s text:c="2"/>8 676</text:p>
          </table:table-cell>
          <table:table-cell office:value-type="float" office:value="537" table:style-name="ce23">
            <text:p><text:s text:c="3"/>537</text:p>
          </table:table-cell>
          <table:table-cell office:value-type="float" office:value="1209" table:style-name="ce23">
            <text:p><text:s text:c="2"/>1 209</text:p>
          </table:table-cell>
          <table:table-cell office:value-type="float" office:value="5377" table:style-name="ce23">
            <text:p><text:s text:c="2"/>5 377</text:p>
          </table:table-cell>
          <table:table-cell office:value-type="float" office:value="992" table:style-name="ce23">
            <text:p><text:s text:c="3"/>992</text:p>
          </table:table-cell>
          <table:table-cell office:value-type="float" office:value="3766" table:style-name="ce23">
            <text:p><text:s text:c="2"/>3 766</text:p>
          </table:table-cell>
          <table:table-cell office:value-type="float" office:value="1258" table:style-name="ce23">
            <text:p><text:s text:c="2"/>1 258</text:p>
          </table:table-cell>
          <table:table-cell office:value-type="float" office:value="1537" table:style-name="ce23">
            <text:p><text:s text:c="2"/>1 537</text:p>
          </table:table-cell>
          <table:table-cell office:value-type="float" office:value="2632" table:style-name="ce23">
            <text:p><text:s text:c="2"/>2 632</text:p>
          </table:table-cell>
          <table:table-cell office:value-type="float" office:value="5514" table:style-name="ce23">
            <text:p><text:s text:c="2"/>5 514</text:p>
          </table:table-cell>
          <table:table-cell office:value-type="float" office:value="19987" table:style-name="ce23">
            <text:p><text:s text:c="2"/>19 987</text:p>
          </table:table-cell>
          <table:table-cell office:value-type="float" office:value="871" table:style-name="ce23">
            <text:p><text:s text:c="3"/>871</text:p>
          </table:table-cell>
          <table:table-cell office:value-type="float" office:value="6133" table:style-name="ce23">
            <text:p><text:s text:c="2"/>6 133</text:p>
          </table:table-cell>
          <table:table-cell office:value-type="float" office:value="2786" table:style-name="ce23">
            <text:p><text:s text:c="2"/>2 786</text:p>
          </table:table-cell>
          <table:table-cell office:value-type="float" office:value="1291" table:style-name="ce23">
            <text:p><text:s text:c="2"/>1 291</text:p>
          </table:table-cell>
          <table:table-cell office:value-type="float" office:value="1092" table:style-name="ce23">
            <text:p><text:s text:c="2"/>1 092</text:p>
          </table:table-cell>
          <table:table-cell office:value-type="float" office:value="12047" table:style-name="ce23">
            <text:p><text:s text:c="2"/>12 047</text:p>
          </table:table-cell>
          <table:table-cell office:value-type="float" office:value="3282" table:style-name="ce23">
            <text:p><text:s text:c="2"/>3 282</text:p>
          </table:table-cell>
          <table:table-cell office:value-type="float" office:value="41470" table:style-name="ce23">
            <text:p><text:s text:c="2"/>41 470</text:p>
          </table:table-cell>
          <table:table-cell office:value-type="float" office:value="14100" table:style-name="ce23">
            <text:p><text:s text:c="2"/>14 100</text:p>
          </table:table-cell>
          <table:table-cell office:value-type="float" office:value="5246" table:style-name="ce23">
            <text:p><text:s text:c="2"/>5 246</text:p>
          </table:table-cell>
          <table:table-cell office:value-type="float" office:value="7664" table:style-name="ce23">
            <text:p><text:s text:c="2"/>7 664</text:p>
          </table:table-cell>
          <table:table-cell office:value-type="float" office:value="6443" table:style-name="ce23">
            <text:p><text:s text:c="2"/>6 443</text:p>
          </table:table-cell>
          <table:table-cell office:value-type="float" office:value="778" table:style-name="ce23">
            <text:p><text:s text:c="3"/>778</text:p>
          </table:table-cell>
          <table:table-cell office:value-type="float" office:value="3811" table:style-name="ce23">
            <text:p><text:s text:c="2"/>3 811</text:p>
          </table:table-cell>
          <table:table-cell office:value-type="float" office:value="1947" table:style-name="ce23">
            <text:p><text:s text:c="2"/>1 947</text:p>
          </table:table-cell>
          <table:table-cell office:value-type="float" office:value="290193" table:style-name="ce23">
            <text:p><text:s text:c="2"/>290 19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<text:s text:c="6"/>Previdência oficial /FGTS</text:p>
          </table:table-cell>
          <table:table-cell office:value-type="float" office:value="3203" table:style-name="ce23">
            <text:p><text:s text:c="2"/>3 203</text:p>
          </table:table-cell>
          <table:table-cell office:value-type="float" office:value="1869" table:style-name="ce23">
            <text:p><text:s text:c="2"/>1 869</text:p>
          </table:table-cell>
          <table:table-cell office:value-type="float" office:value="334" table:style-name="ce23">
            <text:p><text:s text:c="3"/>334</text:p>
          </table:table-cell>
          <table:table-cell office:value-type="float" office:value="584" table:style-name="ce23">
            <text:p><text:s text:c="3"/>584</text:p>
          </table:table-cell>
          <table:table-cell office:value-type="float" office:value="2724" table:style-name="ce23">
            <text:p><text:s text:c="2"/>2 724</text:p>
          </table:table-cell>
          <table:table-cell office:value-type="float" office:value="861" table:style-name="ce23">
            <text:p><text:s text:c="3"/>861</text:p>
          </table:table-cell>
          <table:table-cell office:value-type="float" office:value="290" table:style-name="ce23">
            <text:p><text:s text:c="3"/>290</text:p>
          </table:table-cell>
          <table:table-cell office:value-type="float" office:value="3007" table:style-name="ce23">
            <text:p><text:s text:c="2"/>3 007</text:p>
          </table:table-cell>
          <table:table-cell office:value-type="float" office:value="1359" table:style-name="ce23">
            <text:p><text:s text:c="2"/>1 359</text:p>
          </table:table-cell>
          <table:table-cell office:value-type="float" office:value="3351" table:style-name="ce23">
            <text:p><text:s text:c="2"/>3 351</text:p>
          </table:table-cell>
          <table:table-cell office:value-type="float" office:value="1193" table:style-name="ce23">
            <text:p><text:s text:c="2"/>1 193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1631" table:style-name="ce23">
            <text:p><text:s text:c="2"/>1 631</text:p>
          </table:table-cell>
          <table:table-cell office:value-type="float" office:value="2388" table:style-name="ce23">
            <text:p><text:s text:c="2"/>2 388</text:p>
          </table:table-cell>
          <table:table-cell office:value-type="float" office:value="1595" table:style-name="ce23">
            <text:p><text:s text:c="2"/>1 595</text:p>
          </table:table-cell>
          <table:table-cell office:value-type="float" office:value="868" table:style-name="ce23">
            <text:p><text:s text:c="3"/>868</text:p>
          </table:table-cell>
          <table:table-cell office:value-type="float" office:value="1831" table:style-name="ce23">
            <text:p><text:s text:c="2"/>1 831</text:p>
          </table:table-cell>
          <table:table-cell office:value-type="float" office:value="863" table:style-name="ce23">
            <text:p><text:s text:c="3"/>863</text:p>
          </table:table-cell>
          <table:table-cell office:value-type="float" office:value="842" table:style-name="ce23">
            <text:p><text:s text:c="3"/>842</text:p>
          </table:table-cell>
          <table:table-cell office:value-type="float" office:value="549" table:style-name="ce23">
            <text:p><text:s text:c="3"/>549</text:p>
          </table:table-cell>
          <table:table-cell office:value-type="float" office:value="1516" table:style-name="ce23">
            <text:p><text:s text:c="2"/>1 516</text:p>
          </table:table-cell>
          <table:table-cell office:value-type="float" office:value="1348" table:style-name="ce23">
            <text:p><text:s text:c="2"/>1 348</text:p>
          </table:table-cell>
          <table:table-cell office:value-type="float" office:value="723" table:style-name="ce23">
            <text:p><text:s text:c="3"/>723</text:p>
          </table:table-cell>
          <table:table-cell office:value-type="float" office:value="1435" table:style-name="ce23">
            <text:p><text:s text:c="2"/>1 435</text:p>
          </table:table-cell>
          <table:table-cell office:value-type="float" office:value="3024" table:style-name="ce23">
            <text:p><text:s text:c="2"/>3 024</text:p>
          </table:table-cell>
          <table:table-cell office:value-type="float" office:value="2452" table:style-name="ce23">
            <text:p><text:s text:c="2"/>2 452</text:p>
          </table:table-cell>
          <table:table-cell office:value-type="float" office:value="2064" table:style-name="ce23">
            <text:p><text:s text:c="2"/>2 064</text:p>
          </table:table-cell>
          <table:table-cell office:value-type="float" office:value="1032" table:style-name="ce23">
            <text:p><text:s text:c="2"/>1 032</text:p>
          </table:table-cell>
          <table:table-cell office:value-type="float" office:value="3629" table:style-name="ce23">
            <text:p><text:s text:c="2"/>3 629</text:p>
          </table:table-cell>
          <table:table-cell office:value-type="float" office:value="1856" table:style-name="ce23">
            <text:p><text:s text:c="2"/>1 856</text:p>
          </table:table-cell>
          <table:table-cell office:value-type="float" office:value="2309" table:style-name="ce23">
            <text:p><text:s text:c="2"/>2 309</text:p>
          </table:table-cell>
          <table:table-cell office:value-type="float" office:value="4346" table:style-name="ce23">
            <text:p><text:s text:c="2"/>4 346</text:p>
          </table:table-cell>
          <table:table-cell office:value-type="float" office:value="3378" table:style-name="ce23">
            <text:p><text:s text:c="2"/>3 378</text:p>
          </table:table-cell>
          <table:table-cell office:value-type="float" office:value="3481" table:style-name="ce23">
            <text:p><text:s text:c="2"/>3 481</text:p>
          </table:table-cell>
          <table:table-cell office:value-type="float" office:value="1378" table:style-name="ce23">
            <text:p><text:s text:c="2"/>1 378</text:p>
          </table:table-cell>
          <table:table-cell office:value-type="float" office:value="1991" table:style-name="ce23">
            <text:p><text:s text:c="2"/>1 991</text:p>
          </table:table-cell>
          <table:table-cell office:value-type="float" office:value="1386" table:style-name="ce23">
            <text:p><text:s text:c="2"/>1 386</text:p>
          </table:table-cell>
          <table:table-cell office:value-type="float" office:value="2547" table:style-name="ce23">
            <text:p><text:s text:c="2"/>2 547</text:p>
          </table:table-cell>
          <table:table-cell office:value-type="float" office:value="1762" table:style-name="ce23">
            <text:p><text:s text:c="2"/>1 762</text:p>
          </table:table-cell>
          <table:table-cell office:value-type="float" office:value="15085" table:style-name="ce23">
            <text:p><text:s text:c="2"/>15 085</text:p>
          </table:table-cell>
          <table:table-cell office:value-type="float" office:value="5154" table:style-name="ce23">
            <text:p><text:s text:c="2"/>5 154</text:p>
          </table:table-cell>
          <table:table-cell office:value-type="float" office:value="33445" table:style-name="ce23">
            <text:p><text:s text:c="2"/>33 445</text:p>
          </table:table-cell>
          <table:table-cell office:value-type="float" office:value="8490" table:style-name="ce23">
            <text:p><text:s text:c="2"/>8 490</text:p>
          </table:table-cell>
          <table:table-cell office:value-type="float" office:value="526" table:style-name="ce23">
            <text:p><text:s text:c="3"/>526</text:p>
          </table:table-cell>
          <table:table-cell office:value-type="float" office:value="1153" table:style-name="ce23">
            <text:p><text:s text:c="2"/>1 153</text:p>
          </table:table-cell>
          <table:table-cell office:value-type="float" office:value="5012" table:style-name="ce23">
            <text:p><text:s text:c="2"/>5 012</text:p>
          </table:table-cell>
          <table:table-cell office:value-type="float" office:value="973" table:style-name="ce23">
            <text:p><text:s text:c="3"/>973</text:p>
          </table:table-cell>
          <table:table-cell office:value-type="float" office:value="3733" table:style-name="ce23">
            <text:p><text:s text:c="2"/>3 733</text:p>
          </table:table-cell>
          <table:table-cell office:value-type="float" office:value="1189" table:style-name="ce23">
            <text:p><text:s text:c="2"/>1 189</text:p>
          </table:table-cell>
          <table:table-cell office:value-type="float" office:value="1433" table:style-name="ce23">
            <text:p><text:s text:c="2"/>1 433</text:p>
          </table:table-cell>
          <table:table-cell office:value-type="float" office:value="2409" table:style-name="ce23">
            <text:p><text:s text:c="2"/>2 409</text:p>
          </table:table-cell>
          <table:table-cell office:value-type="float" office:value="5313" table:style-name="ce23">
            <text:p><text:s text:c="2"/>5 313</text:p>
          </table:table-cell>
          <table:table-cell office:value-type="float" office:value="15074" table:style-name="ce23">
            <text:p><text:s text:c="2"/>15 074</text:p>
          </table:table-cell>
          <table:table-cell office:value-type="float" office:value="839" table:style-name="ce23">
            <text:p><text:s text:c="3"/>839</text:p>
          </table:table-cell>
          <table:table-cell office:value-type="float" office:value="5814" table:style-name="ce23">
            <text:p><text:s text:c="2"/>5 814</text:p>
          </table:table-cell>
          <table:table-cell office:value-type="float" office:value="2740" table:style-name="ce23">
            <text:p><text:s text:c="2"/>2 740</text:p>
          </table:table-cell>
          <table:table-cell office:value-type="float" office:value="1277" table:style-name="ce23">
            <text:p><text:s text:c="2"/>1 277</text:p>
          </table:table-cell>
          <table:table-cell office:value-type="float" office:value="1074" table:style-name="ce23">
            <text:p><text:s text:c="2"/>1 074</text:p>
          </table:table-cell>
          <table:table-cell office:value-type="float" office:value="11878" table:style-name="ce23">
            <text:p><text:s text:c="2"/>11 878</text:p>
          </table:table-cell>
          <table:table-cell office:value-type="float" office:value="3241" table:style-name="ce23">
            <text:p><text:s text:c="2"/>3 241</text:p>
          </table:table-cell>
          <table:table-cell office:value-type="float" office:value="41242" table:style-name="ce23">
            <text:p><text:s text:c="2"/>41 242</text:p>
          </table:table-cell>
          <table:table-cell office:value-type="float" office:value="14082" table:style-name="ce23">
            <text:p><text:s text:c="2"/>14 082</text:p>
          </table:table-cell>
          <table:table-cell office:value-type="float" office:value="5044" table:style-name="ce23">
            <text:p><text:s text:c="2"/>5 044</text:p>
          </table:table-cell>
          <table:table-cell office:value-type="float" office:value="7663" table:style-name="ce23">
            <text:p><text:s text:c="2"/>7 663</text:p>
          </table:table-cell>
          <table:table-cell office:value-type="float" office:value="6260" table:style-name="ce23">
            <text:p><text:s text:c="2"/>6 260</text:p>
          </table:table-cell>
          <table:table-cell office:value-type="float" office:value="766" table:style-name="ce23">
            <text:p><text:s text:c="3"/>766</text:p>
          </table:table-cell>
          <table:table-cell office:value-type="float" office:value="3726" table:style-name="ce23">
            <text:p><text:s text:c="2"/>3 726</text:p>
          </table:table-cell>
          <table:table-cell office:value-type="float" office:value="1947" table:style-name="ce23">
            <text:p><text:s text:c="2"/>1 947</text:p>
          </table:table-cell>
          <table:table-cell office:value-type="float" office:value="277850" table:style-name="ce23">
            <text:p><text:s text:c="2"/>277 85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6"/>Previdência privad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771" table:style-name="ce23">
            <text:p><text:s text:c="3"/>771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330" table:style-name="ce23">
            <text:p><text:s text:c="3"/>33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148" table:style-name="ce23">
            <text:p><text:s text:c="3"/>148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473" table:style-name="ce23">
            <text:p><text:s text:c="3"/>473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473" table:style-name="ce23">
            <text:p><text:s text:c="3"/>473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517" table:style-name="ce23">
            <text:p><text:s text:c="3"/>517</text:p>
          </table:table-cell>
          <table:table-cell office:value-type="float" office:value="186" table:style-name="ce23">
            <text:p><text:s text:c="3"/>186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104" table:style-name="ce23">
            <text:p><text:s text:c="3"/>104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201" table:style-name="ce23">
            <text:p><text:s text:c="3"/>201</text:p>
          </table:table-cell>
          <table:table-cell office:value-type="float" office:value="4913" table:style-name="ce23">
            <text:p><text:s text:c="2"/>4 913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319" table:style-name="ce23">
            <text:p><text:s text:c="3"/>319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343" table:style-name="ce23">
            <text:p><text:s text:c="2"/>12 343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imputad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4632" table:style-name="ce23">
            <text:p><text:s text:c="2"/>44 632</text:p>
          </table:table-cell>
          <table:table-cell office:value-type="float" office:value="2660" table:style-name="ce23">
            <text:p><text:s text:c="2"/>2 6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20" table:style-name="ce23">
            <text:p><text:s text:c="2"/>3 4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0712" table:style-name="ce23">
            <text:p><text:s text:c="2"/>50 71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Excedente operacional bruto e rendimento misto bruto</text:p>
          </table:table-cell>
          <table:table-cell office:value-type="float" office:value="79479" table:style-name="ce23">
            <text:p><text:s text:c="2"/>79 479</text:p>
          </table:table-cell>
          <table:table-cell office:value-type="float" office:value="30528" table:style-name="ce23">
            <text:p><text:s text:c="2"/>30 528</text:p>
          </table:table-cell>
          <table:table-cell office:value-type="float" office:value="12899" table:style-name="ce23">
            <text:p><text:s text:c="2"/>12 899</text:p>
          </table:table-cell>
          <table:table-cell office:value-type="float" office:value="3710" table:style-name="ce23">
            <text:p><text:s text:c="2"/>3 710</text:p>
          </table:table-cell>
          <table:table-cell office:value-type="float" office:value="50581" table:style-name="ce23">
            <text:p><text:s text:c="2"/>50 581</text:p>
          </table:table-cell>
          <table:table-cell office:value-type="float" office:value="32474" table:style-name="ce23">
            <text:p><text:s text:c="2"/>32 474</text:p>
          </table:table-cell>
          <table:table-cell office:value-type="float" office:value="1827" table:style-name="ce23">
            <text:p><text:s text:c="2"/>1 827</text:p>
          </table:table-cell>
          <table:table-cell office:value-type="float" office:value="6779" table:style-name="ce23">
            <text:p><text:s text:c="2"/>6 779</text:p>
          </table:table-cell>
          <table:table-cell office:value-type="float" office:value="2911" table:style-name="ce23">
            <text:p><text:s text:c="2"/>2 911</text:p>
          </table:table-cell>
          <table:table-cell office:value-type="float" office:value="10226" table:style-name="ce23">
            <text:p><text:s text:c="2"/>10 226</text:p>
          </table:table-cell>
          <table:table-cell office:value-type="float" office:value="11443" table:style-name="ce23">
            <text:p><text:s text:c="2"/>11 443</text:p>
          </table:table-cell>
          <table:table-cell office:value-type="float" office:value="2366" table:style-name="ce23">
            <text:p><text:s text:c="2"/>2 366</text:p>
          </table:table-cell>
          <table:table-cell office:value-type="float" office:value="2574" table:style-name="ce23">
            <text:p><text:s text:c="2"/>2 574</text:p>
          </table:table-cell>
          <table:table-cell office:value-type="float" office:value="9449" table:style-name="ce23">
            <text:p><text:s text:c="2"/>9 449</text:p>
          </table:table-cell>
          <table:table-cell office:value-type="float" office:value="2433" table:style-name="ce23">
            <text:p><text:s text:c="2"/>2 433</text:p>
          </table:table-cell>
          <table:table-cell office:value-type="float" office:value="3662" table:style-name="ce23">
            <text:p><text:s text:c="2"/>3 662</text:p>
          </table:table-cell>
          <table:table-cell office:value-type="float" office:value="6959" table:style-name="ce23">
            <text:p><text:s text:c="2"/>6 959</text:p>
          </table:table-cell>
          <table:table-cell office:value-type="float" office:value="3102" table:style-name="ce23">
            <text:p><text:s text:c="2"/>3 102</text:p>
          </table:table-cell>
          <table:table-cell office:value-type="float" office:value="11680" table:style-name="ce23">
            <text:p><text:s text:c="2"/>11 680</text:p>
          </table:table-cell>
          <table:table-cell office:value-type="float" office:value="2581" table:style-name="ce23">
            <text:p><text:s text:c="2"/>2 581</text:p>
          </table:table-cell>
          <table:table-cell office:value-type="float" office:value="7163" table:style-name="ce23">
            <text:p><text:s text:c="2"/>7 163</text:p>
          </table:table-cell>
          <table:table-cell office:value-type="float" office:value="2884" table:style-name="ce23">
            <text:p><text:s text:c="2"/>2 884</text:p>
          </table:table-cell>
          <table:table-cell office:value-type="float" office:value="3378" table:style-name="ce23">
            <text:p><text:s text:c="2"/>3 378</text:p>
          </table:table-cell>
          <table:table-cell office:value-type="float" office:value="12905" table:style-name="ce23">
            <text:p><text:s text:c="2"/>12 905</text:p>
          </table:table-cell>
          <table:table-cell office:value-type="float" office:value="7412" table:style-name="ce23">
            <text:p><text:s text:c="2"/>7 412</text:p>
          </table:table-cell>
          <table:table-cell office:value-type="float" office:value="9890" table:style-name="ce23">
            <text:p><text:s text:c="2"/>9 890</text:p>
          </table:table-cell>
          <table:table-cell office:value-type="float" office:value="7531" table:style-name="ce23">
            <text:p><text:s text:c="2"/>7 531</text:p>
          </table:table-cell>
          <table:table-cell office:value-type="float" office:value="2431" table:style-name="ce23">
            <text:p><text:s text:c="2"/>2 431</text:p>
          </table:table-cell>
          <table:table-cell office:value-type="float" office:value="11795" table:style-name="ce23">
            <text:p><text:s text:c="2"/>11 795</text:p>
          </table:table-cell>
          <table:table-cell office:value-type="float" office:value="5134" table:style-name="ce23">
            <text:p><text:s text:c="2"/>5 134</text:p>
          </table:table-cell>
          <table:table-cell office:value-type="float" office:value="3713" table:style-name="ce23">
            <text:p><text:s text:c="2"/>3 713</text:p>
          </table:table-cell>
          <table:table-cell office:value-type="float" office:value="11192" table:style-name="ce23">
            <text:p><text:s text:c="2"/>11 192</text:p>
          </table:table-cell>
          <table:table-cell office:value-type="float" office:value="22229" table:style-name="ce23">
            <text:p><text:s text:c="2"/>22 229</text:p>
          </table:table-cell>
          <table:table-cell office:value-type="float" office:value="7692" table:style-name="ce23">
            <text:p><text:s text:c="2"/>7 692</text:p>
          </table:table-cell>
          <table:table-cell office:value-type="float" office:value="3306" table:style-name="ce23">
            <text:p><text:s text:c="2"/>3 306</text:p>
          </table:table-cell>
          <table:table-cell office:value-type="float" office:value="13484" table:style-name="ce23">
            <text:p><text:s text:c="2"/>13 484</text:p>
          </table:table-cell>
          <table:table-cell office:value-type="float" office:value="9423" table:style-name="ce23">
            <text:p><text:s text:c="2"/>9 423</text:p>
          </table:table-cell>
          <table:table-cell office:value-type="float" office:value="55638" table:style-name="ce23">
            <text:p><text:s text:c="2"/>55 638</text:p>
          </table:table-cell>
          <table:table-cell office:value-type="float" office:value="15591" table:style-name="ce23">
            <text:p><text:s text:c="2"/>15 591</text:p>
          </table:table-cell>
          <table:table-cell office:value-type="float" office:value="122636" table:style-name="ce23">
            <text:p><text:s text:c="2"/>122 636</text:p>
          </table:table-cell>
          <table:table-cell office:value-type="float" office:value="36887" table:style-name="ce23">
            <text:p><text:s text:c="2"/>36 887</text:p>
          </table:table-cell>
          <table:table-cell office:value-type="float" office:value="183234" table:style-name="ce23">
            <text:p><text:s text:c="2"/>183 234</text:p>
          </table:table-cell>
          <table:table-cell office:value-type="float" office:value="47765" table:style-name="ce23">
            <text:p><text:s text:c="2"/>47 765</text:p>
          </table:table-cell>
          <table:table-cell office:value-type="float" office:value="912" table:style-name="ce23">
            <text:p><text:s text:c="3"/>912</text:p>
          </table:table-cell>
          <table:table-cell office:value-type="float" office:value="882" table:style-name="ce23">
            <text:p><text:s text:c="3"/>882</text:p>
          </table:table-cell>
          <table:table-cell office:value-type="float" office:value="15115" table:style-name="ce23">
            <text:p><text:s text:c="2"/>15 115</text:p>
          </table:table-cell>
          <table:table-cell office:value-type="float" office:value="3089" table:style-name="ce23">
            <text:p><text:s text:c="2"/>3 089</text:p>
          </table:table-cell>
          <table:table-cell office:value-type="float" office:value="35720" table:style-name="ce23">
            <text:p><text:s text:c="2"/>35 720</text:p>
          </table:table-cell>
          <table:table-cell office:value-type="float" office:value="4649" table:style-name="ce23">
            <text:p><text:s text:c="2"/>4 649</text:p>
          </table:table-cell>
          <table:table-cell office:value-type="float" office:value="4763" table:style-name="ce23">
            <text:p><text:s text:c="2"/>4 763</text:p>
          </table:table-cell>
          <table:table-cell office:value-type="float" office:value="44052" table:style-name="ce23">
            <text:p><text:s text:c="2"/>44 052</text:p>
          </table:table-cell>
          <table:table-cell office:value-type="float" office:value="19821" table:style-name="ce23">
            <text:p><text:s text:c="2"/>19 821</text:p>
          </table:table-cell>
          <table:table-cell office:value-type="float" office:value="130442" table:style-name="ce23">
            <text:p><text:s text:c="2"/>130 442</text:p>
          </table:table-cell>
          <table:table-cell office:value-type="float" office:value="270357" table:style-name="ce23">
            <text:p><text:s text:c="2"/>270 357</text:p>
          </table:table-cell>
          <table:table-cell office:value-type="float" office:value="45960" table:style-name="ce23">
            <text:p><text:s text:c="2"/>45 960</text:p>
          </table:table-cell>
          <table:table-cell office:value-type="float" office:value="16322" table:style-name="ce23">
            <text:p><text:s text:c="2"/>16 322</text:p>
          </table:table-cell>
          <table:table-cell office:value-type="float" office:value="12337" table:style-name="ce23">
            <text:p><text:s text:c="2"/>12 337</text:p>
          </table:table-cell>
          <table:table-cell office:value-type="float" office:value="10088" table:style-name="ce23">
            <text:p><text:s text:c="2"/>10 088</text:p>
          </table:table-cell>
          <table:table-cell office:value-type="float" office:value="29379" table:style-name="ce23">
            <text:p><text:s text:c="2"/>29 379</text:p>
          </table:table-cell>
          <table:table-cell office:value-type="float" office:value="1977" table:style-name="ce23">
            <text:p><text:s text:c="2"/>1 977</text:p>
          </table:table-cell>
          <table:table-cell office:value-type="float" office:value="41139" table:style-name="ce23">
            <text:p><text:s text:c="2"/>41 139</text:p>
          </table:table-cell>
          <table:table-cell office:value-type="float" office:value="6173" table:style-name="ce23">
            <text:p><text:s text:c="2"/>6 173</text:p>
          </table:table-cell>
          <table:table-cell office:value-type="float" office:value="3370" table:style-name="ce23">
            <text:p><text:s text:c="2"/>3 370</text:p>
          </table:table-cell>
          <table:table-cell office:value-type="float" office:value="3347" table:style-name="ce23">
            <text:p><text:s text:c="2"/>3 347</text:p>
          </table:table-cell>
          <table:table-cell office:value-type="float" office:value="24646" table:style-name="ce23">
            <text:p><text:s text:c="2"/>24 646</text:p>
          </table:table-cell>
          <table:table-cell office:value-type="float" office:value="7186" table:style-name="ce23">
            <text:p><text:s text:c="2"/>7 186</text:p>
          </table:table-cell>
          <table:table-cell office:value-type="float" office:value="19060" table:style-name="ce23">
            <text:p><text:s text:c="2"/>19 0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41762" table:style-name="ce23">
            <text:p><text:s/>1 641 76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Rendimento misto bruto</text:p>
          </table:table-cell>
          <table:table-cell office:value-type="float" office:value="45811" table:style-name="ce23">
            <text:p><text:s text:c="2"/>45 811</text:p>
          </table:table-cell>
          <table:table-cell office:value-type="float" office:value="21852" table:style-name="ce23">
            <text:p><text:s text:c="2"/>21 852</text:p>
          </table:table-cell>
          <table:table-cell office:value-type="float" office:value="5657" table:style-name="ce23">
            <text:p><text:s text:c="2"/>5 657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4" table:style-name="ce23">
            <text:p><text:s text:c="3"/>2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27" table:style-name="ce23">
            <text:p><text:s text:c="2"/>2 527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34" table:style-name="ce23">
            <text:p><text:s text:c="3"/>734</text:p>
          </table:table-cell>
          <table:table-cell office:value-type="float" office:value="6034" table:style-name="ce23">
            <text:p><text:s text:c="2"/>6 034</text:p>
          </table:table-cell>
          <table:table-cell office:value-type="float" office:value="581" table:style-name="ce23">
            <text:p><text:s text:c="3"/>581</text:p>
          </table:table-cell>
          <table:table-cell office:value-type="float" office:value="1358" table:style-name="ce23">
            <text:p><text:s text:c="2"/>1 358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491" table:style-name="ce23">
            <text:p><text:s text:c="3"/>4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3" table:style-name="ce23">
            <text:p><text:s text:c="3"/>1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682" table:style-name="ce23">
            <text:p><text:s text:c="3"/>68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44" table:style-name="ce23">
            <text:p><text:s text:c="2"/>1 7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515" table:style-name="ce23">
            <text:p><text:s text:c="2"/>1 515</text:p>
          </table:table-cell>
          <table:table-cell office:value-type="float" office:value="4384" table:style-name="ce23">
            <text:p><text:s text:c="2"/>4 38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23" table:style-name="ce23">
            <text:p><text:s text:c="2"/>1 323</text:p>
          </table:table-cell>
          <table:table-cell office:value-type="float" office:value="44580" table:style-name="ce23">
            <text:p><text:s text:c="2"/>44 580</text:p>
          </table:table-cell>
          <table:table-cell office:value-type="float" office:value="15444" table:style-name="ce23">
            <text:p><text:s text:c="2"/>15 444</text:p>
          </table:table-cell>
          <table:table-cell office:value-type="float" office:value="44392" table:style-name="ce23">
            <text:p><text:s text:c="2"/>44 392</text:p>
          </table:table-cell>
          <table:table-cell office:value-type="float" office:value="18905" table:style-name="ce23">
            <text:p><text:s text:c="2"/>18 905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11" table:style-name="ce23">
            <text:p><text:s text:c="3"/>911</text:p>
          </table:table-cell>
          <table:table-cell office:value-type="float" office:value="804" table:style-name="ce23">
            <text:p><text:s text:c="3"/>804</text:p>
          </table:table-cell>
          <table:table-cell office:value-type="float" office:value="20501" table:style-name="ce23">
            <text:p><text:s text:c="2"/>20 501</text:p>
          </table:table-cell>
          <table:table-cell office:value-type="float" office:value="602" table:style-name="ce23">
            <text:p><text:s text:c="3"/>602</text:p>
          </table:table-cell>
          <table:table-cell office:value-type="float" office:value="338" table:style-name="ce23">
            <text:p><text:s text:c="3"/>338</text:p>
          </table:table-cell>
          <table:table-cell office:value-type="float" office:value="434" table:style-name="ce23">
            <text:p><text:s text:c="3"/>434</text:p>
          </table:table-cell>
          <table:table-cell office:value-type="float" office:value="4584" table:style-name="ce23">
            <text:p><text:s text:c="2"/>4 584</text:p>
          </table:table-cell>
          <table:table-cell office:value-type="float" office:value="1631" table:style-name="ce23">
            <text:p><text:s text:c="2"/>1 631</text:p>
          </table:table-cell>
          <table:table-cell office:value-type="float" office:value="3973" table:style-name="ce23">
            <text:p><text:s text:c="2"/>3 973</text:p>
          </table:table-cell>
          <table:table-cell office:value-type="float" office:value="22853" table:style-name="ce23">
            <text:p><text:s text:c="2"/>22 853</text:p>
          </table:table-cell>
          <table:table-cell office:value-type="float" office:value="7166" table:style-name="ce23">
            <text:p><text:s text:c="2"/>7 166</text:p>
          </table:table-cell>
          <table:table-cell office:value-type="float" office:value="4668" table:style-name="ce23">
            <text:p><text:s text:c="2"/>4 668</text:p>
          </table:table-cell>
          <table:table-cell office:value-type="float" office:value="709" table:style-name="ce23">
            <text:p><text:s text:c="3"/>709</text:p>
          </table:table-cell>
          <table:table-cell office:value-type="float" office:value="3333" table:style-name="ce23">
            <text:p><text:s text:c="2"/>3 333</text:p>
          </table:table-cell>
          <table:table-cell office:value-type="float" office:value="680" table:style-name="ce23">
            <text:p><text:s text:c="3"/>68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24" table:style-name="ce23">
            <text:p><text:s text:c="2"/>3 1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984" table:style-name="ce23">
            <text:p><text:s text:c="2"/>15 984</text:p>
          </table:table-cell>
          <table:table-cell office:value-type="float" office:value="4542" table:style-name="ce23">
            <text:p><text:s text:c="2"/>4 542</text:p>
          </table:table-cell>
          <table:table-cell office:value-type="float" office:value="14801" table:style-name="ce23">
            <text:p><text:s text:c="2"/>14 80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30872" table:style-name="ce23">
            <text:p><text:s text:c="2"/>330 87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Excedente operacional bruto (EOB)</text:p>
          </table:table-cell>
          <table:table-cell office:value-type="float" office:value="33668" table:style-name="ce23">
            <text:p><text:s text:c="2"/>33 668</text:p>
          </table:table-cell>
          <table:table-cell office:value-type="float" office:value="8676" table:style-name="ce23">
            <text:p><text:s text:c="2"/>8 676</text:p>
          </table:table-cell>
          <table:table-cell office:value-type="float" office:value="7242" table:style-name="ce23">
            <text:p><text:s text:c="2"/>7 242</text:p>
          </table:table-cell>
          <table:table-cell office:value-type="float" office:value="3541" table:style-name="ce23">
            <text:p><text:s text:c="2"/>3 541</text:p>
          </table:table-cell>
          <table:table-cell office:value-type="float" office:value="50581" table:style-name="ce23">
            <text:p><text:s text:c="2"/>50 581</text:p>
          </table:table-cell>
          <table:table-cell office:value-type="float" office:value="32474" table:style-name="ce23">
            <text:p><text:s text:c="2"/>32 474</text:p>
          </table:table-cell>
          <table:table-cell office:value-type="float" office:value="1827" table:style-name="ce23">
            <text:p><text:s text:c="2"/>1 827</text:p>
          </table:table-cell>
          <table:table-cell office:value-type="float" office:value="6535" table:style-name="ce23">
            <text:p><text:s text:c="2"/>6 535</text:p>
          </table:table-cell>
          <table:table-cell office:value-type="float" office:value="2911" table:style-name="ce23">
            <text:p><text:s text:c="2"/>2 911</text:p>
          </table:table-cell>
          <table:table-cell office:value-type="float" office:value="7699" table:style-name="ce23">
            <text:p><text:s text:c="2"/>7 699</text:p>
          </table:table-cell>
          <table:table-cell office:value-type="float" office:value="11424" table:style-name="ce23">
            <text:p><text:s text:c="2"/>11 424</text:p>
          </table:table-cell>
          <table:table-cell office:value-type="float" office:value="2366" table:style-name="ce23">
            <text:p><text:s text:c="2"/>2 366</text:p>
          </table:table-cell>
          <table:table-cell office:value-type="float" office:value="1840" table:style-name="ce23">
            <text:p><text:s text:c="2"/>1 840</text:p>
          </table:table-cell>
          <table:table-cell office:value-type="float" office:value="3415" table:style-name="ce23">
            <text:p><text:s text:c="2"/>3 415</text:p>
          </table:table-cell>
          <table:table-cell office:value-type="float" office:value="1852" table:style-name="ce23">
            <text:p><text:s text:c="2"/>1 852</text:p>
          </table:table-cell>
          <table:table-cell office:value-type="float" office:value="2304" table:style-name="ce23">
            <text:p><text:s text:c="2"/>2 304</text:p>
          </table:table-cell>
          <table:table-cell office:value-type="float" office:value="6753" table:style-name="ce23">
            <text:p><text:s text:c="2"/>6 753</text:p>
          </table:table-cell>
          <table:table-cell office:value-type="float" office:value="2611" table:style-name="ce23">
            <text:p><text:s text:c="2"/>2 611</text:p>
          </table:table-cell>
          <table:table-cell office:value-type="float" office:value="11680" table:style-name="ce23">
            <text:p><text:s text:c="2"/>11 680</text:p>
          </table:table-cell>
          <table:table-cell office:value-type="float" office:value="2581" table:style-name="ce23">
            <text:p><text:s text:c="2"/>2 581</text:p>
          </table:table-cell>
          <table:table-cell office:value-type="float" office:value="7163" table:style-name="ce23">
            <text:p><text:s text:c="2"/>7 163</text:p>
          </table:table-cell>
          <table:table-cell office:value-type="float" office:value="2884" table:style-name="ce23">
            <text:p><text:s text:c="2"/>2 884</text:p>
          </table:table-cell>
          <table:table-cell office:value-type="float" office:value="3225" table:style-name="ce23">
            <text:p><text:s text:c="2"/>3 225</text:p>
          </table:table-cell>
          <table:table-cell office:value-type="float" office:value="12905" table:style-name="ce23">
            <text:p><text:s text:c="2"/>12 905</text:p>
          </table:table-cell>
          <table:table-cell office:value-type="float" office:value="7194" table:style-name="ce23">
            <text:p><text:s text:c="2"/>7 194</text:p>
          </table:table-cell>
          <table:table-cell office:value-type="float" office:value="9208" table:style-name="ce23">
            <text:p><text:s text:c="2"/>9 208</text:p>
          </table:table-cell>
          <table:table-cell office:value-type="float" office:value="7531" table:style-name="ce23">
            <text:p><text:s text:c="2"/>7 531</text:p>
          </table:table-cell>
          <table:table-cell office:value-type="float" office:value="2431" table:style-name="ce23">
            <text:p><text:s text:c="2"/>2 431</text:p>
          </table:table-cell>
          <table:table-cell office:value-type="float" office:value="10051" table:style-name="ce23">
            <text:p><text:s text:c="2"/>10 051</text:p>
          </table:table-cell>
          <table:table-cell office:value-type="float" office:value="5134" table:style-name="ce23">
            <text:p><text:s text:c="2"/>5 134</text:p>
          </table:table-cell>
          <table:table-cell office:value-type="float" office:value="3713" table:style-name="ce23">
            <text:p><text:s text:c="2"/>3 713</text:p>
          </table:table-cell>
          <table:table-cell office:value-type="float" office:value="11192" table:style-name="ce23">
            <text:p><text:s text:c="2"/>11 192</text:p>
          </table:table-cell>
          <table:table-cell office:value-type="float" office:value="22229" table:style-name="ce23">
            <text:p><text:s text:c="2"/>22 229</text:p>
          </table:table-cell>
          <table:table-cell office:value-type="float" office:value="7636" table:style-name="ce23">
            <text:p><text:s text:c="2"/>7 636</text:p>
          </table:table-cell>
          <table:table-cell office:value-type="float" office:value="3272" table:style-name="ce23">
            <text:p><text:s text:c="2"/>3 272</text:p>
          </table:table-cell>
          <table:table-cell office:value-type="float" office:value="11969" table:style-name="ce23">
            <text:p><text:s text:c="2"/>11 969</text:p>
          </table:table-cell>
          <table:table-cell office:value-type="float" office:value="5039" table:style-name="ce23">
            <text:p><text:s text:c="2"/>5 039</text:p>
          </table:table-cell>
          <table:table-cell office:value-type="float" office:value="55638" table:style-name="ce23">
            <text:p><text:s text:c="2"/>55 638</text:p>
          </table:table-cell>
          <table:table-cell office:value-type="float" office:value="14268" table:style-name="ce23">
            <text:p><text:s text:c="2"/>14 268</text:p>
          </table:table-cell>
          <table:table-cell office:value-type="float" office:value="78056" table:style-name="ce23">
            <text:p><text:s text:c="2"/>78 056</text:p>
          </table:table-cell>
          <table:table-cell office:value-type="float" office:value="21443" table:style-name="ce23">
            <text:p><text:s text:c="2"/>21 443</text:p>
          </table:table-cell>
          <table:table-cell office:value-type="float" office:value="138842" table:style-name="ce23">
            <text:p><text:s text:c="2"/>138 842</text:p>
          </table:table-cell>
          <table:table-cell office:value-type="float" office:value="28860" table:style-name="ce23">
            <text:p><text:s text:c="2"/>28 860</text:p>
          </table:table-cell>
          <table:table-cell office:value-type="float" office:value="791" table:style-name="ce23">
            <text:p><text:s text:c="3"/>791</text:p>
          </table:table-cell>
          <table:table-cell office:value-type="float" office:value="882" table:style-name="ce23">
            <text:p><text:s text:c="3"/>882</text:p>
          </table:table-cell>
          <table:table-cell office:value-type="float" office:value="14204" table:style-name="ce23">
            <text:p><text:s text:c="2"/>14 204</text:p>
          </table:table-cell>
          <table:table-cell office:value-type="float" office:value="2285" table:style-name="ce23">
            <text:p><text:s text:c="2"/>2 285</text:p>
          </table:table-cell>
          <table:table-cell office:value-type="float" office:value="15219" table:style-name="ce23">
            <text:p><text:s text:c="2"/>15 219</text:p>
          </table:table-cell>
          <table:table-cell office:value-type="float" office:value="4047" table:style-name="ce23">
            <text:p><text:s text:c="2"/>4 047</text:p>
          </table:table-cell>
          <table:table-cell office:value-type="float" office:value="4425" table:style-name="ce23">
            <text:p><text:s text:c="2"/>4 425</text:p>
          </table:table-cell>
          <table:table-cell office:value-type="float" office:value="43618" table:style-name="ce23">
            <text:p><text:s text:c="2"/>43 618</text:p>
          </table:table-cell>
          <table:table-cell office:value-type="float" office:value="15237" table:style-name="ce23">
            <text:p><text:s text:c="2"/>15 237</text:p>
          </table:table-cell>
          <table:table-cell office:value-type="float" office:value="128811" table:style-name="ce23">
            <text:p><text:s text:c="2"/>128 811</text:p>
          </table:table-cell>
          <table:table-cell office:value-type="float" office:value="266384" table:style-name="ce23">
            <text:p><text:s text:c="2"/>266 384</text:p>
          </table:table-cell>
          <table:table-cell office:value-type="float" office:value="23107" table:style-name="ce23">
            <text:p><text:s text:c="2"/>23 107</text:p>
          </table:table-cell>
          <table:table-cell office:value-type="float" office:value="9156" table:style-name="ce23">
            <text:p><text:s text:c="2"/>9 156</text:p>
          </table:table-cell>
          <table:table-cell office:value-type="float" office:value="7669" table:style-name="ce23">
            <text:p><text:s text:c="2"/>7 669</text:p>
          </table:table-cell>
          <table:table-cell office:value-type="float" office:value="9379" table:style-name="ce23">
            <text:p><text:s text:c="2"/>9 379</text:p>
          </table:table-cell>
          <table:table-cell office:value-type="float" office:value="26046" table:style-name="ce23">
            <text:p><text:s text:c="2"/>26 046</text:p>
          </table:table-cell>
          <table:table-cell office:value-type="float" office:value="1297" table:style-name="ce23">
            <text:p><text:s text:c="2"/>1 297</text:p>
          </table:table-cell>
          <table:table-cell office:value-type="float" office:value="41139" table:style-name="ce23">
            <text:p><text:s text:c="2"/>41 139</text:p>
          </table:table-cell>
          <table:table-cell office:value-type="float" office:value="6173" table:style-name="ce23">
            <text:p><text:s text:c="2"/>6 173</text:p>
          </table:table-cell>
          <table:table-cell office:value-type="float" office:value="246" table:style-name="ce23">
            <text:p><text:s text:c="3"/>246</text:p>
          </table:table-cell>
          <table:table-cell office:value-type="float" office:value="3347" table:style-name="ce23">
            <text:p><text:s text:c="2"/>3 347</text:p>
          </table:table-cell>
          <table:table-cell office:value-type="float" office:value="8662" table:style-name="ce23">
            <text:p><text:s text:c="2"/>8 662</text:p>
          </table:table-cell>
          <table:table-cell office:value-type="float" office:value="2644" table:style-name="ce23">
            <text:p><text:s text:c="2"/>2 644</text:p>
          </table:table-cell>
          <table:table-cell office:value-type="float" office:value="4259" table:style-name="ce23">
            <text:p><text:s text:c="2"/>4 2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10890" table:style-name="ce23">
            <text:p><text:s/>1 310 89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Outros impostos sobre a produção</text:p>
          </table:table-cell>
          <table:table-cell office:value-type="float" office:value="445" table:style-name="ce23">
            <text:p><text:s text:c="3"/>445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692" table:style-name="ce23">
            <text:p><text:s text:c="3"/>692</text:p>
          </table:table-cell>
          <table:table-cell office:value-type="float" office:value="330" table:style-name="ce23">
            <text:p><text:s text:c="3"/>330</text:p>
          </table:table-cell>
          <table:table-cell office:value-type="float" office:value="74" table:style-name="ce23">
            <text:p><text:s text:c="3"/>74</text:p>
          </table:table-cell>
          <table:table-cell office:value-type="float" office:value="959" table:style-name="ce23">
            <text:p><text:s text:c="3"/>959</text:p>
          </table:table-cell>
          <table:table-cell office:value-type="float" office:value="459" table:style-name="ce23">
            <text:p><text:s text:c="3"/>459</text:p>
          </table:table-cell>
          <table:table-cell office:value-type="float" office:value="1164" table:style-name="ce23">
            <text:p><text:s text:c="2"/>1 164</text:p>
          </table:table-cell>
          <table:table-cell office:value-type="float" office:value="514" table:style-name="ce23">
            <text:p><text:s text:c="3"/>514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273" table:style-name="ce23">
            <text:p><text:s text:c="3"/>273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410" table:style-name="ce23">
            <text:p><text:s text:c="3"/>410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574" table:style-name="ce23">
            <text:p><text:s text:c="3"/>574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529" table:style-name="ce23">
            <text:p><text:s text:c="3"/>529</text:p>
          </table:table-cell>
          <table:table-cell office:value-type="float" office:value="302" table:style-name="ce23">
            <text:p><text:s text:c="3"/>302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301" table:style-name="ce23">
            <text:p><text:s text:c="3"/>301</text:p>
          </table:table-cell>
          <table:table-cell office:value-type="float" office:value="598" table:style-name="ce23">
            <text:p><text:s text:c="3"/>598</text:p>
          </table:table-cell>
          <table:table-cell office:value-type="float" office:value="504" table:style-name="ce23">
            <text:p><text:s text:c="3"/>504</text:p>
          </table:table-cell>
          <table:table-cell office:value-type="float" office:value="583" table:style-name="ce23">
            <text:p><text:s text:c="3"/>583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668" table:style-name="ce23">
            <text:p><text:s text:c="3"/>668</text:p>
          </table:table-cell>
          <table:table-cell office:value-type="float" office:value="592" table:style-name="ce23">
            <text:p><text:s text:c="3"/>592</text:p>
          </table:table-cell>
          <table:table-cell office:value-type="float" office:value="471" table:style-name="ce23">
            <text:p><text:s text:c="3"/>471</text:p>
          </table:table-cell>
          <table:table-cell office:value-type="float" office:value="816" table:style-name="ce23">
            <text:p><text:s text:c="3"/>816</text:p>
          </table:table-cell>
          <table:table-cell office:value-type="float" office:value="975" table:style-name="ce23">
            <text:p><text:s text:c="3"/>975</text:p>
          </table:table-cell>
          <table:table-cell office:value-type="float" office:value="674" table:style-name="ce23">
            <text:p><text:s text:c="3"/>674</text:p>
          </table:table-cell>
          <table:table-cell office:value-type="float" office:value="257" table:style-name="ce23">
            <text:p><text:s text:c="3"/>257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1099" table:style-name="ce23">
            <text:p><text:s text:c="2"/>1 099</text:p>
          </table:table-cell>
          <table:table-cell office:value-type="float" office:value="349" table:style-name="ce23">
            <text:p><text:s text:c="3"/>349</text:p>
          </table:table-cell>
          <table:table-cell office:value-type="float" office:value="2578" table:style-name="ce23">
            <text:p><text:s text:c="2"/>2 578</text:p>
          </table:table-cell>
          <table:table-cell office:value-type="float" office:value="776" table:style-name="ce23">
            <text:p><text:s text:c="3"/>776</text:p>
          </table:table-cell>
          <table:table-cell office:value-type="float" office:value="5132" table:style-name="ce23">
            <text:p><text:s text:c="2"/>5 132</text:p>
          </table:table-cell>
          <table:table-cell office:value-type="float" office:value="1539" table:style-name="ce23">
            <text:p><text:s text:c="2"/>1 539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323" table:style-name="ce23">
            <text:p><text:s text:c="3"/>323</text:p>
          </table:table-cell>
          <table:table-cell office:value-type="float" office:value="943" table:style-name="ce23">
            <text:p><text:s text:c="3"/>943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649" table:style-name="ce23">
            <text:p><text:s text:c="3"/>649</text:p>
          </table:table-cell>
          <table:table-cell office:value-type="float" office:value="207" table:style-name="ce23">
            <text:p><text:s text:c="3"/>207</text:p>
          </table:table-cell>
          <table:table-cell office:value-type="float" office:value="727" table:style-name="ce23">
            <text:p><text:s text:c="3"/>727</text:p>
          </table:table-cell>
          <table:table-cell office:value-type="float" office:value="2950" table:style-name="ce23">
            <text:p><text:s text:c="2"/>2 950</text:p>
          </table:table-cell>
          <table:table-cell office:value-type="float" office:value="745" table:style-name="ce23">
            <text:p><text:s text:c="3"/>745</text:p>
          </table:table-cell>
          <table:table-cell office:value-type="float" office:value="3829" table:style-name="ce23">
            <text:p><text:s text:c="2"/>3 829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933" table:style-name="ce23">
            <text:p><text:s text:c="3"/>933</text:p>
          </table:table-cell>
          <table:table-cell office:value-type="float" office:value="376" table:style-name="ce23">
            <text:p><text:s text:c="3"/>376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231" table:style-name="ce23">
            <text:p><text:s text:c="3"/>231</text:p>
          </table:table-cell>
          <table:table-cell office:value-type="float" office:value="1625" table:style-name="ce23">
            <text:p><text:s text:c="2"/>1 625</text:p>
          </table:table-cell>
          <table:table-cell office:value-type="float" office:value="437" table:style-name="ce23">
            <text:p><text:s text:c="3"/>43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945" table:style-name="ce23">
            <text:p><text:s text:c="3"/>9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18" table:style-name="ce23">
            <text:p><text:s text:c="2"/>1 118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729" table:style-name="ce23">
            <text:p><text:s text:c="3"/>7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5159" table:style-name="ce23">
            <text:p><text:s text:c="2"/>45 159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Outros subsídios à produção</text:p>
          </table:table-cell>
          <table:table-cell office:value-type="float" office:value="-1400" table:style-name="ce23">
            <text:p><text:s/>(-) <text:s/>1 400</text:p>
          </table:table-cell>
          <table:table-cell office:value-type="float" office:value="-4" table:style-name="ce23">
            <text:p><text:s/>(-) <text:s text:c="2"/>4</text:p>
          </table:table-cell>
          <table:table-cell office:value-type="float" office:value="-9" table:style-name="ce23">
            <text:p><text:s/>(-) <text:s text:c="2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35" table:style-name="ce23">
            <text:p><text:s/>(-) <text:s text:c="2"/>2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623" table:style-name="ce23">
            <text:p><text:s/>(-) <text:s text:c="2"/>6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271" table:style-name="ce23">
            <text:p><text:s/>(-) <text:s/>2 27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Valor da produção</text:p>
          </table:table-cell>
          <table:table-cell office:value-type="float" office:value="168861" table:style-name="ce23">
            <text:p><text:s text:c="2"/>168 861</text:p>
          </table:table-cell>
          <table:table-cell office:value-type="float" office:value="83448" table:style-name="ce23">
            <text:p><text:s text:c="2"/>83 448</text:p>
          </table:table-cell>
          <table:table-cell office:value-type="float" office:value="20332" table:style-name="ce23">
            <text:p><text:s text:c="2"/>20 332</text:p>
          </table:table-cell>
          <table:table-cell office:value-type="float" office:value="14838" table:style-name="ce23">
            <text:p><text:s text:c="2"/>14 838</text:p>
          </table:table-cell>
          <table:table-cell office:value-type="float" office:value="117330" table:style-name="ce23">
            <text:p><text:s text:c="2"/>117 330</text:p>
          </table:table-cell>
          <table:table-cell office:value-type="float" office:value="56525" table:style-name="ce23">
            <text:p><text:s text:c="2"/>56 525</text:p>
          </table:table-cell>
          <table:table-cell office:value-type="float" office:value="9864" table:style-name="ce23">
            <text:p><text:s text:c="2"/>9 864</text:p>
          </table:table-cell>
          <table:table-cell office:value-type="float" office:value="137527" table:style-name="ce23">
            <text:p><text:s text:c="2"/>137 527</text:p>
          </table:table-cell>
          <table:table-cell office:value-type="float" office:value="44422" table:style-name="ce23">
            <text:p><text:s text:c="2"/>44 422</text:p>
          </table:table-cell>
          <table:table-cell office:value-type="float" office:value="153990" table:style-name="ce23">
            <text:p><text:s text:c="2"/>153 990</text:p>
          </table:table-cell>
          <table:table-cell office:value-type="float" office:value="53034" table:style-name="ce23">
            <text:p><text:s text:c="2"/>53 034</text:p>
          </table:table-cell>
          <table:table-cell office:value-type="float" office:value="13405" table:style-name="ce23">
            <text:p><text:s text:c="2"/>13 405</text:p>
          </table:table-cell>
          <table:table-cell office:value-type="float" office:value="40495" table:style-name="ce23">
            <text:p><text:s text:c="2"/>40 495</text:p>
          </table:table-cell>
          <table:table-cell office:value-type="float" office:value="48493" table:style-name="ce23">
            <text:p><text:s text:c="2"/>48 493</text:p>
          </table:table-cell>
          <table:table-cell office:value-type="float" office:value="29273" table:style-name="ce23">
            <text:p><text:s text:c="2"/>29 273</text:p>
          </table:table-cell>
          <table:table-cell office:value-type="float" office:value="21017" table:style-name="ce23">
            <text:p><text:s text:c="2"/>21 017</text:p>
          </table:table-cell>
          <table:table-cell office:value-type="float" office:value="56231" table:style-name="ce23">
            <text:p><text:s text:c="2"/>56 231</text:p>
          </table:table-cell>
          <table:table-cell office:value-type="float" office:value="17323" table:style-name="ce23">
            <text:p><text:s text:c="2"/>17 323</text:p>
          </table:table-cell>
          <table:table-cell office:value-type="float" office:value="226943" table:style-name="ce23">
            <text:p><text:s text:c="2"/>226 943</text:p>
          </table:table-cell>
          <table:table-cell office:value-type="float" office:value="24324" table:style-name="ce23">
            <text:p><text:s text:c="2"/>24 324</text:p>
          </table:table-cell>
          <table:table-cell office:value-type="float" office:value="88947" table:style-name="ce23">
            <text:p><text:s text:c="2"/>88 947</text:p>
          </table:table-cell>
          <table:table-cell office:value-type="float" office:value="47079" table:style-name="ce23">
            <text:p><text:s text:c="2"/>47 079</text:p>
          </table:table-cell>
          <table:table-cell office:value-type="float" office:value="26590" table:style-name="ce23">
            <text:p><text:s text:c="2"/>26 590</text:p>
          </table:table-cell>
          <table:table-cell office:value-type="float" office:value="40773" table:style-name="ce23">
            <text:p><text:s text:c="2"/>40 773</text:p>
          </table:table-cell>
          <table:table-cell office:value-type="float" office:value="72642" table:style-name="ce23">
            <text:p><text:s text:c="2"/>72 642</text:p>
          </table:table-cell>
          <table:table-cell office:value-type="float" office:value="64127" table:style-name="ce23">
            <text:p><text:s text:c="2"/>64 127</text:p>
          </table:table-cell>
          <table:table-cell office:value-type="float" office:value="91530" table:style-name="ce23">
            <text:p><text:s text:c="2"/>91 530</text:p>
          </table:table-cell>
          <table:table-cell office:value-type="float" office:value="37782" table:style-name="ce23">
            <text:p><text:s text:c="2"/>37 782</text:p>
          </table:table-cell>
          <table:table-cell office:value-type="float" office:value="75909" table:style-name="ce23">
            <text:p><text:s text:c="2"/>75 909</text:p>
          </table:table-cell>
          <table:table-cell office:value-type="float" office:value="64420" table:style-name="ce23">
            <text:p><text:s text:c="2"/>64 420</text:p>
          </table:table-cell>
          <table:table-cell office:value-type="float" office:value="58616" table:style-name="ce23">
            <text:p><text:s text:c="2"/>58 616</text:p>
          </table:table-cell>
          <table:table-cell office:value-type="float" office:value="98091" table:style-name="ce23">
            <text:p><text:s text:c="2"/>98 091</text:p>
          </table:table-cell>
          <table:table-cell office:value-type="float" office:value="156859" table:style-name="ce23">
            <text:p><text:s text:c="2"/>156 859</text:p>
          </table:table-cell>
          <table:table-cell office:value-type="float" office:value="80869" table:style-name="ce23">
            <text:p><text:s text:c="2"/>80 869</text:p>
          </table:table-cell>
          <table:table-cell office:value-type="float" office:value="32916" table:style-name="ce23">
            <text:p><text:s text:c="2"/>32 916</text:p>
          </table:table-cell>
          <table:table-cell office:value-type="float" office:value="50603" table:style-name="ce23">
            <text:p><text:s text:c="2"/>50 603</text:p>
          </table:table-cell>
          <table:table-cell office:value-type="float" office:value="42258" table:style-name="ce23">
            <text:p><text:s text:c="2"/>42 258</text:p>
          </table:table-cell>
          <table:table-cell office:value-type="float" office:value="152676" table:style-name="ce23">
            <text:p><text:s text:c="2"/>152 676</text:p>
          </table:table-cell>
          <table:table-cell office:value-type="float" office:value="43036" table:style-name="ce23">
            <text:p><text:s text:c="2"/>43 036</text:p>
          </table:table-cell>
          <table:table-cell office:value-type="float" office:value="447138" table:style-name="ce23">
            <text:p><text:s text:c="2"/>447 138</text:p>
          </table:table-cell>
          <table:table-cell office:value-type="float" office:value="107309" table:style-name="ce23">
            <text:p><text:s text:c="2"/>107 309</text:p>
          </table:table-cell>
          <table:table-cell office:value-type="float" office:value="539367" table:style-name="ce23">
            <text:p><text:s text:c="2"/>539 367</text:p>
          </table:table-cell>
          <table:table-cell office:value-type="float" office:value="212091" table:style-name="ce23">
            <text:p><text:s text:c="2"/>212 091</text:p>
          </table:table-cell>
          <table:table-cell office:value-type="float" office:value="10689" table:style-name="ce23">
            <text:p><text:s text:c="2"/>10 689</text:p>
          </table:table-cell>
          <table:table-cell office:value-type="float" office:value="24950" table:style-name="ce23">
            <text:p><text:s text:c="2"/>24 950</text:p>
          </table:table-cell>
          <table:table-cell office:value-type="float" office:value="67559" table:style-name="ce23">
            <text:p><text:s text:c="2"/>67 559</text:p>
          </table:table-cell>
          <table:table-cell office:value-type="float" office:value="15069" table:style-name="ce23">
            <text:p><text:s text:c="2"/>15 069</text:p>
          </table:table-cell>
          <table:table-cell office:value-type="float" office:value="125593" table:style-name="ce23">
            <text:p><text:s text:c="2"/>125 593</text:p>
          </table:table-cell>
          <table:table-cell office:value-type="float" office:value="22843" table:style-name="ce23">
            <text:p><text:s text:c="2"/>22 843</text:p>
          </table:table-cell>
          <table:table-cell office:value-type="float" office:value="28175" table:style-name="ce23">
            <text:p><text:s text:c="2"/>28 175</text:p>
          </table:table-cell>
          <table:table-cell office:value-type="float" office:value="132637" table:style-name="ce23">
            <text:p><text:s text:c="2"/>132 637</text:p>
          </table:table-cell>
          <table:table-cell office:value-type="float" office:value="67574" table:style-name="ce23">
            <text:p><text:s text:c="2"/>67 574</text:p>
          </table:table-cell>
          <table:table-cell office:value-type="float" office:value="362692" table:style-name="ce23">
            <text:p><text:s text:c="2"/>362 692</text:p>
          </table:table-cell>
          <table:table-cell office:value-type="float" office:value="296205" table:style-name="ce23">
            <text:p><text:s text:c="2"/>296 205</text:p>
          </table:table-cell>
          <table:table-cell office:value-type="float" office:value="114052" table:style-name="ce23">
            <text:p><text:s text:c="2"/>114 052</text:p>
          </table:table-cell>
          <table:table-cell office:value-type="float" office:value="46863" table:style-name="ce23">
            <text:p><text:s text:c="2"/>46 863</text:p>
          </table:table-cell>
          <table:table-cell office:value-type="float" office:value="58081" table:style-name="ce23">
            <text:p><text:s text:c="2"/>58 081</text:p>
          </table:table-cell>
          <table:table-cell office:value-type="float" office:value="25264" table:style-name="ce23">
            <text:p><text:s text:c="2"/>25 264</text:p>
          </table:table-cell>
          <table:table-cell office:value-type="float" office:value="124594" table:style-name="ce23">
            <text:p><text:s text:c="2"/>124 594</text:p>
          </table:table-cell>
          <table:table-cell office:value-type="float" office:value="20741" table:style-name="ce23">
            <text:p><text:s text:c="2"/>20 741</text:p>
          </table:table-cell>
          <table:table-cell office:value-type="float" office:value="484385" table:style-name="ce23">
            <text:p><text:s text:c="2"/>484 385</text:p>
          </table:table-cell>
          <table:table-cell office:value-type="float" office:value="159171" table:style-name="ce23">
            <text:p><text:s text:c="2"/>159 171</text:p>
          </table:table-cell>
          <table:table-cell office:value-type="float" office:value="57025" table:style-name="ce23">
            <text:p><text:s text:c="2"/>57 025</text:p>
          </table:table-cell>
          <table:table-cell office:value-type="float" office:value="103352" table:style-name="ce23">
            <text:p><text:s text:c="2"/>103 352</text:p>
          </table:table-cell>
          <table:table-cell office:value-type="float" office:value="114420" table:style-name="ce23">
            <text:p><text:s text:c="2"/>114 420</text:p>
          </table:table-cell>
          <table:table-cell office:value-type="float" office:value="23299" table:style-name="ce23">
            <text:p><text:s text:c="2"/>23 299</text:p>
          </table:table-cell>
          <table:table-cell office:value-type="float" office:value="104279" table:style-name="ce23">
            <text:p><text:s text:c="2"/>104 279</text:p>
          </table:table-cell>
          <table:table-cell office:value-type="float" office:value="40334" table:style-name="ce23">
            <text:p><text:s text:c="2"/>40 334</text:p>
          </table:table-cell>
          <table:table-cell office:value-type="float" office:value="6599149" table:style-name="ce23">
            <text:p><text:s/>6 599 149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Fator trabalho (ocupações)</text:p>
          </table:table-cell>
          <table:table-cell office:value-type="float" office:value="6965949" table:style-name="ce23">
            <text:p><text:s/>6 965 949</text:p>
          </table:table-cell>
          <table:table-cell office:value-type="float" office:value="7473681" table:style-name="ce23">
            <text:p><text:s/>7 473 681</text:p>
          </table:table-cell>
          <table:table-cell office:value-type="float" office:value="1041304" table:style-name="ce23">
            <text:p><text:s/>1 041 304</text:p>
          </table:table-cell>
          <table:table-cell office:value-type="float" office:value="138960" table:style-name="ce23">
            <text:p><text:s text:c="2"/>138 960</text:p>
          </table:table-cell>
          <table:table-cell office:value-type="float" office:value="60278" table:style-name="ce23">
            <text:p><text:s text:c="2"/>60 278</text:p>
          </table:table-cell>
          <table:table-cell office:value-type="float" office:value="35928" table:style-name="ce23">
            <text:p><text:s text:c="2"/>35 928</text:p>
          </table:table-cell>
          <table:table-cell office:value-type="float" office:value="31775" table:style-name="ce23">
            <text:p><text:s text:c="2"/>31 775</text:p>
          </table:table-cell>
          <table:table-cell office:value-type="float" office:value="638392" table:style-name="ce23">
            <text:p><text:s text:c="2"/>638 392</text:p>
          </table:table-cell>
          <table:table-cell office:value-type="float" office:value="228655" table:style-name="ce23">
            <text:p><text:s text:c="2"/>228 655</text:p>
          </table:table-cell>
          <table:table-cell office:value-type="float" office:value="1115497" table:style-name="ce23">
            <text:p><text:s/>1 115 497</text:p>
          </table:table-cell>
          <table:table-cell office:value-type="float" office:value="161508" table:style-name="ce23">
            <text:p><text:s text:c="2"/>161 508</text:p>
          </table:table-cell>
          <table:table-cell office:value-type="float" office:value="19343" table:style-name="ce23">
            <text:p><text:s text:c="2"/>19 343</text:p>
          </table:table-cell>
          <table:table-cell office:value-type="float" office:value="623594" table:style-name="ce23">
            <text:p><text:s text:c="2"/>623 594</text:p>
          </table:table-cell>
          <table:table-cell office:value-type="float" office:value="1748306" table:style-name="ce23">
            <text:p><text:s/>1 748 306</text:p>
          </table:table-cell>
          <table:table-cell office:value-type="float" office:value="586106" table:style-name="ce23">
            <text:p><text:s text:c="2"/>586 106</text:p>
          </table:table-cell>
          <table:table-cell office:value-type="float" office:value="469599" table:style-name="ce23">
            <text:p><text:s text:c="2"/>469 599</text:p>
          </table:table-cell>
          <table:table-cell office:value-type="float" office:value="198663" table:style-name="ce23">
            <text:p><text:s text:c="2"/>198 663</text:p>
          </table:table-cell>
          <table:table-cell office:value-type="float" office:value="211376" table:style-name="ce23">
            <text:p><text:s text:c="2"/>211 376</text:p>
          </table:table-cell>
          <table:table-cell office:value-type="float" office:value="23984" table:style-name="ce23">
            <text:p><text:s text:c="2"/>23 984</text:p>
          </table:table-cell>
          <table:table-cell office:value-type="float" office:value="88492" table:style-name="ce23">
            <text:p><text:s text:c="2"/>88 492</text:p>
          </table:table-cell>
          <table:table-cell office:value-type="float" office:value="86072" table:style-name="ce23">
            <text:p><text:s text:c="2"/>86 072</text:p>
          </table:table-cell>
          <table:table-cell office:value-type="float" office:value="92165" table:style-name="ce23">
            <text:p><text:s text:c="2"/>92 165</text:p>
          </table:table-cell>
          <table:table-cell office:value-type="float" office:value="186165" table:style-name="ce23">
            <text:p><text:s text:c="2"/>186 165</text:p>
          </table:table-cell>
          <table:table-cell office:value-type="float" office:value="98575" table:style-name="ce23">
            <text:p><text:s text:c="2"/>98 575</text:p>
          </table:table-cell>
          <table:table-cell office:value-type="float" office:value="464784" table:style-name="ce23">
            <text:p><text:s text:c="2"/>464 784</text:p>
          </table:table-cell>
          <table:table-cell office:value-type="float" office:value="628604" table:style-name="ce23">
            <text:p><text:s text:c="2"/>628 604</text:p>
          </table:table-cell>
          <table:table-cell office:value-type="float" office:value="134030" table:style-name="ce23">
            <text:p><text:s text:c="2"/>134 030</text:p>
          </table:table-cell>
          <table:table-cell office:value-type="float" office:value="116225" table:style-name="ce23">
            <text:p><text:s text:c="2"/>116 225</text:p>
          </table:table-cell>
          <table:table-cell office:value-type="float" office:value="775627" table:style-name="ce23">
            <text:p><text:s text:c="2"/>775 627</text:p>
          </table:table-cell>
          <table:table-cell office:value-type="float" office:value="173868" table:style-name="ce23">
            <text:p><text:s text:c="2"/>173 868</text:p>
          </table:table-cell>
          <table:table-cell office:value-type="float" office:value="243986" table:style-name="ce23">
            <text:p><text:s text:c="2"/>243 986</text:p>
          </table:table-cell>
          <table:table-cell office:value-type="float" office:value="443313" table:style-name="ce23">
            <text:p><text:s text:c="2"/>443 313</text:p>
          </table:table-cell>
          <table:table-cell office:value-type="float" office:value="187083" table:style-name="ce23">
            <text:p><text:s text:c="2"/>187 083</text:p>
          </table:table-cell>
          <table:table-cell office:value-type="float" office:value="369056" table:style-name="ce23">
            <text:p><text:s text:c="2"/>369 056</text:p>
          </table:table-cell>
          <table:table-cell office:value-type="float" office:value="108211" table:style-name="ce23">
            <text:p><text:s text:c="2"/>108 211</text:p>
          </table:table-cell>
          <table:table-cell office:value-type="float" office:value="857311" table:style-name="ce23">
            <text:p><text:s text:c="2"/>857 311</text:p>
          </table:table-cell>
          <table:table-cell office:value-type="float" office:value="526387" table:style-name="ce23">
            <text:p><text:s text:c="2"/>526 387</text:p>
          </table:table-cell>
          <table:table-cell office:value-type="float" office:value="142142" table:style-name="ce23">
            <text:p><text:s text:c="2"/>142 142</text:p>
          </table:table-cell>
          <table:table-cell office:value-type="float" office:value="556819" table:style-name="ce23">
            <text:p><text:s text:c="2"/>556 819</text:p>
          </table:table-cell>
          <table:table-cell office:value-type="float" office:value="7844451" table:style-name="ce23">
            <text:p><text:s/>7 844 451</text:p>
          </table:table-cell>
          <table:table-cell office:value-type="float" office:value="2757824" table:style-name="ce23">
            <text:p><text:s/>2 757 824</text:p>
          </table:table-cell>
          <table:table-cell office:value-type="float" office:value="15054175" table:style-name="ce23">
            <text:p><text:s/>15 054 175</text:p>
          </table:table-cell>
          <table:table-cell office:value-type="float" office:value="3355494" table:style-name="ce23">
            <text:p><text:s/>3 355 494</text:p>
          </table:table-cell>
          <table:table-cell office:value-type="float" office:value="58524" table:style-name="ce23">
            <text:p><text:s text:c="2"/>58 524</text:p>
          </table:table-cell>
          <table:table-cell office:value-type="float" office:value="62509" table:style-name="ce23">
            <text:p><text:s text:c="2"/>62 509</text:p>
          </table:table-cell>
          <table:table-cell office:value-type="float" office:value="712116" table:style-name="ce23">
            <text:p><text:s text:c="2"/>712 116</text:p>
          </table:table-cell>
          <table:table-cell office:value-type="float" office:value="378206" table:style-name="ce23">
            <text:p><text:s text:c="2"/>378 206</text:p>
          </table:table-cell>
          <table:table-cell office:value-type="float" office:value="4313306" table:style-name="ce23">
            <text:p><text:s/>4 313 306</text:p>
          </table:table-cell>
          <table:table-cell office:value-type="float" office:value="170294" table:style-name="ce23">
            <text:p><text:s text:c="2"/>170 294</text:p>
          </table:table-cell>
          <table:table-cell office:value-type="float" office:value="162924" table:style-name="ce23">
            <text:p><text:s text:c="2"/>162 924</text:p>
          </table:table-cell>
          <table:table-cell office:value-type="float" office:value="200805" table:style-name="ce23">
            <text:p><text:s text:c="2"/>200 805</text:p>
          </table:table-cell>
          <table:table-cell office:value-type="float" office:value="618627" table:style-name="ce23">
            <text:p><text:s text:c="2"/>618 627</text:p>
          </table:table-cell>
          <table:table-cell office:value-type="float" office:value="1081093" table:style-name="ce23">
            <text:p><text:s/>1 081 093</text:p>
          </table:table-cell>
          <table:table-cell office:value-type="float" office:value="344380" table:style-name="ce23">
            <text:p><text:s text:c="2"/>344 380</text:p>
          </table:table-cell>
          <table:table-cell office:value-type="float" office:value="1504892" table:style-name="ce23">
            <text:p><text:s/>1 504 892</text:p>
          </table:table-cell>
          <table:table-cell office:value-type="float" office:value="529259" table:style-name="ce23">
            <text:p><text:s text:c="2"/>529 259</text:p>
          </table:table-cell>
          <table:table-cell office:value-type="float" office:value="412661" table:style-name="ce23">
            <text:p><text:s text:c="2"/>412 661</text:p>
          </table:table-cell>
          <table:table-cell office:value-type="float" office:value="287433" table:style-name="ce23">
            <text:p><text:s text:c="2"/>287 433</text:p>
          </table:table-cell>
          <table:table-cell office:value-type="float" office:value="3519835" table:style-name="ce23">
            <text:p><text:s/>3 519 835</text:p>
          </table:table-cell>
          <table:table-cell office:value-type="float" office:value="718939" table:style-name="ce23">
            <text:p><text:s text:c="2"/>718 939</text:p>
          </table:table-cell>
          <table:table-cell office:value-type="float" office:value="5158576" table:style-name="ce23">
            <text:p><text:s/>5 158 576</text:p>
          </table:table-cell>
          <table:table-cell office:value-type="float" office:value="3803182" table:style-name="ce23">
            <text:p><text:s/>3 803 182</text:p>
          </table:table-cell>
          <table:table-cell office:value-type="float" office:value="1815902" table:style-name="ce23">
            <text:p><text:s/>1 815 902</text:p>
          </table:table-cell>
          <table:table-cell office:value-type="float" office:value="1562737" table:style-name="ce23">
            <text:p><text:s/>1 562 737</text:p>
          </table:table-cell>
          <table:table-cell office:value-type="float" office:value="2198528" table:style-name="ce23">
            <text:p><text:s/>2 198 528</text:p>
          </table:table-cell>
          <table:table-cell office:value-type="float" office:value="926849" table:style-name="ce23">
            <text:p><text:s text:c="2"/>926 849</text:p>
          </table:table-cell>
          <table:table-cell office:value-type="float" office:value="3730870" table:style-name="ce23">
            <text:p><text:s/>3 730 870</text:p>
          </table:table-cell>
          <table:table-cell office:value-type="float" office:value="6780014" table:style-name="ce23">
            <text:p><text:s/>6 780 014</text:p>
          </table:table-cell>
          <table:table-cell office:value-type="float" office:value="98116218" table:style-name="ce23">
            <text:p><text:s/>98 116 218</text:p>
          </table:table-cell>
          <table:table-cell table:number-columns-repeated="16314" table:style-name="ce5"/>
        </table:table-row>
        <table:table-row table:style-name="ro4">
          <table:table-cell table:style-name="ce39"/>
          <table:table-cell table:number-columns-repeated="11" table:style-name="ce40"/>
          <table:table-cell table:number-columns-repeated="44" table:style-name="ce39"/>
          <table:table-cell table:number-columns-repeated="10" table:style-name="ce40"/>
          <table:table-cell table:number-columns-repeated="4" table:style-name="ce39"/>
          <table:table-cell table:number-columns-repeated="16314" table:style-name="ce5"/>
        </table:table-row>
        <table:table-row table:style-name="ro10">
          <table:table-cell table:number-columns-repeated="7" table:style-name="ce10"/>
          <table:table-cell table:number-columns-repeated="49" table:style-name="ce5"/>
          <table:table-cell table:number-columns-repeated="5" table:style-name="ce10"/>
          <table:table-cell table:number-columns-repeated="8" table:style-name="ce5"/>
          <table:table-cell table:style-name="ce10"/>
          <table:table-cell table:number-columns-repeated="16314" table:style-name="ce5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Area" table:cell-range-address="VA.$A$1:VA.$BI$21" table:base-cell-address="VA.$A$1"/>
        </table:named-expressions>
      </table:table>
      <table:table table:name="2m02" table:style-name="ta2"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8" table:default-cell-style-name="ce3"/>
        <table:table-column table:style-name="co12" table:default-cell-style-name="ce3"/>
        <table:table-column table:style-name="co10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8" table:default-cell-style-name="ce3"/>
        <table:table-column table:style-name="co15" table:default-cell-style-name="ce3"/>
        <table:table-column table:style-name="co11" table:default-cell-style-name="ce3"/>
        <table:table-column table:style-name="co14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number:number-style style:name="N71">
      <number:number number:decimal-places="0" number:min-integer-digits="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7Z</dc:date>
    <meta:print-date>2007-02-01T11:21:41Z</meta:print-date>
  </office:meta>
</office:document-meta>
</file>